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244.6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126.79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119.91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0">
      <style:table-cell-properties fo:background-color="#999999"/>
    </style:style>
    <style:style style:name="ce18" style:family="table-cell" style:parent-style-name="Default" style:data-style-name="N0">
      <style:table-cell-properties fo:background-color="#ffdaa2"/>
    </style:style>
    <style:style style:name="ce19" style:family="table-cell" style:parent-style-name="Default">
      <style:table-cell-properties fo:background-color="#7da7d8"/>
    </style:style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fff450"/>
    </style:style>
    <style:style style:name="ce22" style:family="table-cell" style:parent-style-name="Default">
      <style:table-cell-properties fo:background-color="#add58a"/>
    </style:style>
    <style:style style:name="ce23" style:family="table-cell" style:parent-style-name="Default">
      <style:table-cell-properties fo:background-color="#bd7cb5"/>
    </style:style>
    <style:style style:name="ce24" style:family="table-cell" style:parent-style-name="Default">
      <style:table-cell-properties fo:background-color="#f58220"/>
      <style:text-properties style:use-window-font-color="true"/>
    </style:style>
    <style:style style:name="ce25" style:family="table-cell" style:parent-style-name="Default">
      <style:table-cell-properties fo:background-color="#f79448"/>
    </style:style>
    <style:style style:name="ce26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daa2"/>
    </style:style>
    <style:style style:name="ce14" style:family="table-cell" style:parent-style-name="Default">
      <style:table-cell-properties fo:background-color="#383d3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383d3c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ort Alistai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ig Landing Station, Starting po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lum Hex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loomy Outpost with Hackers, Outlaw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Gas Mine 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s mining outpos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Ambiguous Lab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mall lab producing toxins and narcotic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Kudrow Ore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ge mining outpos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ining Area 14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ng Outpos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ydro Harve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gricultural Outpos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Hikers Research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search Lab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asis Depo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arming Outpost/ with some tower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LKRM-Highdust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sty moon type of outpo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Yantar-4K2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b Station for future destination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cho Station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Underground City, Industri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Lourv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igh buildings partly industri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LKRM-Westforge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LKRM-Sandy</text:p>
          </table:table-cell>
          <table:table-cell office:value-type="string" calcext:value-type="string">
            <text:p>Outpos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Cloud 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loud city producing gas, floating dis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Area 64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dustrial plane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argo Depot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uge station with container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CyberTech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yberpunk Ci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Fobos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on sta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kigake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zom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katsuki</text:p>
          </table:table-cell>
          <table:table-cell office:value-type="string" calcext:value-type="string">
            <text:p>Station</text:p>
          </table:table-cell>
          <table:table-cell table:number-columns-repeated="2"/>
        </table:table-row>
      </table:table>
      <table:table table:name="Items" table:style-name="ta1">
        <table:table-column table:style-name="co1" table:default-cell-style-name="ce16"/>
        <table:table-column table:style-name="co5" table:default-cell-style-name="ce2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7" office:value-type="string" calcext:value-type="string">
            <text:p>Name</text:p>
          </table:table-cell>
          <table:table-cell table:style-name="ce15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phe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ricult Sup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nth Com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atin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ylli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lorin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undu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r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uorin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ydroge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din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in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dical Sup.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cessed Foo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artz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rap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i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ngste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ck Lace</text:p>
          </table:table-cell>
          <table:table-cell table:number-columns-repeated="2"/>
        </table:table-row>
      </table:table>
      <table:table table:name="Distance" table:style-name="ta1">
        <table:table-column table:style-name="co1" table:default-cell-style-name="ce16"/>
        <table:table-column table:style-name="co6" table:default-cell-style-name="Default"/>
        <table:table-column table:style-name="co1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" table:default-cell-style-name="ce27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formula="of:=[.$A20]" office:value-type="float" office:value="17" calcext:value-type="float">
            <text:p>17</text:p>
          </table:table-cell>
          <table:table-cell table:formula="of:=[.$A21]" office:value-type="float" office:value="18" calcext:value-type="float">
            <text:p>18</text:p>
          </table:table-cell>
          <table:table-cell table:formula="of:=[.$A22]" office:value-type="float" office:value="19" calcext:value-type="float">
            <text:p>19</text:p>
          </table:table-cell>
          <table:table-cell table:formula="of:=[.$A23]" office:value-type="float" office:value="20" calcext:value-type="float">
            <text:p>20</text:p>
          </table:table-cell>
          <table:table-cell table:formula="of:=[.$A24]" office:value-type="float" office:value="21" calcext:value-type="float">
            <text:p>21</text:p>
          </table:table-cell>
          <table:table-cell table:formula="of:=[.$A25]" office:value-type="float" office:value="22" calcext:value-type="float">
            <text:p>22</text:p>
          </table:table-cell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29" table:formula="of:=[.$B3]" office:value-type="string" office:string-value="Port Alistair" calcext:value-type="string">
            <text:p>Port Alistair</text:p>
          </table:table-cell>
          <table:table-cell table:style-name="ce19" table:formula="of:=[.$B4]" office:value-type="string" office:string-value="Glum Hex" calcext:value-type="string">
            <text:p>Glum Hex</text:p>
          </table:table-cell>
          <table:table-cell table:style-name="ce19" table:formula="of:=[.B5]" office:value-type="string" office:string-value="Gas Mine 158" calcext:value-type="string">
            <text:p>Gas Mine 158</text:p>
          </table:table-cell>
          <table:table-cell table:style-name="ce19" table:formula="of:=[.B6]" office:value-type="string" office:string-value="Ambiguous Lab" calcext:value-type="string">
            <text:p>Ambiguous Lab</text:p>
          </table:table-cell>
          <table:table-cell table:style-name="ce20" table:formula="of:=[.B7]" office:value-type="string" office:string-value="Kudrow Ore" calcext:value-type="string">
            <text:p>Kudrow Ore</text:p>
          </table:table-cell>
          <table:table-cell table:style-name="ce20" table:formula="of:=[.B8]" office:value-type="string" office:string-value="Mining Area 147" calcext:value-type="string">
            <text:p>Mining Area 147</text:p>
          </table:table-cell>
          <table:table-cell table:style-name="ce21" table:formula="of:=[.B9]" office:value-type="string" office:string-value="Hydro Harvest" calcext:value-type="string">
            <text:p>Hydro Harvest</text:p>
          </table:table-cell>
          <table:table-cell table:style-name="ce22" table:formula="of:=[.B10]" office:value-type="string" office:string-value="Hikers Research" calcext:value-type="string">
            <text:p>Hikers Research</text:p>
          </table:table-cell>
          <table:table-cell table:style-name="ce22" table:formula="of:=[.B11]" office:value-type="string" office:string-value="Oasis Depot" calcext:value-type="string">
            <text:p>Oasis Depot</text:p>
          </table:table-cell>
          <table:table-cell table:style-name="ce23" table:formula="of:=[.B12]" office:value-type="string" office:string-value="LKRM-Highdust" calcext:value-type="string">
            <text:p>LKRM-Highdust</text:p>
          </table:table-cell>
          <table:table-cell table:style-name="ce23" table:formula="of:=[.B13]" office:value-type="string" office:string-value="Yantar-4K2M" calcext:value-type="string">
            <text:p>Yantar-4K2M</text:p>
          </table:table-cell>
          <table:table-cell table:formula="of:=[.B14]" office:value-type="string" office:string-value="Tycho Station" calcext:value-type="string">
            <text:p>Tycho Station</text:p>
          </table:table-cell>
          <table:table-cell table:style-name="ce24" table:formula="of:=[.B15]" office:value-type="string" office:string-value="Lourvil" calcext:value-type="string">
            <text:p>Lourvil</text:p>
          </table:table-cell>
          <table:table-cell table:style-name="ce25" table:formula="of:=[.B16]" office:value-type="string" office:string-value="LKRM-Westforge" calcext:value-type="string">
            <text:p>LKRM-Westforge</text:p>
          </table:table-cell>
          <table:table-cell table:style-name="ce33" table:formula="of:=[.B17]" office:value-type="string" office:string-value="LKRM-Sandy" calcext:value-type="string">
            <text:p>LKRM-Sandy</text:p>
          </table:table-cell>
          <table:table-cell table:style-name="ce29" table:formula="of:=[.B18]" office:value-type="string" office:string-value="Cloud City" calcext:value-type="string">
            <text:p>Cloud City</text:p>
          </table:table-cell>
          <table:table-cell table:style-name="ce20" table:formula="of:=[.B19]" office:value-type="string" office:string-value="Area 64" calcext:value-type="string">
            <text:p>Area 64</text:p>
          </table:table-cell>
          <table:table-cell table:style-name="ce23" table:formula="of:=[.B20]" office:value-type="string" office:string-value="Cargo Depot" calcext:value-type="string">
            <text:p>Cargo Depot</text:p>
          </table:table-cell>
          <table:table-cell table:style-name="ce31" table:formula="of:=[.B21]" office:value-type="string" office:string-value="CyberTech" calcext:value-type="string">
            <text:p>CyberTech</text:p>
          </table:table-cell>
          <table:table-cell table:style-name="ce31" table:formula="of:=[.B22]" office:value-type="string" office:string-value="Fobos" calcext:value-type="string">
            <text:p>Fobos</text:p>
          </table:table-cell>
          <table:table-cell table:formula="of:=[.B23]" office:value-type="string" office:string-value="Sakigake" calcext:value-type="string">
            <text:p>Sakigake</text:p>
          </table:table-cell>
          <table:table-cell table:formula="of:=[.B24]" office:value-type="string" office:string-value="Nozomi" calcext:value-type="string">
            <text:p>Nozomi</text:p>
          </table:table-cell>
          <table:table-cell table:formula="of:=[.B25]" office:value-type="string" office:string-value="Akatsuki" calcext:value-type="string">
            <text:p>Akatsuki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 table:formula="of:=[$Locations.B2]" office:value-type="string" office:string-value="Port Alistair" calcext:value-type="string">
            <text:p>Port Alistair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3:.Z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table:formula="of:=[$Locations.B3]" office:value-type="string" office:string-value="Glum Hex" calcext:value-type="string">
            <text:p>Glum Hex</text:p>
          </table:table-cell>
          <table:table-cell/>
          <table:table-cell table:formula="of:=[.E3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4:.Z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table:formula="of:=[$Locations.B4]" office:value-type="string" office:string-value="Gas Mine 158" calcext:value-type="string">
            <text:p>Gas Mine 158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Default" table:formula="of:=COUNTIF([.D5:.Z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formula="of:=[$Locations.B5]" office:value-type="string" office:string-value="Ambiguous Lab" calcext:value-type="string">
            <text:p>Ambiguous Lab</text:p>
          </table:table-cell>
          <table:table-cell/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Default" table:formula="of:=COUNTIF([.D6:.Z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 table:formula="of:=[$Locations.B6]" office:value-type="string" office:string-value="Kudrow Ore" calcext:value-type="string">
            <text:p>Kudrow Ore</text:p>
          </table:table-cell>
          <table:table-cell/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7:.Z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 table:formula="of:=[$Locations.B7]" office:value-type="string" office:string-value="Mining Area 147" calcext:value-type="string">
            <text:p>Mining Area 147</text:p>
          </table:table-cell>
          <table:table-cell/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table:formula="of:=COUNTIF([.D8:.Z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table:formula="of:=[$Locations.B8]" office:value-type="string" office:string-value="Hydro Harvest" calcext:value-type="string">
            <text:p>Hydro Harvest</text:p>
          </table:table-cell>
          <table:table-cell/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D9:.Z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[$Locations.B9]" office:value-type="string" office:string-value="Hikers Research" calcext:value-type="string">
            <text:p>Hikers Research</text:p>
          </table:table-cell>
          <table:table-cell/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0:.Z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[$Locations.B10]" office:value-type="string" office:string-value="Oasis Depot" calcext:value-type="string">
            <text:p>Oasis Depot</text:p>
          </table:table-cell>
          <table:table-cell/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D11:.Z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3" table:formula="of:=[$Locations.B11]" office:value-type="string" office:string-value="LKRM-Highdust" calcext:value-type="string">
            <text:p>LKRM-Highdust</text:p>
          </table:table-cell>
          <table:table-cell/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D12:.Z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3" table:formula="of:=[$Locations.B12]" office:value-type="string" office:string-value="Yantar-4K2M" calcext:value-type="string">
            <text:p>Yantar-4K2M</text:p>
          </table:table-cell>
          <table:table-cell/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D13:.Z13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Locations.B13]" office:value-type="string" office:string-value="Tycho Station" calcext:value-type="string">
            <text:p>Tycho Station</text:p>
          </table:table-cell>
          <table:table-cell/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D14:.Z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table:formula="of:=[$Locations.B14]" office:value-type="string" office:string-value="Lourvil" calcext:value-type="string">
            <text:p>Lourvil</text:p>
          </table:table-cell>
          <table:table-cell/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5:.Z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[$Locations.B15]" office:value-type="string" office:string-value="LKRM-Westforge" calcext:value-type="string">
            <text:p>LKRM-Westforge</text:p>
          </table:table-cell>
          <table:table-cell/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D16:.Z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6" table:formula="of:=[$Locations.B16]" office:value-type="string" office:string-value="LKRM-Sandy" calcext:value-type="string">
            <text:p>LKRM-Sandy</text:p>
          </table:table-cell>
          <table:table-cell/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D17:.Z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table:formula="of:=[$Locations.B17]" office:value-type="string" office:string-value="Cloud City" calcext:value-type="string">
            <text:p>Cloud City</text:p>
          </table:table-cell>
          <table:table-cell/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D18:.Z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table:formula="of:=[$Locations.B18]" office:value-type="string" office:string-value="Area 64" calcext:value-type="string">
            <text:p>Area 64</text:p>
          </table:table-cell>
          <table:table-cell/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D19:.Z19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3" table:formula="of:=[$Locations.B19]" office:value-type="string" office:string-value="Cargo Depot" calcext:value-type="string">
            <text:p>Cargo Depot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0:.Z20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table:formula="of:=[$Locations.B20]" office:value-type="string" office:string-value="CyberTech" calcext:value-type="string">
            <text:p>CyberTech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D21:.Z21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table:formula="of:=[$Locations.B21]" office:value-type="string" office:string-value="Fobos" calcext:value-type="string">
            <text:p>Fobos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D22:.Z22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2" table:formula="of:=[$Locations.B22]" office:value-type="string" office:string-value="Sakigake" calcext:value-type="string">
            <text:p>Sakigak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COUNTIF([.D23:.Z23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2" table:formula="of:=[$Locations.B23]" office:value-type="string" office:string-value="Nozomi" calcext:value-type="string">
            <text:p>Nozom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UNTIF([.D24:.Z2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2" table:formula="of:=[$Locations.B24]" office:value-type="string" office:string-value="Akatsuki" calcext:value-type="string">
            <text:p>Akatsuki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COUNTIF([.D25:.Z25];&quot;&gt;0&quot;)" office:value-type="float" office:value="1" calcext:value-type="float">
            <text:p>1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0" table:default-cell-style-name="ce28"/>
        <table:table-column table:style-name="co1" table:number-columns-repeated="15" table:default-cell-style-name="Default"/>
        <table:table-column table:style-name="co11" table:number-columns-repeated="2" table:default-cell-style-name="Default"/>
        <table:table-column table:style-name="co1" table:number-columns-repeated="8" table:default-cell-style-name="Default"/>
        <table:table-column table:style-name="co12" table:default-cell-style-name="ce16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9" table:formula="of:=[$Items.$B2]" office:value-type="string" office:string-value="Graphene" calcext:value-type="string">
            <text:p>Graphene</text:p>
          </table:table-cell>
          <table:table-cell table:style-name="ce29" table:formula="of:=[$Items.$B3]" office:value-type="string" office:string-value="Agricult Sup." calcext:value-type="string">
            <text:p>Agricult Sup.</text:p>
          </table:table-cell>
          <table:table-cell table:style-name="ce29" table:formula="of:=[$Items.$B4]" office:value-type="string" office:string-value="Synth Comp" calcext:value-type="string">
            <text:p>Synth Comp</text:p>
          </table:table-cell>
          <table:table-cell table:style-name="ce29" table:formula="of:=[$Items.$B5]" office:value-type="string" office:string-value="Aluminum" calcext:value-type="string">
            <text:p>Aluminum</text:p>
          </table:table-cell>
          <table:table-cell table:style-name="ce29" table:formula="of:=[$Items.$B6]" office:value-type="string" office:string-value="Astatine" calcext:value-type="string">
            <text:p>Astatine</text:p>
          </table:table-cell>
          <table:table-cell table:style-name="ce29" table:formula="of:=[$Items.$B7]" office:value-type="string" office:string-value="Beryllium" calcext:value-type="string">
            <text:p>Beryllium</text:p>
          </table:table-cell>
          <table:table-cell table:style-name="ce29" table:formula="of:=[$Items.$B8]" office:value-type="string" office:string-value="Chlorine" calcext:value-type="string">
            <text:p>Chlorine</text:p>
          </table:table-cell>
          <table:table-cell table:style-name="ce29" table:formula="of:=[$Items.$B9]" office:value-type="string" office:string-value="Corundum" calcext:value-type="string">
            <text:p>Corundum</text:p>
          </table:table-cell>
          <table:table-cell table:style-name="ce29" table:formula="of:=[$Items.$B10]" office:value-type="string" office:string-value="Diamond" calcext:value-type="string">
            <text:p>Diamond</text:p>
          </table:table-cell>
          <table:table-cell table:style-name="ce29" table:formula="of:=[$Items.$B11]" office:value-type="string" office:string-value="Spirits" calcext:value-type="string">
            <text:p>Spirits</text:p>
          </table:table-cell>
          <table:table-cell table:style-name="ce29" table:formula="of:=[$Items.$B12]" office:value-type="string" office:string-value="Fluorine" calcext:value-type="string">
            <text:p>Fluorine</text:p>
          </table:table-cell>
          <table:table-cell table:style-name="ce29" table:formula="of:=[$Items.$B13]" office:value-type="string" office:string-value="Gold" calcext:value-type="string">
            <text:p>Gold</text:p>
          </table:table-cell>
          <table:table-cell table:style-name="ce29" table:formula="of:=[$Items.$B14]" office:value-type="string" office:string-value="Hydrogen" calcext:value-type="string">
            <text:p>Hydrogen</text:p>
          </table:table-cell>
          <table:table-cell table:style-name="ce29" table:formula="of:=[$Items.$B15]" office:value-type="string" office:string-value="Iodine" calcext:value-type="string">
            <text:p>Iodine</text:p>
          </table:table-cell>
          <table:table-cell table:style-name="ce29" table:formula="of:=[$Items.$B16]" office:value-type="string" office:string-value="Tennessine" calcext:value-type="string">
            <text:p>Tennessine</text:p>
          </table:table-cell>
          <table:table-cell table:style-name="ce29" table:formula="of:=[$Items.$B17]" office:value-type="string" office:string-value="Medical Sup." calcext:value-type="string">
            <text:p>Medical Sup.</text:p>
          </table:table-cell>
          <table:table-cell table:style-name="ce29" table:formula="of:=[$Items.$B18]" office:value-type="string" office:string-value="Processed Food" calcext:value-type="string">
            <text:p>Processed Food</text:p>
          </table:table-cell>
          <table:table-cell table:style-name="ce29" table:formula="of:=[$Items.$B19]" office:value-type="string" office:string-value="Quartz" calcext:value-type="string">
            <text:p>Quartz</text:p>
          </table:table-cell>
          <table:table-cell table:style-name="ce29" table:formula="of:=[$Items.$B20]" office:value-type="string" office:string-value="Scrap" calcext:value-type="string">
            <text:p>Scrap</text:p>
          </table:table-cell>
          <table:table-cell table:style-name="ce29" table:formula="of:=[$Items.$B21]" office:value-type="string" office:string-value="Stims" calcext:value-type="string">
            <text:p>Stims</text:p>
          </table:table-cell>
          <table:table-cell table:style-name="ce29" table:formula="of:=[$Items.$B22]" office:value-type="string" office:string-value="Titanium" calcext:value-type="string">
            <text:p>Titanium</text:p>
          </table:table-cell>
          <table:table-cell table:style-name="ce29" table:formula="of:=[$Items.$B23]" office:value-type="string" office:string-value="Tungsten" calcext:value-type="string">
            <text:p>Tungsten</text:p>
          </table:table-cell>
          <table:table-cell table:style-name="ce29" table:formula="of:=[$Items.$B24]" office:value-type="string" office:string-value="Waste" calcext:value-type="string">
            <text:p>Waste</text:p>
          </table:table-cell>
          <table:table-cell table:style-name="ce29" table:formula="of:=[$Items.$B25]" office:value-type="string" office:string-value="Black Lace" calcext:value-type="string">
            <text:p>Black Lace</text:p>
          </table:table-cell>
          <table:table-cell/>
          <table:table-cell table:style-name="Default" office:value-type="string" calcext:value-type="string">
            <text:p>Items per Loc</text:p>
          </table:table-cell>
          <table:table-cell/>
          <table:table-cell office:value-type="string" calcext:value-type="string">
            <text:p>Loc multiplayer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 of locations</text:p>
          </table:table-cell>
          <table:table-cell table:formula="of:=COUNTIF([.D7:.D31];&quot;&gt;0&quot;)" office:value-type="float" office:value="8" calcext:value-type="float">
            <text:p>8</text:p>
          </table:table-cell>
          <table:table-cell table:formula="of:=COUNTIF([.E7:.E31];&quot;&gt;0&quot;)" office:value-type="float" office:value="7" calcext:value-type="float">
            <text:p>7</text:p>
          </table:table-cell>
          <table:table-cell table:formula="of:=COUNTIF([.F7:.F31];&quot;&gt;0&quot;)" office:value-type="float" office:value="9" calcext:value-type="float">
            <text:p>9</text:p>
          </table:table-cell>
          <table:table-cell table:formula="of:=COUNTIF([.G7:.G31];&quot;&gt;0&quot;)" office:value-type="float" office:value="8" calcext:value-type="float">
            <text:p>8</text:p>
          </table:table-cell>
          <table:table-cell table:formula="of:=COUNTIF([.H7:.H31];&quot;&gt;0&quot;)" office:value-type="float" office:value="5" calcext:value-type="float">
            <text:p>5</text:p>
          </table:table-cell>
          <table:table-cell table:formula="of:=COUNTIF([.I7:.I31];&quot;&gt;0&quot;)" office:value-type="float" office:value="10" calcext:value-type="float">
            <text:p>10</text:p>
          </table:table-cell>
          <table:table-cell table:formula="of:=COUNTIF([.J7:.J31];&quot;&gt;0&quot;)" office:value-type="float" office:value="7" calcext:value-type="float">
            <text:p>7</text:p>
          </table:table-cell>
          <table:table-cell table:formula="of:=COUNTIF([.K7:.K31];&quot;&gt;0&quot;)" office:value-type="float" office:value="9" calcext:value-type="float">
            <text:p>9</text:p>
          </table:table-cell>
          <table:table-cell table:formula="of:=COUNTIF([.L7:.L31];&quot;&gt;0&quot;)" office:value-type="float" office:value="7" calcext:value-type="float">
            <text:p>7</text:p>
          </table:table-cell>
          <table:table-cell table:formula="of:=COUNTIF([.M7:.M31];&quot;&gt;0&quot;)" office:value-type="float" office:value="14" calcext:value-type="float">
            <text:p>14</text:p>
          </table:table-cell>
          <table:table-cell table:formula="of:=COUNTIF([.N7:.N31];&quot;&gt;0&quot;)" office:value-type="float" office:value="6" calcext:value-type="float">
            <text:p>6</text:p>
          </table:table-cell>
          <table:table-cell table:formula="of:=COUNTIF([.O7:.O31];&quot;&gt;0&quot;)" office:value-type="float" office:value="9" calcext:value-type="float">
            <text:p>9</text:p>
          </table:table-cell>
          <table:table-cell table:formula="of:=COUNTIF([.P7:.P31];&quot;&gt;0&quot;)" office:value-type="float" office:value="13" calcext:value-type="float">
            <text:p>13</text:p>
          </table:table-cell>
          <table:table-cell table:formula="of:=COUNTIF([.Q7:.Q31];&quot;&gt;0&quot;)" office:value-type="float" office:value="7" calcext:value-type="float">
            <text:p>7</text:p>
          </table:table-cell>
          <table:table-cell table:formula="of:=COUNTIF([.R7:.R31];&quot;&gt;0&quot;)" office:value-type="float" office:value="6" calcext:value-type="float">
            <text:p>6</text:p>
          </table:table-cell>
          <table:table-cell table:formula="of:=COUNTIF([.S7:.S31];&quot;&gt;0&quot;)" office:value-type="float" office:value="13" calcext:value-type="float">
            <text:p>13</text:p>
          </table:table-cell>
          <table:table-cell table:formula="of:=COUNTIF([.T7:.T31];&quot;&gt;0&quot;)" office:value-type="float" office:value="13" calcext:value-type="float">
            <text:p>13</text:p>
          </table:table-cell>
          <table:table-cell table:formula="of:=COUNTIF([.U7:.U31];&quot;&gt;0&quot;)" office:value-type="float" office:value="6" calcext:value-type="float">
            <text:p>6</text:p>
          </table:table-cell>
          <table:table-cell table:formula="of:=COUNTIF([.V7:.V31];&quot;&gt;0&quot;)" office:value-type="float" office:value="6" calcext:value-type="float">
            <text:p>6</text:p>
          </table:table-cell>
          <table:table-cell table:formula="of:=COUNTIF([.W7:.W31];&quot;&gt;0&quot;)" office:value-type="float" office:value="9" calcext:value-type="float">
            <text:p>9</text:p>
          </table:table-cell>
          <table:table-cell table:formula="of:=COUNTIF([.X7:.X31];&quot;&gt;0&quot;)" office:value-type="float" office:value="8" calcext:value-type="float">
            <text:p>8</text:p>
          </table:table-cell>
          <table:table-cell table:formula="of:=COUNTIF([.Y7:.Y31];&quot;&gt;0&quot;)" office:value-type="float" office:value="7" calcext:value-type="float">
            <text:p>7</text:p>
          </table:table-cell>
          <table:table-cell table:formula="of:=COUNTIF([.Z7:.Z31];&quot;&gt;0&quot;)" office:value-type="float" office:value="11" calcext:value-type="float">
            <text:p>11</text:p>
          </table:table-cell>
          <table:table-cell table:formula="of:=COUNTIF([.AA7:.AA31];&quot;&gt;0&quot;)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formula="of:=COM.MICROSOFT.MINIFS([.D7:.D29];[.D7:.D29];&quot;&gt;0&quot;)" office:value-type="float" office:value="350" calcext:value-type="float">
            <text:p>350</text:p>
          </table:table-cell>
          <table:table-cell table:formula="of:=COM.MICROSOFT.MINIFS([.E7:.E29];[.E7:.E29];&quot;&gt;0&quot;)" office:value-type="float" office:value="12" calcext:value-type="float">
            <text:p>12</text:p>
          </table:table-cell>
          <table:table-cell table:formula="of:=COM.MICROSOFT.MINIFS([.F7:.F29];[.F7:.F29];&quot;&gt;0&quot;)" office:value-type="float" office:value="139" calcext:value-type="float">
            <text:p>139</text:p>
          </table:table-cell>
          <table:table-cell table:formula="of:=COM.MICROSOFT.MINIFS([.G7:.G29];[.G7:.G29];&quot;&gt;0&quot;)" office:value-type="float" office:value="60" calcext:value-type="float">
            <text:p>60</text:p>
          </table:table-cell>
          <table:table-cell table:formula="of:=COM.MICROSOFT.MINIFS([.H7:.H29];[.H7:.H29];&quot;&gt;0&quot;)" office:value-type="float" office:value="83" calcext:value-type="float">
            <text:p>83</text:p>
          </table:table-cell>
          <table:table-cell table:formula="of:=COM.MICROSOFT.MINIFS([.I7:.I29];[.I7:.I29];&quot;&gt;0&quot;)" office:value-type="float" office:value="25" calcext:value-type="float">
            <text:p>25</text:p>
          </table:table-cell>
          <table:table-cell table:formula="of:=COM.MICROSOFT.MINIFS([.J7:.J29];[.J7:.J29];&quot;&gt;0&quot;)" office:value-type="float" office:value="15" calcext:value-type="float">
            <text:p>15</text:p>
          </table:table-cell>
          <table:table-cell table:formula="of:=COM.MICROSOFT.MINIFS([.K7:.K29];[.K7:.K29];&quot;&gt;0&quot;)" office:value-type="float" office:value="21" calcext:value-type="float">
            <text:p>21</text:p>
          </table:table-cell>
          <table:table-cell table:formula="of:=COM.MICROSOFT.MINIFS([.L7:.L29];[.L7:.L29];&quot;&gt;0&quot;)" office:value-type="float" office:value="39" calcext:value-type="float">
            <text:p>39</text:p>
          </table:table-cell>
          <table:table-cell table:formula="of:=COM.MICROSOFT.MINIFS([.M7:.M29];[.M7:.M29];&quot;&gt;0&quot;)" office:value-type="float" office:value="16" calcext:value-type="float">
            <text:p>16</text:p>
          </table:table-cell>
          <table:table-cell table:formula="of:=COM.MICROSOFT.MINIFS([.N7:.N29];[.N7:.N29];&quot;&gt;0&quot;)" office:value-type="float" office:value="12" calcext:value-type="float">
            <text:p>12</text:p>
          </table:table-cell>
          <table:table-cell table:formula="of:=COM.MICROSOFT.MINIFS([.O7:.O29];[.O7:.O29];&quot;&gt;0&quot;)" office:value-type="float" office:value="98" calcext:value-type="float">
            <text:p>98</text:p>
          </table:table-cell>
          <table:table-cell table:formula="of:=COM.MICROSOFT.MINIFS([.P7:.P29];[.P7:.P29];&quot;&gt;0&quot;)" office:value-type="float" office:value="8" calcext:value-type="float">
            <text:p>8</text:p>
          </table:table-cell>
          <table:table-cell table:formula="of:=COM.MICROSOFT.MINIFS([.Q7:.Q29];[.Q7:.Q29];&quot;&gt;0&quot;)" office:value-type="float" office:value="15" calcext:value-type="float">
            <text:p>15</text:p>
          </table:table-cell>
          <table:table-cell table:formula="of:=COM.MICROSOFT.MINIFS([.R7:.R29];[.R7:.R29];&quot;&gt;0&quot;)" office:value-type="float" office:value="250" calcext:value-type="float">
            <text:p>250</text:p>
          </table:table-cell>
          <table:table-cell table:formula="of:=COM.MICROSOFT.MINIFS([.S7:.S29];[.S7:.S29];&quot;&gt;0&quot;)" office:value-type="float" office:value="150" calcext:value-type="float">
            <text:p>150</text:p>
          </table:table-cell>
          <table:table-cell table:formula="of:=COM.MICROSOFT.MINIFS([.T7:.T29];[.T7:.T29];&quot;&gt;0&quot;)" office:value-type="float" office:value="10" calcext:value-type="float">
            <text:p>10</text:p>
          </table:table-cell>
          <table:table-cell table:formula="of:=COM.MICROSOFT.MINIFS([.U7:.U29];[.U7:.U29];&quot;&gt;0&quot;)" office:value-type="float" office:value="8" calcext:value-type="float">
            <text:p>8</text:p>
          </table:table-cell>
          <table:table-cell table:formula="of:=COM.MICROSOFT.MINIFS([.V7:.V29];[.V7:.V29];&quot;&gt;0&quot;)" office:value-type="float" office:value="5" calcext:value-type="float">
            <text:p>5</text:p>
          </table:table-cell>
          <table:table-cell table:formula="of:=COM.MICROSOFT.MINIFS([.W7:.W29];[.W7:.W29];&quot;&gt;0&quot;)" office:value-type="float" office:value="23" calcext:value-type="float">
            <text:p>23</text:p>
          </table:table-cell>
          <table:table-cell table:formula="of:=COM.MICROSOFT.MINIFS([.X7:.X29];[.X7:.X29];&quot;&gt;0&quot;)" office:value-type="float" office:value="43" calcext:value-type="float">
            <text:p>43</text:p>
          </table:table-cell>
          <table:table-cell table:formula="of:=COM.MICROSOFT.MINIFS([.Y7:.Y29];[.Y7:.Y29];&quot;&gt;0&quot;)" office:value-type="float" office:value="101" calcext:value-type="float">
            <text:p>101</text:p>
          </table:table-cell>
          <table:table-cell table:formula="of:=COM.MICROSOFT.MINIFS([.Z7:.Z29];[.Z7:.Z29];&quot;&gt;0&quot;)" office:value-type="float" office:value="1" calcext:value-type="float">
            <text:p>1</text:p>
          </table:table-cell>
          <table:table-cell table:formula="of:=COM.MICROSOFT.MINIFS([.AA7:.AA29];[.AA7:.AA29];&quot;&gt;0&quot;)" office:value-type="float" office:value="234" calcext:value-type="float">
            <text:p>2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x</text:p>
          </table:table-cell>
          <table:table-cell table:formula="of:=COM.MICROSOFT.MAXIFS([.D7:.D29];[.D7:.D29];&quot;&gt;0&quot;)" office:value-type="float" office:value="640" calcext:value-type="float">
            <text:p>640</text:p>
          </table:table-cell>
          <table:table-cell table:formula="of:=COM.MICROSOFT.MAXIFS([.E7:.E29];[.E7:.E29];&quot;&gt;0&quot;)" office:value-type="float" office:value="65" calcext:value-type="float">
            <text:p>65</text:p>
          </table:table-cell>
          <table:table-cell table:formula="of:=COM.MICROSOFT.MAXIFS([.F7:.F29];[.F7:.F29];&quot;&gt;0&quot;)" office:value-type="float" office:value="630" calcext:value-type="float">
            <text:p>630</text:p>
          </table:table-cell>
          <table:table-cell table:formula="of:=COM.MICROSOFT.MAXIFS([.G7:.G29];[.G7:.G29];&quot;&gt;0&quot;)" office:value-type="float" office:value="125" calcext:value-type="float">
            <text:p>125</text:p>
          </table:table-cell>
          <table:table-cell table:formula="of:=COM.MICROSOFT.MAXIFS([.H7:.H29];[.H7:.H29];&quot;&gt;0&quot;)" office:value-type="float" office:value="178" calcext:value-type="float">
            <text:p>178</text:p>
          </table:table-cell>
          <table:table-cell table:formula="of:=COM.MICROSOFT.MAXIFS([.I7:.I29];[.I7:.I29];&quot;&gt;0&quot;)" office:value-type="float" office:value="107" calcext:value-type="float">
            <text:p>107</text:p>
          </table:table-cell>
          <table:table-cell table:formula="of:=COM.MICROSOFT.MAXIFS([.J7:.J29];[.J7:.J29];&quot;&gt;0&quot;)" office:value-type="float" office:value="38" calcext:value-type="float">
            <text:p>38</text:p>
          </table:table-cell>
          <table:table-cell table:formula="of:=COM.MICROSOFT.MAXIFS([.K7:.K29];[.K7:.K29];&quot;&gt;0&quot;)" office:value-type="float" office:value="49" calcext:value-type="float">
            <text:p>49</text:p>
          </table:table-cell>
          <table:table-cell table:formula="of:=COM.MICROSOFT.MAXIFS([.L7:.L29];[.L7:.L29];&quot;&gt;0&quot;)" office:value-type="float" office:value="176" calcext:value-type="float">
            <text:p>176</text:p>
          </table:table-cell>
          <table:table-cell table:formula="of:=COM.MICROSOFT.MAXIFS([.M7:.M29];[.M7:.M29];&quot;&gt;0&quot;)" office:value-type="float" office:value="98" calcext:value-type="float">
            <text:p>98</text:p>
          </table:table-cell>
          <table:table-cell table:formula="of:=COM.MICROSOFT.MAXIFS([.N7:.N29];[.N7:.N29];&quot;&gt;0&quot;)" office:value-type="float" office:value="75" calcext:value-type="float">
            <text:p>75</text:p>
          </table:table-cell>
          <table:table-cell table:formula="of:=COM.MICROSOFT.MAXIFS([.O7:.O29];[.O7:.O29];&quot;&gt;0&quot;)" office:value-type="float" office:value="258" calcext:value-type="float">
            <text:p>258</text:p>
          </table:table-cell>
          <table:table-cell table:formula="of:=COM.MICROSOFT.MAXIFS([.P7:.P29];[.P7:.P29];&quot;&gt;0&quot;)" office:value-type="float" office:value="44" calcext:value-type="float">
            <text:p>44</text:p>
          </table:table-cell>
          <table:table-cell table:formula="of:=COM.MICROSOFT.MAXIFS([.Q7:.Q29];[.Q7:.Q29];&quot;&gt;0&quot;)" office:value-type="float" office:value="45" calcext:value-type="float">
            <text:p>45</text:p>
          </table:table-cell>
          <table:table-cell table:formula="of:=COM.MICROSOFT.MAXIFS([.R7:.R29];[.R7:.R29];&quot;&gt;0&quot;)" office:value-type="float" office:value="560" calcext:value-type="float">
            <text:p>560</text:p>
          </table:table-cell>
          <table:table-cell table:formula="of:=COM.MICROSOFT.MAXIFS([.S7:.S29];[.S7:.S29];&quot;&gt;0&quot;)" office:value-type="float" office:value="276" calcext:value-type="float">
            <text:p>276</text:p>
          </table:table-cell>
          <table:table-cell table:formula="of:=COM.MICROSOFT.MAXIFS([.T7:.T29];[.T7:.T29];&quot;&gt;0&quot;)" office:value-type="float" office:value="20" calcext:value-type="float">
            <text:p>20</text:p>
          </table:table-cell>
          <table:table-cell table:formula="of:=COM.MICROSOFT.MAXIFS([.U7:.U29];[.U7:.U29];&quot;&gt;0&quot;)" office:value-type="float" office:value="33" calcext:value-type="float">
            <text:p>33</text:p>
          </table:table-cell>
          <table:table-cell table:formula="of:=COM.MICROSOFT.MAXIFS([.V7:.V29];[.V7:.V29];&quot;&gt;0&quot;)" office:value-type="float" office:value="20" calcext:value-type="float">
            <text:p>20</text:p>
          </table:table-cell>
          <table:table-cell table:formula="of:=COM.MICROSOFT.MAXIFS([.W7:.W29];[.W7:.W29];&quot;&gt;0&quot;)" office:value-type="float" office:value="88" calcext:value-type="float">
            <text:p>88</text:p>
          </table:table-cell>
          <table:table-cell table:formula="of:=COM.MICROSOFT.MAXIFS([.X7:.X29];[.X7:.X29];&quot;&gt;0&quot;)" office:value-type="float" office:value="389" calcext:value-type="float">
            <text:p>389</text:p>
          </table:table-cell>
          <table:table-cell table:formula="of:=COM.MICROSOFT.MAXIFS([.Y7:.Y29];[.Y7:.Y29];&quot;&gt;0&quot;)" office:value-type="float" office:value="333" calcext:value-type="float">
            <text:p>333</text:p>
          </table:table-cell>
          <table:table-cell table:formula="of:=COM.MICROSOFT.MAXIFS([.Z7:.Z29];[.Z7:.Z29];&quot;&gt;0&quot;)" office:value-type="float" office:value="20" calcext:value-type="float">
            <text:p>20</text:p>
          </table:table-cell>
          <table:table-cell table:formula="of:=COM.MICROSOFT.MAXIFS([.AA7:.AA29];[.AA7:.AA29];&quot;&gt;0&quot;)" office:value-type="float" office:value="768" calcext:value-type="float">
            <text:p>76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290" calcext:value-type="float">
            <text:p>290</text:p>
          </table:table-cell>
          <table:table-cell table:style-name="ce27" table:formula="of:=[.E5]-[.E4]" office:value-type="float" office:value="53" calcext:value-type="float">
            <text:p>53</text:p>
          </table:table-cell>
          <table:table-cell table:style-name="ce27" table:formula="of:=[.F5]-[.F4]" office:value-type="float" office:value="491" calcext:value-type="float">
            <text:p>491</text:p>
          </table:table-cell>
          <table:table-cell table:style-name="ce27" table:formula="of:=[.G5]-[.G4]" office:value-type="float" office:value="65" calcext:value-type="float">
            <text:p>65</text:p>
          </table:table-cell>
          <table:table-cell table:style-name="ce27" table:formula="of:=[.H5]-[.H4]" office:value-type="float" office:value="95" calcext:value-type="float">
            <text:p>95</text:p>
          </table:table-cell>
          <table:table-cell table:style-name="ce27" table:formula="of:=[.I5]-[.I4]" office:value-type="float" office:value="82" calcext:value-type="float">
            <text:p>82</text:p>
          </table:table-cell>
          <table:table-cell table:style-name="ce27" table:formula="of:=[.J5]-[.J4]" office:value-type="float" office:value="23" calcext:value-type="float">
            <text:p>23</text:p>
          </table:table-cell>
          <table:table-cell table:style-name="ce27" table:formula="of:=[.K5]-[.K4]" office:value-type="float" office:value="28" calcext:value-type="float">
            <text:p>28</text:p>
          </table:table-cell>
          <table:table-cell table:style-name="ce27" table:formula="of:=[.L5]-[.L4]" office:value-type="float" office:value="137" calcext:value-type="float">
            <text:p>137</text:p>
          </table:table-cell>
          <table:table-cell table:style-name="ce27" table:formula="of:=[.M5]-[.M4]" office:value-type="float" office:value="82" calcext:value-type="float">
            <text:p>82</text:p>
          </table:table-cell>
          <table:table-cell table:style-name="ce27" table:formula="of:=[.N5]-[.N4]" office:value-type="float" office:value="63" calcext:value-type="float">
            <text:p>63</text:p>
          </table:table-cell>
          <table:table-cell table:style-name="ce27" table:formula="of:=[.O5]-[.O4]" office:value-type="float" office:value="160" calcext:value-type="float">
            <text:p>160</text:p>
          </table:table-cell>
          <table:table-cell table:style-name="ce27" table:formula="of:=[.P5]-[.P4]" office:value-type="float" office:value="36" calcext:value-type="float">
            <text:p>36</text:p>
          </table:table-cell>
          <table:table-cell table:style-name="ce27" table:formula="of:=[.Q5]-[.Q4]" office:value-type="float" office:value="30" calcext:value-type="float">
            <text:p>30</text:p>
          </table:table-cell>
          <table:table-cell table:style-name="ce27" table:formula="of:=[.R5]-[.R4]" office:value-type="float" office:value="310" calcext:value-type="float">
            <text:p>310</text:p>
          </table:table-cell>
          <table:table-cell table:style-name="ce27" table:formula="of:=[.S5]-[.S4]" office:value-type="float" office:value="126" calcext:value-type="float">
            <text:p>126</text:p>
          </table:table-cell>
          <table:table-cell table:style-name="ce27" table:formula="of:=[.T5]-[.T4]" office:value-type="float" office:value="10" calcext:value-type="float">
            <text:p>10</text:p>
          </table:table-cell>
          <table:table-cell table:style-name="ce27" table:formula="of:=[.U5]-[.U4]" office:value-type="float" office:value="25" calcext:value-type="float">
            <text:p>25</text:p>
          </table:table-cell>
          <table:table-cell table:style-name="ce27" table:formula="of:=[.V5]-[.V4]" office:value-type="float" office:value="15" calcext:value-type="float">
            <text:p>15</text:p>
          </table:table-cell>
          <table:table-cell table:style-name="ce27" table:formula="of:=[.W5]-[.W4]" office:value-type="float" office:value="65" calcext:value-type="float">
            <text:p>65</text:p>
          </table:table-cell>
          <table:table-cell table:style-name="ce27" table:formula="of:=[.X5]-[.X4]" office:value-type="float" office:value="346" calcext:value-type="float">
            <text:p>346</text:p>
          </table:table-cell>
          <table:table-cell table:style-name="ce27" table:formula="of:=[.Y5]-[.Y4]" office:value-type="float" office:value="232" calcext:value-type="float">
            <text:p>232</text:p>
          </table:table-cell>
          <table:table-cell table:style-name="ce27" table:formula="of:=[.Z5]-[.Z4]" office:value-type="float" office:value="19" calcext:value-type="float">
            <text:p>19</text:p>
          </table:table-cell>
          <table:table-cell table:style-name="ce27" table:formula="of:=[.AA5]-[.AA4]" office:value-type="float" office:value="534" calcext:value-type="float">
            <text:p>53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formula="of:=[Distance.A3]" office:value-type="float" office:value="0" calcext:value-type="float">
            <text:p>0</text:p>
          </table:table-cell>
          <table:table-cell table:formula="of:=[Distance.B3]" office:value-type="string" office:string-value="Port Alistair" calcext:value-type="string">
            <text:p>Port Alistair</text:p>
          </table:table-cell>
          <table:table-cell table:formula="of:=[Distance.C3]" office:value-type="float" office:value="0" calcext:value-type="float">
            <text:p>0</text:p>
          </table:table-cell>
          <table:table-cell table:formula="of:=[.$AE7]*0*[.D$33]" office:value-type="float" office:value="0" calcext:value-type="float">
            <text:p>0</text:p>
          </table:table-cell>
          <table:table-cell table:formula="of:=[.$AE7]*0*[.E$33]" office:value-type="float" office:value="0" calcext:value-type="float">
            <text:p>0</text:p>
          </table:table-cell>
          <table:table-cell table:formula="of:=[.$AE7]*0*[.F$33]" office:value-type="float" office:value="0" calcext:value-type="float">
            <text:p>0</text:p>
          </table:table-cell>
          <table:table-cell table:formula="of:=[.$AE7]*0*[.G$33]" office:value-type="float" office:value="0" calcext:value-type="float">
            <text:p>0</text:p>
          </table:table-cell>
          <table:table-cell table:formula="of:=[.$AE7]*83*[.H$33]" office:value-type="float" office:value="83" calcext:value-type="float">
            <text:p>83</text:p>
          </table:table-cell>
          <table:table-cell table:formula="of:=ROUND([.$AE7]*33*[.I$33])" office:value-type="float" office:value="40" calcext:value-type="float">
            <text:p>40</text:p>
          </table:table-cell>
          <table:table-cell table:formula="of:=[.$AE7]*0*[.J$33]" office:value-type="float" office:value="0" calcext:value-type="float">
            <text:p>0</text:p>
          </table:table-cell>
          <table:table-cell table:formula="of:=ROUND([.$AE7]*24*[.K$33])" office:value-type="float" office:value="31" calcext:value-type="float">
            <text:p>31</text:p>
          </table:table-cell>
          <table:table-cell table:formula="of:=[.$AE7]*69*[.L$33]" office:value-type="float" office:value="69" calcext:value-type="float">
            <text:p>69</text:p>
          </table:table-cell>
          <table:table-cell table:formula="of:=[.$AE7]*0*[.M$33]" office:value-type="float" office:value="0" calcext:value-type="float">
            <text:p>0</text:p>
          </table:table-cell>
          <table:table-cell table:formula="of:=[.$AE7]*0*[.N$33]" office:value-type="float" office:value="0" calcext:value-type="float">
            <text:p>0</text:p>
          </table:table-cell>
          <table:table-cell table:formula="of:=[.$AE7]*198*[.O$33]" office:value-type="float" office:value="198" calcext:value-type="float">
            <text:p>198</text:p>
          </table:table-cell>
          <table:table-cell table:formula="of:=[.$AE7]*16*[.P$33]" office:value-type="float" office:value="16" calcext:value-type="float">
            <text:p>16</text:p>
          </table:table-cell>
          <table:table-cell table:formula="of:=[.$AE7]*0*[.Q$33]" office:value-type="float" office:value="0" calcext:value-type="float">
            <text:p>0</text:p>
          </table:table-cell>
          <table:table-cell table:formula="of:=[.$AE7]*280*[.R$33]" office:value-type="float" office:value="280" calcext:value-type="float">
            <text:p>280</text:p>
          </table:table-cell>
          <table:table-cell table:formula="of:=[.$AE7]*170*[.S$33]" office:value-type="float" office:value="170" calcext:value-type="float">
            <text:p>170</text:p>
          </table:table-cell>
          <table:table-cell table:formula="of:=[.$AE7]*0" office:value-type="float" office:value="0" calcext:value-type="float">
            <text:p>0</text:p>
          </table:table-cell>
          <table:table-cell table:formula="of:=[.$AE7]*0*[.U$33]" office:value-type="float" office:value="0" calcext:value-type="float">
            <text:p>0</text:p>
          </table:table-cell>
          <table:table-cell table:formula="of:=[.$AE7]*0*[.V$33]" office:value-type="float" office:value="0" calcext:value-type="float">
            <text:p>0</text:p>
          </table:table-cell>
          <table:table-cell table:formula="of:=[.$AE7]*34*[.W$33]" office:value-type="float" office:value="34" calcext:value-type="float">
            <text:p>34</text:p>
          </table:table-cell>
          <table:table-cell table:formula="of:=[.$AE7]*145*[.X$33]" office:value-type="float" office:value="145" calcext:value-type="float">
            <text:p>145</text:p>
          </table:table-cell>
          <table:table-cell table:formula="of:=[.$AE7]*199*[.Y$33]" office:value-type="float" office:value="199" calcext:value-type="float">
            <text:p>199</text:p>
          </table:table-cell>
          <table:table-cell table:formula="of:=[.$AE7]*1*[.Z$33]" office:value-type="float" office:value="1" calcext:value-type="float">
            <text:p>1</text:p>
          </table:table-cell>
          <table:table-cell table:formula="of:=[.$AE7]*0*[.AA$33]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4]" office:value-type="float" office:value="1" calcext:value-type="float">
            <text:p>1</text:p>
          </table:table-cell>
          <table:table-cell table:formula="of:=[Distance.B4]" office:value-type="string" office:string-value="Glum Hex" calcext:value-type="string">
            <text:p>Glum Hex</text:p>
          </table:table-cell>
          <table:table-cell table:formula="of:=[Distance.C4]" office:value-type="float" office:value="0" calcext:value-type="float">
            <text:p>0</text:p>
          </table:table-cell>
          <table:table-cell table:formula="of:=[.$AE8]*256*[.D$33]" office:value-type="float" office:value="640" calcext:value-type="float">
            <text:p>640</text:p>
          </table:table-cell>
          <table:table-cell table:formula="of:=[.$AE8]*0*[.E$33]" office:value-type="float" office:value="0" calcext:value-type="float">
            <text:p>0</text:p>
          </table:table-cell>
          <table:table-cell table:formula="of:=[.$AE8]*180*[.F$33]" office:value-type="float" office:value="252" calcext:value-type="float">
            <text:p>252</text:p>
          </table:table-cell>
          <table:table-cell table:formula="of:=[.$AE8]*0*[.G$33]" office:value-type="float" office:value="0" calcext:value-type="float">
            <text:p>0</text:p>
          </table:table-cell>
          <table:table-cell table:formula="of:=[.$AE8]*83*[.H$33]" office:value-type="float" office:value="83" calcext:value-type="float">
            <text:p>83</text:p>
          </table:table-cell>
          <table:table-cell table:formula="of:=ROUND([.$AE8]*43*[.I$33])" office:value-type="float" office:value="52" calcext:value-type="float">
            <text:p>52</text:p>
          </table:table-cell>
          <table:table-cell table:formula="of:=[.$AE8]*0*[.J$33]" office:value-type="float" office:value="0" calcext:value-type="float">
            <text:p>0</text:p>
          </table:table-cell>
          <table:table-cell table:formula="of:=[.$AE8]*0*[.K$33]" office:value-type="float" office:value="0" calcext:value-type="float">
            <text:p>0</text:p>
          </table:table-cell>
          <table:table-cell table:formula="of:=[.$AE8]*69*[.L$33]" office:value-type="float" office:value="69" calcext:value-type="float">
            <text:p>69</text:p>
          </table:table-cell>
          <table:table-cell table:formula="of:=[.$AE8]*32*[.M$33]" office:value-type="float" office:value="32" calcext:value-type="float">
            <text:p>32</text:p>
          </table:table-cell>
          <table:table-cell table:formula="of:=[.$AE8]*0*[.N$33]" office:value-type="float" office:value="0" calcext:value-type="float">
            <text:p>0</text:p>
          </table:table-cell>
          <table:table-cell table:formula="of:=[.$AE8]*198*[.O$33]" office:value-type="float" office:value="198" calcext:value-type="float">
            <text:p>198</text:p>
          </table:table-cell>
          <table:table-cell table:formula="of:=[.$AE8]*20*[.P$33]" office:value-type="float" office:value="20" calcext:value-type="float">
            <text:p>20</text:p>
          </table:table-cell>
          <table:table-cell table:formula="of:=[.$AE8]*0*[.Q$33]" office:value-type="float" office:value="0" calcext:value-type="float">
            <text:p>0</text:p>
          </table:table-cell>
          <table:table-cell table:formula="of:=[.$AE8]*0*[.R$33]" office:value-type="float" office:value="0" calcext:value-type="float">
            <text:p>0</text:p>
          </table:table-cell>
          <table:table-cell table:formula="of:=[.$AE8]*180*[.S$33]" office:value-type="float" office:value="180" calcext:value-type="float">
            <text:p>180</text:p>
          </table:table-cell>
          <table:table-cell table:formula="of:=[.$AE8]*0*[.T$33]" office:value-type="float" office:value="0" calcext:value-type="float">
            <text:p>0</text:p>
          </table:table-cell>
          <table:table-cell table:formula="of:=[.$AE8]*0*[.U$33]" office:value-type="float" office:value="0" calcext:value-type="float">
            <text:p>0</text:p>
          </table:table-cell>
          <table:table-cell table:formula="of:=[.$AE8]*10*[.V$33]" office:value-type="float" office:value="10" calcext:value-type="float">
            <text:p>10</text:p>
          </table:table-cell>
          <table:table-cell table:formula="of:=[.$AE8]*0*[.W$33]" office:value-type="float" office:value="0" calcext:value-type="float">
            <text:p>0</text:p>
          </table:table-cell>
          <table:table-cell table:formula="of:=[.$AE8]*0*[.X$33]" office:value-type="float" office:value="0" calcext:value-type="float">
            <text:p>0</text:p>
          </table:table-cell>
          <table:table-cell table:formula="of:=[.$AE8]*179*[.Y$33]" office:value-type="float" office:value="179" calcext:value-type="float">
            <text:p>179</text:p>
          </table:table-cell>
          <table:table-cell table:formula="of:=[.$AE8]*0*[.Z$33]" office:value-type="float" office:value="0" calcext:value-type="float">
            <text:p>0</text:p>
          </table:table-cell>
          <table:table-cell table:formula="of:=[.$AE8]*150*[.AA$33]" office:value-type="float" office:value="240" calcext:value-type="float">
            <text:p>24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5]" office:value-type="float" office:value="2" calcext:value-type="float">
            <text:p>2</text:p>
          </table:table-cell>
          <table:table-cell table:formula="of:=[Distance.B5]" office:value-type="string" office:string-value="Gas Mine 158" calcext:value-type="string">
            <text:p>Gas Mine 158</text:p>
          </table:table-cell>
          <table:table-cell table:formula="of:=[Distance.C5]" office:value-type="float" office:value="0" calcext:value-type="float">
            <text:p>0</text:p>
          </table:table-cell>
          <table:table-cell table:formula="of:=[.$AE9]*0*[.D$33]" office:value-type="float" office:value="0" calcext:value-type="float">
            <text:p>0</text:p>
          </table:table-cell>
          <table:table-cell table:formula="of:=[.$AE9]*0*[.E$33]" office:value-type="float" office:value="0" calcext:value-type="float">
            <text:p>0</text:p>
          </table:table-cell>
          <table:table-cell table:formula="of:=[.$AE9]*200*[.F$33]" office:value-type="float" office:value="280" calcext:value-type="float">
            <text:p>280</text:p>
          </table:table-cell>
          <table:table-cell table:formula="of:=[.$AE9]*0*[.G$33]" office:value-type="float" office:value="0" calcext:value-type="float">
            <text:p>0</text:p>
          </table:table-cell>
          <table:table-cell table:formula="of:=[.$AE9]*0*[.H$33]" office:value-type="float" office:value="0" calcext:value-type="float">
            <text:p>0</text:p>
          </table:table-cell>
          <table:table-cell table:formula="of:=[.$AE9]*0*[.I$33]" office:value-type="float" office:value="0" calcext:value-type="float">
            <text:p>0</text:p>
          </table:table-cell>
          <table:table-cell table:formula="of:=ROUND([.$AE9]*15*[.J$33])" office:value-type="float" office:value="23" calcext:value-type="float">
            <text:p>23</text:p>
          </table:table-cell>
          <table:table-cell table:formula="of:=[.$AE9]*0*[.K$33]" office:value-type="float" office:value="0" calcext:value-type="float">
            <text:p>0</text:p>
          </table:table-cell>
          <table:table-cell table:formula="of:=[.$AE9]*0*[.L$33]" office:value-type="float" office:value="0" calcext:value-type="float">
            <text:p>0</text:p>
          </table:table-cell>
          <table:table-cell table:formula="of:=[.$AE9]*32*[.M$33]" office:value-type="float" office:value="32" calcext:value-type="float">
            <text:p>32</text:p>
          </table:table-cell>
          <table:table-cell table:formula="of:=ROUND([.$AE9]*19*[.N$33])" office:value-type="float" office:value="21" calcext:value-type="float">
            <text:p>21</text:p>
          </table:table-cell>
          <table:table-cell table:formula="of:=[.$AE9]*0*[.O$33]" office:value-type="float" office:value="0" calcext:value-type="float">
            <text:p>0</text:p>
          </table:table-cell>
          <table:table-cell table:formula="of:=[.$AE9]*13*[.P$33]" office:value-type="float" office:value="13" calcext:value-type="float">
            <text:p>13</text:p>
          </table:table-cell>
          <table:table-cell table:formula="of:=[.$AE9]*15*[.Q$33]" office:value-type="float" office:value="15" calcext:value-type="float">
            <text:p>15</text:p>
          </table:table-cell>
          <table:table-cell table:formula="of:=[.$AE9]*0*[.R$33]" office:value-type="float" office:value="0" calcext:value-type="float">
            <text:p>0</text:p>
          </table:table-cell>
          <table:table-cell table:formula="of:=[.$AE9]*221*[.S$33]" office:value-type="float" office:value="221" calcext:value-type="float">
            <text:p>221</text:p>
          </table:table-cell>
          <table:table-cell table:formula="of:=[.$AE9]*14*[.T$33]" office:value-type="float" office:value="14" calcext:value-type="float">
            <text:p>14</text:p>
          </table:table-cell>
          <table:table-cell table:formula="of:=[.$AE9]*0*[.U$33]" office:value-type="float" office:value="0" calcext:value-type="float">
            <text:p>0</text:p>
          </table:table-cell>
          <table:table-cell table:formula="of:=[.$AE9]*0*[.V$33]" office:value-type="float" office:value="0" calcext:value-type="float">
            <text:p>0</text:p>
          </table:table-cell>
          <table:table-cell table:formula="of:=[.$AE9]*34*[.W$33]" office:value-type="float" office:value="34" calcext:value-type="float">
            <text:p>34</text:p>
          </table:table-cell>
          <table:table-cell table:formula="of:=[.$AE9]*0*[.X$33]" office:value-type="float" office:value="0" calcext:value-type="float">
            <text:p>0</text:p>
          </table:table-cell>
          <table:table-cell table:formula="of:=[.$AE9]*0*[.Y$33]" office:value-type="float" office:value="0" calcext:value-type="float">
            <text:p>0</text:p>
          </table:table-cell>
          <table:table-cell table:formula="of:=[.$AE9]*0*[.Z$33]" office:value-type="float" office:value="0" calcext:value-type="float">
            <text:p>0</text:p>
          </table:table-cell>
          <table:table-cell table:formula="of:=[.$AE9]*160*[.AA$33]" office:value-type="float" office:value="256" calcext:value-type="float">
            <text:p>256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6]" office:value-type="float" office:value="3" calcext:value-type="float">
            <text:p>3</text:p>
          </table:table-cell>
          <table:table-cell table:formula="of:=[Distance.B6]" office:value-type="string" office:string-value="Ambiguous Lab" calcext:value-type="string">
            <text:p>Ambiguous Lab</text:p>
          </table:table-cell>
          <table:table-cell table:formula="of:=[Distance.C6]" office:value-type="float" office:value="0" calcext:value-type="float">
            <text:p>0</text:p>
          </table:table-cell>
          <table:table-cell table:formula="of:=[.$AE10]*0*[.D$33]" office:value-type="float" office:value="0" calcext:value-type="float">
            <text:p>0</text:p>
          </table:table-cell>
          <table:table-cell table:formula="of:=[.$AE10]*12*[.E$33]" office:value-type="float" office:value="12" calcext:value-type="float">
            <text:p>12</text:p>
          </table:table-cell>
          <table:table-cell table:formula="of:=ROUND([.$AE10]*99*[.F$33])" office:value-type="float" office:value="139" calcext:value-type="float">
            <text:p>139</text:p>
          </table:table-cell>
          <table:table-cell table:formula="of:=[.$AE10]*0*[.G$33]" office:value-type="float" office:value="0" calcext:value-type="float">
            <text:p>0</text:p>
          </table:table-cell>
          <table:table-cell table:formula="of:=[.$AE10]*0*[.H$33]" office:value-type="float" office:value="0" calcext:value-type="float">
            <text:p>0</text:p>
          </table:table-cell>
          <table:table-cell table:formula="of:=[.$AE10]*0*[.I$33]" office:value-type="float" office:value="0" calcext:value-type="float">
            <text:p>0</text:p>
          </table:table-cell>
          <table:table-cell table:formula="of:=ROUND([.$AE10]*17*[.J$33])" office:value-type="float" office:value="26" calcext:value-type="float">
            <text:p>26</text:p>
          </table:table-cell>
          <table:table-cell table:formula="of:=[.$AE10]*0*[.K$33]" office:value-type="float" office:value="0" calcext:value-type="float">
            <text:p>0</text:p>
          </table:table-cell>
          <table:table-cell table:formula="of:=[.$AE10]*0*[.L$33]" office:value-type="float" office:value="0" calcext:value-type="float">
            <text:p>0</text:p>
          </table:table-cell>
          <table:table-cell table:formula="of:=[.$AE10]*32*[.M$33]" office:value-type="float" office:value="32" calcext:value-type="float">
            <text:p>32</text:p>
          </table:table-cell>
          <table:table-cell table:formula="of:=[.$AE10]*0*[.N$33]" office:value-type="float" office:value="0" calcext:value-type="float">
            <text:p>0</text:p>
          </table:table-cell>
          <table:table-cell table:formula="of:=[.$AE10]*0*[.O$33]" office:value-type="float" office:value="0" calcext:value-type="float">
            <text:p>0</text:p>
          </table:table-cell>
          <table:table-cell table:formula="of:=[.$AE10]*0*[.P$33]" office:value-type="float" office:value="0" calcext:value-type="float">
            <text:p>0</text:p>
          </table:table-cell>
          <table:table-cell table:formula="of:=[.$AE10]*0*[.Q$33]" office:value-type="float" office:value="0" calcext:value-type="float">
            <text:p>0</text:p>
          </table:table-cell>
          <table:table-cell table:formula="of:=[.$AE10]*0*[.R$33]" office:value-type="float" office:value="0" calcext:value-type="float">
            <text:p>0</text:p>
          </table:table-cell>
          <table:table-cell table:formula="of:=[.$AE10]*180*[.S$33]" office:value-type="float" office:value="180" calcext:value-type="float">
            <text:p>180</text:p>
          </table:table-cell>
          <table:table-cell table:formula="of:=[.$AE10]*14*[.T$33]" office:value-type="float" office:value="14" calcext:value-type="float">
            <text:p>14</text:p>
          </table:table-cell>
          <table:table-cell table:formula="of:=[.$AE10]*0*[.U$33]" office:value-type="float" office:value="0" calcext:value-type="float">
            <text:p>0</text:p>
          </table:table-cell>
          <table:table-cell table:formula="of:=[.$AE10]*0*[.V$33]" office:value-type="float" office:value="0" calcext:value-type="float">
            <text:p>0</text:p>
          </table:table-cell>
          <table:table-cell table:formula="of:=[.$AE10]*34*[.W$33]" office:value-type="float" office:value="34" calcext:value-type="float">
            <text:p>34</text:p>
          </table:table-cell>
          <table:table-cell table:formula="of:=[.$AE10]*0*[.X$33]" office:value-type="float" office:value="0" calcext:value-type="float">
            <text:p>0</text:p>
          </table:table-cell>
          <table:table-cell table:formula="of:=[.$AE10]*0*[.Y$33]" office:value-type="float" office:value="0" calcext:value-type="float">
            <text:p>0</text:p>
          </table:table-cell>
          <table:table-cell table:formula="of:=[.$AE10]*1*[.Z$33]" office:value-type="float" office:value="1" calcext:value-type="float">
            <text:p>1</text:p>
          </table:table-cell>
          <table:table-cell table:formula="of:=ROUND([.$AE10]*146*[.AA$33])" office:value-type="float" office:value="234" calcext:value-type="float">
            <text:p>234</text:p>
          </table:table-cell>
          <table:table-cell/>
          <table:table-cell table:formula="of:=COUNTIF([.D10:.AA10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7]" office:value-type="float" office:value="4" calcext:value-type="float">
            <text:p>4</text:p>
          </table:table-cell>
          <table:table-cell table:formula="of:=[Distance.B7]" office:value-type="string" office:string-value="Kudrow Ore" calcext:value-type="string">
            <text:p>Kudrow Ore</text:p>
          </table:table-cell>
          <table:table-cell table:formula="of:=[Distance.C7]" office:value-type="float" office:value="0" calcext:value-type="float">
            <text:p>0</text:p>
          </table:table-cell>
          <table:table-cell table:formula="of:=[.$AE11]*180*[.D$33]" office:value-type="float" office:value="450" calcext:value-type="float">
            <text:p>450</text:p>
          </table:table-cell>
          <table:table-cell table:formula="of:=[.$AE11]*0*[.E$33]" office:value-type="float" office:value="0" calcext:value-type="float">
            <text:p>0</text:p>
          </table:table-cell>
          <table:table-cell table:formula="of:=[.$AE11]*200*[.F$33]" office:value-type="float" office:value="280" calcext:value-type="float">
            <text:p>280</text:p>
          </table:table-cell>
          <table:table-cell table:formula="of:=[.$AE11]*0*[.G$33]" office:value-type="float" office:value="0" calcext:value-type="float">
            <text:p>0</text:p>
          </table:table-cell>
          <table:table-cell table:formula="of:=[.$AE11]*0*[.H$33]" office:value-type="float" office:value="0" calcext:value-type="float">
            <text:p>0</text:p>
          </table:table-cell>
          <table:table-cell table:formula="of:=[.$AE11]*55*[.I$33]" office:value-type="float" office:value="66" calcext:value-type="float">
            <text:p>66</text:p>
          </table:table-cell>
          <table:table-cell table:formula="of:=[.$AE11]*0*[.J$33]" office:value-type="float" office:value="0" calcext:value-type="float">
            <text:p>0</text:p>
          </table:table-cell>
          <table:table-cell table:formula="of:=[.$AE11]*0*[.K$33]" office:value-type="float" office:value="0" calcext:value-type="float">
            <text:p>0</text:p>
          </table:table-cell>
          <table:table-cell table:formula="of:=[.$AE11]*0*[.L$33]" office:value-type="float" office:value="0" calcext:value-type="float">
            <text:p>0</text:p>
          </table:table-cell>
          <table:table-cell table:formula="of:=[.$AE11]*32*[.M$33]" office:value-type="float" office:value="32" calcext:value-type="float">
            <text:p>32</text:p>
          </table:table-cell>
          <table:table-cell table:formula="of:=[.$AE11]*0*[.N$33]" office:value-type="float" office:value="0" calcext:value-type="float">
            <text:p>0</text:p>
          </table:table-cell>
          <table:table-cell table:formula="of:=[.$AE11]*98*[.O$33]" office:value-type="float" office:value="98" calcext:value-type="float">
            <text:p>98</text:p>
          </table:table-cell>
          <table:table-cell table:formula="of:=[.$AE11]*0*[.P$33]" office:value-type="float" office:value="0" calcext:value-type="float">
            <text:p>0</text:p>
          </table:table-cell>
          <table:table-cell table:formula="of:=[.$AE11]*0*[.Q$33]" office:value-type="float" office:value="0" calcext:value-type="float">
            <text:p>0</text:p>
          </table:table-cell>
          <table:table-cell table:formula="of:=[.$AE11]*0*[.R$33]" office:value-type="float" office:value="0" calcext:value-type="float">
            <text:p>0</text:p>
          </table:table-cell>
          <table:table-cell table:formula="of:=[.$AE11]*221*[.S$33]" office:value-type="float" office:value="221" calcext:value-type="float">
            <text:p>221</text:p>
          </table:table-cell>
          <table:table-cell table:formula="of:=[.$AE11]*14*[.T$33]" office:value-type="float" office:value="14" calcext:value-type="float">
            <text:p>14</text:p>
          </table:table-cell>
          <table:table-cell table:formula="of:=[.$AE11]*15*[.U$33]" office:value-type="float" office:value="15" calcext:value-type="float">
            <text:p>15</text:p>
          </table:table-cell>
          <table:table-cell table:formula="of:=[.$AE11]*0*[.V$33]" office:value-type="float" office:value="0" calcext:value-type="float">
            <text:p>0</text:p>
          </table:table-cell>
          <table:table-cell table:formula="of:=[.$AE11]*34*[.W$33]" office:value-type="float" office:value="34" calcext:value-type="float">
            <text:p>34</text:p>
          </table:table-cell>
          <table:table-cell table:formula="of:=[.$AE11]*0*[.X$33]" office:value-type="float" office:value="0" calcext:value-type="float">
            <text:p>0</text:p>
          </table:table-cell>
          <table:table-cell table:formula="of:=[.$AE11]*123*[.Y$33]" office:value-type="float" office:value="123" calcext:value-type="float">
            <text:p>123</text:p>
          </table:table-cell>
          <table:table-cell table:formula="of:=[.$AE11]*1*[.Z$33]" office:value-type="float" office:value="1" calcext:value-type="float">
            <text:p>1</text:p>
          </table:table-cell>
          <table:table-cell table:formula="of:=[.$AE11]*0*[.AA$33]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8]" office:value-type="float" office:value="5" calcext:value-type="float">
            <text:p>5</text:p>
          </table:table-cell>
          <table:table-cell table:formula="of:=[Distance.B8]" office:value-type="string" office:string-value="Mining Area 147" calcext:value-type="string">
            <text:p>Mining Area 147</text:p>
          </table:table-cell>
          <table:table-cell table:formula="of:=[Distance.C8]" office:value-type="float" office:value="0" calcext:value-type="float">
            <text:p>0</text:p>
          </table:table-cell>
          <table:table-cell table:formula="of:=[.$AE12]*190*[.D$33]" office:value-type="float" office:value="475" calcext:value-type="float">
            <text:p>475</text:p>
          </table:table-cell>
          <table:table-cell table:formula="of:=[.$AE12]*0*[.E$33]" office:value-type="float" office:value="0" calcext:value-type="float">
            <text:p>0</text:p>
          </table:table-cell>
          <table:table-cell table:formula="of:=[.$AE12]*200*[.F$33]" office:value-type="float" office:value="280" calcext:value-type="float">
            <text:p>280</text:p>
          </table:table-cell>
          <table:table-cell table:formula="of:=[.$AE12]*0*[.G$33]" office:value-type="float" office:value="0" calcext:value-type="float">
            <text:p>0</text:p>
          </table:table-cell>
          <table:table-cell table:formula="of:=[.$AE12]*0*[.H$33]" office:value-type="float" office:value="0" calcext:value-type="float">
            <text:p>0</text:p>
          </table:table-cell>
          <table:table-cell table:formula="of:=ROUND([.$AE12]*21*[.I$33])" office:value-type="float" office:value="25" calcext:value-type="float">
            <text:p>25</text:p>
          </table:table-cell>
          <table:table-cell table:formula="of:=[.$AE12]*0*[.J$33]" office:value-type="float" office:value="0" calcext:value-type="float">
            <text:p>0</text:p>
          </table:table-cell>
          <table:table-cell table:formula="of:=ROUND([.$AE12]*16*[.K$33])" office:value-type="float" office:value="21" calcext:value-type="float">
            <text:p>21</text:p>
          </table:table-cell>
          <table:table-cell table:formula="of:=[.$AE12]*0*[.L$33]" office:value-type="float" office:value="0" calcext:value-type="float">
            <text:p>0</text:p>
          </table:table-cell>
          <table:table-cell table:formula="of:=[.$AE12]*32*[.M$33]" office:value-type="float" office:value="32" calcext:value-type="float">
            <text:p>32</text:p>
          </table:table-cell>
          <table:table-cell table:formula="of:=[.$AE12]*0*[.N$33]" office:value-type="float" office:value="0" calcext:value-type="float">
            <text:p>0</text:p>
          </table:table-cell>
          <table:table-cell table:formula="of:=[.$AE12]*0*[.O$33]" office:value-type="float" office:value="0" calcext:value-type="float">
            <text:p>0</text:p>
          </table:table-cell>
          <table:table-cell table:formula="of:=[.$AE12]*0*[.P$33]" office:value-type="float" office:value="0" calcext:value-type="float">
            <text:p>0</text:p>
          </table:table-cell>
          <table:table-cell table:formula="of:=[.$AE12]*0*[.Q$33]" office:value-type="float" office:value="0" calcext:value-type="float">
            <text:p>0</text:p>
          </table:table-cell>
          <table:table-cell table:formula="of:=[.$AE12]*0*[.R$33]" office:value-type="float" office:value="0" calcext:value-type="float">
            <text:p>0</text:p>
          </table:table-cell>
          <table:table-cell table:formula="of:=[.$AE12]*221*[.S$33]" office:value-type="float" office:value="221" calcext:value-type="float">
            <text:p>221</text:p>
          </table:table-cell>
          <table:table-cell table:formula="of:=[.$AE12]*14*[.T$33]" office:value-type="float" office:value="14" calcext:value-type="float">
            <text:p>14</text:p>
          </table:table-cell>
          <table:table-cell table:formula="of:=[.$AE12]*8*[.U$33]" office:value-type="float" office:value="8" calcext:value-type="float">
            <text:p>8</text:p>
          </table:table-cell>
          <table:table-cell table:formula="of:=[.$AE12]*0*[.V$33]" office:value-type="float" office:value="0" calcext:value-type="float">
            <text:p>0</text:p>
          </table:table-cell>
          <table:table-cell table:formula="of:=[.$AE12]*34*[.W$33]" office:value-type="float" office:value="34" calcext:value-type="float">
            <text:p>34</text:p>
          </table:table-cell>
          <table:table-cell table:formula="of:=[.$AE12]*0*[.X$33]" office:value-type="float" office:value="0" calcext:value-type="float">
            <text:p>0</text:p>
          </table:table-cell>
          <table:table-cell table:formula="of:=[.$AE12]*101*[.Y$33]" office:value-type="float" office:value="101" calcext:value-type="float">
            <text:p>101</text:p>
          </table:table-cell>
          <table:table-cell table:formula="of:=[.$AE12]*0*[.Z$33]" office:value-type="float" office:value="0" calcext:value-type="float">
            <text:p>0</text:p>
          </table:table-cell>
          <table:table-cell table:formula="of:=[.$AE12]*240*[.AA$33]" office:value-type="float" office:value="384" calcext:value-type="float">
            <text:p>384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9]" office:value-type="float" office:value="6" calcext:value-type="float">
            <text:p>6</text:p>
          </table:table-cell>
          <table:table-cell table:formula="of:=[Distance.B9]" office:value-type="string" office:string-value="Hydro Harvest" calcext:value-type="string">
            <text:p>Hydro Harvest</text:p>
          </table:table-cell>
          <table:table-cell table:formula="of:=[Distance.C9]" office:value-type="float" office:value="0" calcext:value-type="float">
            <text:p>0</text:p>
          </table:table-cell>
          <table:table-cell table:formula="of:=[.$AE13]*0*[.D$33]" office:value-type="float" office:value="0" calcext:value-type="float">
            <text:p>0</text:p>
          </table:table-cell>
          <table:table-cell table:formula="of:=[.$AE13]*45*[.E$33]" office:value-type="float" office:value="45" calcext:value-type="float">
            <text:p>45</text:p>
          </table:table-cell>
          <table:table-cell table:formula="of:=[.$AE13]*0*[.F$33]" office:value-type="float" office:value="0" calcext:value-type="float">
            <text:p>0</text:p>
          </table:table-cell>
          <table:table-cell table:formula="of:=[.$AE13]*0*[.G$33]" office:value-type="float" office:value="0" calcext:value-type="float">
            <text:p>0</text:p>
          </table:table-cell>
          <table:table-cell table:formula="of:=[.$AE13]*0*[.H$33]" office:value-type="float" office:value="0" calcext:value-type="float">
            <text:p>0</text:p>
          </table:table-cell>
          <table:table-cell table:formula="of:=[.$AE13]*0*[.I$33]" office:value-type="float" office:value="0" calcext:value-type="float">
            <text:p>0</text:p>
          </table:table-cell>
          <table:table-cell table:formula="of:=ROUND([.$AE13]*17*[.J$33])" office:value-type="float" office:value="26" calcext:value-type="float">
            <text:p>26</text:p>
          </table:table-cell>
          <table:table-cell table:formula="of:=[.$AE13]*0*[.K$33]" office:value-type="float" office:value="0" calcext:value-type="float">
            <text:p>0</text:p>
          </table:table-cell>
          <table:table-cell table:formula="of:=[.$AE13]*0*[.L$33]" office:value-type="float" office:value="0" calcext:value-type="float">
            <text:p>0</text:p>
          </table:table-cell>
          <table:table-cell table:formula="of:=[.$AE13]*16*[.M$33]" office:value-type="float" office:value="16" calcext:value-type="float">
            <text:p>16</text:p>
          </table:table-cell>
          <table:table-cell table:formula="of:=[.$AE13]*0*[.N$33]" office:value-type="float" office:value="0" calcext:value-type="float">
            <text:p>0</text:p>
          </table:table-cell>
          <table:table-cell table:formula="of:=[.$AE13]*0*[.O$33]" office:value-type="float" office:value="0" calcext:value-type="float">
            <text:p>0</text:p>
          </table:table-cell>
          <table:table-cell table:formula="of:=[.$AE13]*15*[.P$33]" office:value-type="float" office:value="15" calcext:value-type="float">
            <text:p>15</text:p>
          </table:table-cell>
          <table:table-cell table:formula="of:=[.$AE13]*0*[.Q$33]" office:value-type="float" office:value="0" calcext:value-type="float">
            <text:p>0</text:p>
          </table:table-cell>
          <table:table-cell table:formula="of:=[.$AE13]*0*[.R$33]" office:value-type="float" office:value="0" calcext:value-type="float">
            <text:p>0</text:p>
          </table:table-cell>
          <table:table-cell table:formula="of:=[.$AE13]*0*[.S$33]" office:value-type="float" office:value="0" calcext:value-type="float">
            <text:p>0</text:p>
          </table:table-cell>
          <table:table-cell table:formula="of:=[.$AE13]*10*[.T$33]" office:value-type="float" office:value="10" calcext:value-type="float">
            <text:p>10</text:p>
          </table:table-cell>
          <table:table-cell table:formula="of:=[.$AE13]*0*[.U$33]" office:value-type="float" office:value="0" calcext:value-type="float">
            <text:p>0</text:p>
          </table:table-cell>
          <table:table-cell table:formula="of:=[.$AE13]*0*[.V$33]" office:value-type="float" office:value="0" calcext:value-type="float">
            <text:p>0</text:p>
          </table:table-cell>
          <table:table-cell table:formula="of:=[.$AE13]*23*[.W$33]" office:value-type="float" office:value="23" calcext:value-type="float">
            <text:p>23</text:p>
          </table:table-cell>
          <table:table-cell table:formula="of:=[.$AE13]*0*[.X$33]" office:value-type="float" office:value="0" calcext:value-type="float">
            <text:p>0</text:p>
          </table:table-cell>
          <table:table-cell table:formula="of:=[.$AE13]*0*[.Y$33]" office:value-type="float" office:value="0" calcext:value-type="float">
            <text:p>0</text:p>
          </table:table-cell>
          <table:table-cell table:formula="of:=[.$AE13]*20*[.Z$33]" office:value-type="float" office:value="20" calcext:value-type="float">
            <text:p>20</text:p>
          </table:table-cell>
          <table:table-cell table:formula="of:=[.$AE13]*0*[.AA$33]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0]" office:value-type="float" office:value="7" calcext:value-type="float">
            <text:p>7</text:p>
          </table:table-cell>
          <table:table-cell table:formula="of:=[Distance.B10]" office:value-type="string" office:string-value="Hikers Research" calcext:value-type="string">
            <text:p>Hikers Research</text:p>
          </table:table-cell>
          <table:table-cell table:formula="of:=[Distance.C10]" office:value-type="float" office:value="0" calcext:value-type="float">
            <text:p>0</text:p>
          </table:table-cell>
          <table:table-cell table:formula="of:=[.$AE14]*0*[.D$33]" office:value-type="float" office:value="0" calcext:value-type="float">
            <text:p>0</text:p>
          </table:table-cell>
          <table:table-cell table:formula="of:=[.$AE14]*65*[.E$33]" office:value-type="float" office:value="65" calcext:value-type="float">
            <text:p>65</text:p>
          </table:table-cell>
          <table:table-cell table:formula="of:=[.$AE14]*0*[.F$33]" office:value-type="float" office:value="0" calcext:value-type="float">
            <text:p>0</text:p>
          </table:table-cell>
          <table:table-cell table:formula="of:=[.$AE14]*22*[.G$33]" office:value-type="float" office:value="110" calcext:value-type="float">
            <text:p>110</text:p>
          </table:table-cell>
          <table:table-cell table:formula="of:=[.$AE14]*0*[.H$33]" office:value-type="float" office:value="0" calcext:value-type="float">
            <text:p>0</text:p>
          </table:table-cell>
          <table:table-cell table:formula="of:=ROUND([.$AE14]*62*[.I$33])" office:value-type="float" office:value="74" calcext:value-type="float">
            <text:p>74</text:p>
          </table:table-cell>
          <table:table-cell table:formula="of:=[.$AE14]*0*[.J$33]" office:value-type="float" office:value="0" calcext:value-type="float">
            <text:p>0</text:p>
          </table:table-cell>
          <table:table-cell table:formula="of:=[.$AE14]*0*[.K$33]" office:value-type="float" office:value="0" calcext:value-type="float">
            <text:p>0</text:p>
          </table:table-cell>
          <table:table-cell table:formula="of:=[.$AE14]*0*[.L$33]" office:value-type="float" office:value="0" calcext:value-type="float">
            <text:p>0</text:p>
          </table:table-cell>
          <table:table-cell table:formula="of:=[.$AE14]*0*[.M$33]" office:value-type="float" office:value="0" calcext:value-type="float">
            <text:p>0</text:p>
          </table:table-cell>
          <table:table-cell table:formula="of:=[.$AE14]*0*[.N$33]" office:value-type="float" office:value="0" calcext:value-type="float">
            <text:p>0</text:p>
          </table:table-cell>
          <table:table-cell table:formula="of:=[.$AE14]*258*[.O$33]" office:value-type="float" office:value="258" calcext:value-type="float">
            <text:p>258</text:p>
          </table:table-cell>
          <table:table-cell table:formula="of:=[.$AE14]*0*[.P$33]" office:value-type="float" office:value="0" calcext:value-type="float">
            <text:p>0</text:p>
          </table:table-cell>
          <table:table-cell table:formula="of:=[.$AE14]*0*[.Q$33]" office:value-type="float" office:value="0" calcext:value-type="float">
            <text:p>0</text:p>
          </table:table-cell>
          <table:table-cell table:formula="of:=[.$AE14]*0*[.R$33]" office:value-type="float" office:value="0" calcext:value-type="float">
            <text:p>0</text:p>
          </table:table-cell>
          <table:table-cell table:formula="of:=[.$AE14]*276*[.S$33]" office:value-type="float" office:value="276" calcext:value-type="float">
            <text:p>276</text:p>
          </table:table-cell>
          <table:table-cell table:formula="of:=[.$AE14]*0*[.T$33]" office:value-type="float" office:value="0" calcext:value-type="float">
            <text:p>0</text:p>
          </table:table-cell>
          <table:table-cell table:formula="of:=[.$AE14]*0*[.U$33]" office:value-type="float" office:value="0" calcext:value-type="float">
            <text:p>0</text:p>
          </table:table-cell>
          <table:table-cell table:formula="of:=[.$AE14]*8*[.V$33]" office:value-type="float" office:value="8" calcext:value-type="float">
            <text:p>8</text:p>
          </table:table-cell>
          <table:table-cell table:formula="of:=[.$AE14]*0*[.W$33]" office:value-type="float" office:value="0" calcext:value-type="float">
            <text:p>0</text:p>
          </table:table-cell>
          <table:table-cell table:formula="of:=[.$AE14]*0*[.X$33]" office:value-type="float" office:value="0" calcext:value-type="float">
            <text:p>0</text:p>
          </table:table-cell>
          <table:table-cell table:formula="of:=[.$AE14]*0*[.Y$33]" office:value-type="float" office:value="0" calcext:value-type="float">
            <text:p>0</text:p>
          </table:table-cell>
          <table:table-cell table:formula="of:=[.$AE14]*0*[.Z$33]" office:value-type="float" office:value="0" calcext:value-type="float">
            <text:p>0</text:p>
          </table:table-cell>
          <table:table-cell table:formula="of:=[.$AE14]*0*[.AA$33]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1]" office:value-type="float" office:value="8" calcext:value-type="float">
            <text:p>8</text:p>
          </table:table-cell>
          <table:table-cell table:formula="of:=[Distance.B11]" office:value-type="string" office:string-value="Oasis Depot" calcext:value-type="string">
            <text:p>Oasis Depot</text:p>
          </table:table-cell>
          <table:table-cell table:formula="of:=[Distance.C11]" office:value-type="float" office:value="0" calcext:value-type="float">
            <text:p>0</text:p>
          </table:table-cell>
          <table:table-cell table:formula="of:=[.$AE15]*0*[.D$33]" office:value-type="float" office:value="0" calcext:value-type="float">
            <text:p>0</text:p>
          </table:table-cell>
          <table:table-cell table:formula="of:=[.$AE15]*0*[.E$33]" office:value-type="float" office:value="0" calcext:value-type="float">
            <text:p>0</text:p>
          </table:table-cell>
          <table:table-cell table:formula="of:=[.$AE15]*0*[.F$33]" office:value-type="float" office:value="0" calcext:value-type="float">
            <text:p>0</text:p>
          </table:table-cell>
          <table:table-cell table:formula="of:=[.$AE15]*0*[.G$33]" office:value-type="float" office:value="0" calcext:value-type="float">
            <text:p>0</text:p>
          </table:table-cell>
          <table:table-cell table:formula="of:=[.$AE15]*0*[.H$33]" office:value-type="float" office:value="0" calcext:value-type="float">
            <text:p>0</text:p>
          </table:table-cell>
          <table:table-cell table:formula="of:=[.$AE15]*0*[.I$33]" office:value-type="float" office:value="0" calcext:value-type="float">
            <text:p>0</text:p>
          </table:table-cell>
          <table:table-cell table:formula="of:=[.$AE15]*0*[.J$33]" office:value-type="float" office:value="0" calcext:value-type="float">
            <text:p>0</text:p>
          </table:table-cell>
          <table:table-cell table:formula="of:=[.$AE15]*0*[.K$33]" office:value-type="float" office:value="0" calcext:value-type="float">
            <text:p>0</text:p>
          </table:table-cell>
          <table:table-cell table:formula="of:=[.$AE15]*0*[.L$33]" office:value-type="float" office:value="0" calcext:value-type="float">
            <text:p>0</text:p>
          </table:table-cell>
          <table:table-cell table:formula="of:=[.$AE15]*52*[.M$33]" office:value-type="float" office:value="52" calcext:value-type="float">
            <text:p>52</text:p>
          </table:table-cell>
          <table:table-cell table:formula="of:=ROUND([.$AE15]*11*[.N$33])" office:value-type="float" office:value="12" calcext:value-type="float">
            <text:p>12</text:p>
          </table:table-cell>
          <table:table-cell table:formula="of:=[.$AE15]*0*[.O$33]" office:value-type="float" office:value="0" calcext:value-type="float">
            <text:p>0</text:p>
          </table:table-cell>
          <table:table-cell table:formula="of:=[.$AE15]*8*[.P$33]" office:value-type="float" office:value="8" calcext:value-type="float">
            <text:p>8</text:p>
          </table:table-cell>
          <table:table-cell table:formula="of:=[.$AE15]*23*[.Q$33]" office:value-type="float" office:value="23" calcext:value-type="float">
            <text:p>23</text:p>
          </table:table-cell>
          <table:table-cell table:formula="of:=[.$AE15]*0*[.R$33]" office:value-type="float" office:value="0" calcext:value-type="float">
            <text:p>0</text:p>
          </table:table-cell>
          <table:table-cell table:formula="of:=[.$AE15]*0*[.S$33]" office:value-type="float" office:value="0" calcext:value-type="float">
            <text:p>0</text:p>
          </table:table-cell>
          <table:table-cell table:formula="of:=[.$AE15]*10*[.T$33]" office:value-type="float" office:value="10" calcext:value-type="float">
            <text:p>10</text:p>
          </table:table-cell>
          <table:table-cell table:formula="of:=[.$AE15]*0*[.U$33]" office:value-type="float" office:value="0" calcext:value-type="float">
            <text:p>0</text:p>
          </table:table-cell>
          <table:table-cell table:formula="of:=[.$AE15]*0*[.V$33]" office:value-type="float" office:value="0" calcext:value-type="float">
            <text:p>0</text:p>
          </table:table-cell>
          <table:table-cell table:formula="of:=[.$AE15]*88*[.W$33]" office:value-type="float" office:value="88" calcext:value-type="float">
            <text:p>88</text:p>
          </table:table-cell>
          <table:table-cell table:formula="of:=[.$AE15]*0*[.X$33]" office:value-type="float" office:value="0" calcext:value-type="float">
            <text:p>0</text:p>
          </table:table-cell>
          <table:table-cell table:formula="of:=[.$AE15]*0*[.Y$33]" office:value-type="float" office:value="0" calcext:value-type="float">
            <text:p>0</text:p>
          </table:table-cell>
          <table:table-cell table:formula="of:=[.$AE15]*18*[.Z$33]" office:value-type="float" office:value="18" calcext:value-type="float">
            <text:p>18</text:p>
          </table:table-cell>
          <table:table-cell table:formula="of:=[.$AE15]*0*[.AA$33]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2]" office:value-type="float" office:value="9" calcext:value-type="float">
            <text:p>9</text:p>
          </table:table-cell>
          <table:table-cell table:formula="of:=[Distance.B12]" office:value-type="string" office:string-value="LKRM-Highdust" calcext:value-type="string">
            <text:p>LKRM-Highdust</text:p>
          </table:table-cell>
          <table:table-cell table:formula="of:=[Distance.C12]" office:value-type="float" office:value="0" calcext:value-type="float">
            <text:p>0</text:p>
          </table:table-cell>
          <table:table-cell table:formula="of:=[.$AE16]*225*[.D$33]" office:value-type="float" office:value="562.5" calcext:value-type="float">
            <text:p>562.5</text:p>
          </table:table-cell>
          <table:table-cell table:formula="of:=[.$AE16]*0*[.E$33]" office:value-type="float" office:value="0" calcext:value-type="float">
            <text:p>0</text:p>
          </table:table-cell>
          <table:table-cell table:formula="of:=[.$AE16]*0*[.F$33]" office:value-type="float" office:value="0" calcext:value-type="float">
            <text:p>0</text:p>
          </table:table-cell>
          <table:table-cell table:formula="of:=[.$AE16]*0*[.G$33]" office:value-type="float" office:value="0" calcext:value-type="float">
            <text:p>0</text:p>
          </table:table-cell>
          <table:table-cell table:formula="of:=[.$AE16]*0*[.H$33]" office:value-type="float" office:value="0" calcext:value-type="float">
            <text:p>0</text:p>
          </table:table-cell>
          <table:table-cell table:formula="of:=[.$AE16]*0*[.I$33]" office:value-type="float" office:value="0" calcext:value-type="float">
            <text:p>0</text:p>
          </table:table-cell>
          <table:table-cell table:formula="of:=[.$AE16]*0*[.J$33]" office:value-type="float" office:value="0" calcext:value-type="float">
            <text:p>0</text:p>
          </table:table-cell>
          <table:table-cell table:formula="of:=ROUND([.$AE16]*36*[.K$33])" office:value-type="float" office:value="47" calcext:value-type="float">
            <text:p>47</text:p>
          </table:table-cell>
          <table:table-cell table:formula="of:=[.$AE16]*39*[.L$33]" office:value-type="float" office:value="39" calcext:value-type="float">
            <text:p>39</text:p>
          </table:table-cell>
          <table:table-cell table:formula="of:=[.$AE16]*0*[.M$33]" office:value-type="float" office:value="0" calcext:value-type="float">
            <text:p>0</text:p>
          </table:table-cell>
          <table:table-cell table:formula="of:=[.$AE16]*0*[.N$33]" office:value-type="float" office:value="0" calcext:value-type="float">
            <text:p>0</text:p>
          </table:table-cell>
          <table:table-cell table:formula="of:=[.$AE16]*0*[.O$33]" office:value-type="float" office:value="0" calcext:value-type="float">
            <text:p>0</text:p>
          </table:table-cell>
          <table:table-cell table:formula="of:=[.$AE16]*0*[.P$33]" office:value-type="float" office:value="0" calcext:value-type="float">
            <text:p>0</text:p>
          </table:table-cell>
          <table:table-cell table:formula="of:=[.$AE16]*15*[.Q$33]" office:value-type="float" office:value="15" calcext:value-type="float">
            <text:p>15</text:p>
          </table:table-cell>
          <table:table-cell table:formula="of:=[.$AE16]*0*[.R$33]" office:value-type="float" office:value="0" calcext:value-type="float">
            <text:p>0</text:p>
          </table:table-cell>
          <table:table-cell table:formula="of:=[.$AE16]*0*[.S$33]" office:value-type="float" office:value="0" calcext:value-type="float">
            <text:p>0</text:p>
          </table:table-cell>
          <table:table-cell table:formula="of:=[.$AE16]*14*[.T$33]" office:value-type="float" office:value="14" calcext:value-type="float">
            <text:p>14</text:p>
          </table:table-cell>
          <table:table-cell table:formula="of:=[.$AE16]*21*[.U$33]" office:value-type="float" office:value="21" calcext:value-type="float">
            <text:p>21</text:p>
          </table:table-cell>
          <table:table-cell table:formula="of:=[.$AE16]*16*[.V$33]" office:value-type="float" office:value="16" calcext:value-type="float">
            <text:p>16</text:p>
          </table:table-cell>
          <table:table-cell table:formula="of:=[.$AE16]*0*[.W$33]" office:value-type="float" office:value="0" calcext:value-type="float">
            <text:p>0</text:p>
          </table:table-cell>
          <table:table-cell table:formula="of:=[.$AE16]*0*[.X$33]" office:value-type="float" office:value="0" calcext:value-type="float">
            <text:p>0</text:p>
          </table:table-cell>
          <table:table-cell table:formula="of:=[.$AE16]*0*[.Y$33]" office:value-type="float" office:value="0" calcext:value-type="float">
            <text:p>0</text:p>
          </table:table-cell>
          <table:table-cell table:formula="of:=[.$AE16]*2*[.Z$33]" office:value-type="float" office:value="2" calcext:value-type="float">
            <text:p>2</text:p>
          </table:table-cell>
          <table:table-cell table:formula="of:=[.$AE16]*0*[.AA$33]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3]" office:value-type="float" office:value="10" calcext:value-type="float">
            <text:p>10</text:p>
          </table:table-cell>
          <table:table-cell table:formula="of:=[Distance.B13]" office:value-type="string" office:string-value="Yantar-4K2M" calcext:value-type="string">
            <text:p>Yantar-4K2M</text:p>
          </table:table-cell>
          <table:table-cell table:formula="of:=[Distance.C13]" office:value-type="float" office:value="0" calcext:value-type="float">
            <text:p>0</text:p>
          </table:table-cell>
          <table:table-cell table:formula="of:=[.$AE17]*225*[.D$33]" office:value-type="float" office:value="562.5" calcext:value-type="float">
            <text:p>562.5</text:p>
          </table:table-cell>
          <table:table-cell table:formula="of:=[.$AE17]*22*[.E$33]" office:value-type="float" office:value="22" calcext:value-type="float">
            <text:p>22</text:p>
          </table:table-cell>
          <table:table-cell table:formula="of:=[.$AE17]*0*[.F$33]" office:value-type="float" office:value="0" calcext:value-type="float">
            <text:p>0</text:p>
          </table:table-cell>
          <table:table-cell table:formula="of:=[.$AE17]*0*[.G$33]" office:value-type="float" office:value="0" calcext:value-type="float">
            <text:p>0</text:p>
          </table:table-cell>
          <table:table-cell table:formula="of:=[.$AE17]*0*[.H$33]" office:value-type="float" office:value="0" calcext:value-type="float">
            <text:p>0</text:p>
          </table:table-cell>
          <table:table-cell table:formula="of:=[.$AE17]*0*[.I$33]" office:value-type="float" office:value="0" calcext:value-type="float">
            <text:p>0</text:p>
          </table:table-cell>
          <table:table-cell table:formula="of:=[.$AE17]*0*[.J$33]" office:value-type="float" office:value="0" calcext:value-type="float">
            <text:p>0</text:p>
          </table:table-cell>
          <table:table-cell table:formula="of:=ROUND([.$AE17]*28*[.K$33])" office:value-type="float" office:value="36" calcext:value-type="float">
            <text:p>36</text:p>
          </table:table-cell>
          <table:table-cell table:formula="of:=[.$AE17]*0*[.L$33]" office:value-type="float" office:value="0" calcext:value-type="float">
            <text:p>0</text:p>
          </table:table-cell>
          <table:table-cell table:formula="of:=[.$AE17]*92*[.M$33]" office:value-type="float" office:value="92" calcext:value-type="float">
            <text:p>92</text:p>
          </table:table-cell>
          <table:table-cell table:formula="of:=ROUND([.$AE17]*68*[.N$33])" office:value-type="float" office:value="75" calcext:value-type="float">
            <text:p>75</text:p>
          </table:table-cell>
          <table:table-cell table:formula="of:=[.$AE17]*0*[.O$33]" office:value-type="float" office:value="0" calcext:value-type="float">
            <text:p>0</text:p>
          </table:table-cell>
          <table:table-cell table:formula="of:=[.$AE17]*14*[.P$33]" office:value-type="float" office:value="14" calcext:value-type="float">
            <text:p>14</text:p>
          </table:table-cell>
          <table:table-cell table:formula="of:=[.$AE17]*45*[.Q$33]" office:value-type="float" office:value="45" calcext:value-type="float">
            <text:p>45</text:p>
          </table:table-cell>
          <table:table-cell table:formula="of:=[.$AE17]*0*[.R$33]" office:value-type="float" office:value="0" calcext:value-type="float">
            <text:p>0</text:p>
          </table:table-cell>
          <table:table-cell table:formula="of:=[.$AE17]*0*[.S$33]" office:value-type="float" office:value="0" calcext:value-type="float">
            <text:p>0</text:p>
          </table:table-cell>
          <table:table-cell table:formula="of:=[.$AE17]*0*[.T$33]" office:value-type="float" office:value="0" calcext:value-type="float">
            <text:p>0</text:p>
          </table:table-cell>
          <table:table-cell table:formula="of:=[.$AE17]*24*[.U$33]" office:value-type="float" office:value="24" calcext:value-type="float">
            <text:p>24</text:p>
          </table:table-cell>
          <table:table-cell table:formula="of:=[.$AE17]*20*[.V$33]" office:value-type="float" office:value="20" calcext:value-type="float">
            <text:p>20</text:p>
          </table:table-cell>
          <table:table-cell table:formula="of:=[.$AE17]*0*[.W$33]" office:value-type="float" office:value="0" calcext:value-type="float">
            <text:p>0</text:p>
          </table:table-cell>
          <table:table-cell table:formula="of:=[.$AE17]*0*[.X$33]" office:value-type="float" office:value="0" calcext:value-type="float">
            <text:p>0</text:p>
          </table:table-cell>
          <table:table-cell table:formula="of:=[.$AE17]*0*[.Y$33]" office:value-type="float" office:value="0" calcext:value-type="float">
            <text:p>0</text:p>
          </table:table-cell>
          <table:table-cell table:formula="of:=[.$AE17]*1*[.Z$33]" office:value-type="float" office:value="1" calcext:value-type="float">
            <text:p>1</text:p>
          </table:table-cell>
          <table:table-cell table:formula="of:=ROUND([.$AE17]*249*[.AA$33])" office:value-type="float" office:value="398" calcext:value-type="float">
            <text:p>398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4]" office:value-type="float" office:value="11" calcext:value-type="float">
            <text:p>11</text:p>
          </table:table-cell>
          <table:table-cell table:formula="of:=[Distance.B14]" office:value-type="string" office:string-value="Tycho Station" calcext:value-type="string">
            <text:p>Tycho Station</text:p>
          </table:table-cell>
          <table:table-cell table:formula="of:=[Distance.C14]" office:value-type="float" office:value="0" calcext:value-type="float">
            <text:p>0</text:p>
          </table:table-cell>
          <table:table-cell table:formula="of:=[.$AE18]*205*[.D$33]" office:value-type="float" office:value="512.5" calcext:value-type="float">
            <text:p>512.5</text:p>
          </table:table-cell>
          <table:table-cell table:formula="of:=[.$AE18]*0*[.E$33]" office:value-type="float" office:value="0" calcext:value-type="float">
            <text:p>0</text:p>
          </table:table-cell>
          <table:table-cell table:formula="of:=[.$AE18]*125*[.F$33]" office:value-type="float" office:value="175" calcext:value-type="float">
            <text:p>175</text:p>
          </table:table-cell>
          <table:table-cell table:formula="of:=[.$AE18]*0*[.G$33]" office:value-type="float" office:value="0" calcext:value-type="float">
            <text:p>0</text:p>
          </table:table-cell>
          <table:table-cell table:formula="of:=[.$AE18]*178*[.H$33]" office:value-type="float" office:value="178" calcext:value-type="float">
            <text:p>178</text:p>
          </table:table-cell>
          <table:table-cell table:formula="of:=ROUND([.$AE18]*89*[.I$33])" office:value-type="float" office:value="107" calcext:value-type="float">
            <text:p>107</text:p>
          </table:table-cell>
          <table:table-cell table:formula="of:=[.$AE18]*0*[.J$33]" office:value-type="float" office:value="0" calcext:value-type="float">
            <text:p>0</text:p>
          </table:table-cell>
          <table:table-cell table:formula="of:=[.$AE18]*0*[.K$33]" office:value-type="float" office:value="0" calcext:value-type="float">
            <text:p>0</text:p>
          </table:table-cell>
          <table:table-cell table:formula="of:=[.$AE18]*176*[.L$33]" office:value-type="float" office:value="176" calcext:value-type="float">
            <text:p>176</text:p>
          </table:table-cell>
          <table:table-cell table:formula="of:=[.$AE18]*98*[.M$33]" office:value-type="float" office:value="98" calcext:value-type="float">
            <text:p>98</text:p>
          </table:table-cell>
          <table:table-cell table:formula="of:=[.$AE18]*0*[.N$33]" office:value-type="float" office:value="0" calcext:value-type="float">
            <text:p>0</text:p>
          </table:table-cell>
          <table:table-cell table:formula="of:=[.$AE18]*198*[.O$33]" office:value-type="float" office:value="198" calcext:value-type="float">
            <text:p>198</text:p>
          </table:table-cell>
          <table:table-cell table:formula="of:=[.$AE18]*10*[.P$33]" office:value-type="float" office:value="10" calcext:value-type="float">
            <text:p>10</text:p>
          </table:table-cell>
          <table:table-cell table:formula="of:=[.$AE18]*0*[.Q$33]" office:value-type="float" office:value="0" calcext:value-type="float">
            <text:p>0</text:p>
          </table:table-cell>
          <table:table-cell table:formula="of:=[.$AE18]*560*[.R$33]" office:value-type="float" office:value="560" calcext:value-type="float">
            <text:p>560</text:p>
          </table:table-cell>
          <table:table-cell table:formula="of:=[.$AE18]*0*[.S$33]" office:value-type="float" office:value="0" calcext:value-type="float">
            <text:p>0</text:p>
          </table:table-cell>
          <table:table-cell table:formula="of:=[.$AE18]*0*[.T$33]" office:value-type="float" office:value="0" calcext:value-type="float">
            <text:p>0</text:p>
          </table:table-cell>
          <table:table-cell table:formula="of:=[.$AE18]*0*[.U$33]" office:value-type="float" office:value="0" calcext:value-type="float">
            <text:p>0</text:p>
          </table:table-cell>
          <table:table-cell table:formula="of:=[.$AE18]*0*[.V$33]" office:value-type="float" office:value="0" calcext:value-type="float">
            <text:p>0</text:p>
          </table:table-cell>
          <table:table-cell table:formula="of:=[.$AE18]*0*[.W$33]" office:value-type="float" office:value="0" calcext:value-type="float">
            <text:p>0</text:p>
          </table:table-cell>
          <table:table-cell table:formula="of:=[.$AE18]*43*[.X$33]" office:value-type="float" office:value="43" calcext:value-type="float">
            <text:p>43</text:p>
          </table:table-cell>
          <table:table-cell table:formula="of:=[.$AE18]*333*[.Y$33]" office:value-type="float" office:value="333" calcext:value-type="float">
            <text:p>333</text:p>
          </table:table-cell>
          <table:table-cell table:formula="of:=[.$AE18]*0*[.Z$33]" office:value-type="float" office:value="0" calcext:value-type="float">
            <text:p>0</text:p>
          </table:table-cell>
          <table:table-cell table:formula="of:=[.$AE18]*280*[.AA$33]" office:value-type="float" office:value="448" calcext:value-type="float">
            <text:p>448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5]" office:value-type="float" office:value="12" calcext:value-type="float">
            <text:p>12</text:p>
          </table:table-cell>
          <table:table-cell table:formula="of:=[Distance.B15]" office:value-type="string" office:string-value="Lourvil" calcext:value-type="string">
            <text:p>Lourvil</text:p>
          </table:table-cell>
          <table:table-cell table:formula="of:=[Distance.C15]" office:value-type="float" office:value="0" calcext:value-type="float">
            <text:p>0</text:p>
          </table:table-cell>
          <table:table-cell table:formula="of:=[.$AE19]*0*[.D$33]" office:value-type="float" office:value="0" calcext:value-type="float">
            <text:p>0</text:p>
          </table:table-cell>
          <table:table-cell table:formula="of:=[.$AE19]*0*[.E$33]" office:value-type="float" office:value="0" calcext:value-type="float">
            <text:p>0</text:p>
          </table:table-cell>
          <table:table-cell table:formula="of:=[.$AE19]*0*[.F$33]" office:value-type="float" office:value="0" calcext:value-type="float">
            <text:p>0</text:p>
          </table:table-cell>
          <table:table-cell table:formula="of:=[.$AE19]*22*[.G$33]" office:value-type="float" office:value="110" calcext:value-type="float">
            <text:p>110</text:p>
          </table:table-cell>
          <table:table-cell table:formula="of:=[.$AE19]*173*[.H$33]" office:value-type="float" office:value="173" calcext:value-type="float">
            <text:p>173</text:p>
          </table:table-cell>
          <table:table-cell table:formula="of:=ROUND([.$AE19]*38*[.I$33])" office:value-type="float" office:value="46" calcext:value-type="float">
            <text:p>46</text:p>
          </table:table-cell>
          <table:table-cell table:formula="of:=[.$AE19]*0*[.J$33]" office:value-type="float" office:value="0" calcext:value-type="float">
            <text:p>0</text:p>
          </table:table-cell>
          <table:table-cell table:formula="of:=[.$AE19]*0*[.K$33]" office:value-type="float" office:value="0" calcext:value-type="float">
            <text:p>0</text:p>
          </table:table-cell>
          <table:table-cell table:formula="of:=[.$AE19]*46*[.L$33]" office:value-type="float" office:value="46" calcext:value-type="float">
            <text:p>46</text:p>
          </table:table-cell>
          <table:table-cell table:formula="of:=[.$AE19]*0*[.M$33]" office:value-type="float" office:value="0" calcext:value-type="float">
            <text:p>0</text:p>
          </table:table-cell>
          <table:table-cell table:formula="of:=[.$AE19]*0*[.N$33]" office:value-type="float" office:value="0" calcext:value-type="float">
            <text:p>0</text:p>
          </table:table-cell>
          <table:table-cell table:formula="of:=[.$AE19]*198*[.O$33]" office:value-type="float" office:value="198" calcext:value-type="float">
            <text:p>198</text:p>
          </table:table-cell>
          <table:table-cell table:formula="of:=[.$AE19]*16*[.P$33]" office:value-type="float" office:value="16" calcext:value-type="float">
            <text:p>16</text:p>
          </table:table-cell>
          <table:table-cell table:formula="of:=[.$AE19]*0*[.Q$33]" office:value-type="float" office:value="0" calcext:value-type="float">
            <text:p>0</text:p>
          </table:table-cell>
          <table:table-cell table:formula="of:=[.$AE19]*292*[.R$33]" office:value-type="float" office:value="292" calcext:value-type="float">
            <text:p>292</text:p>
          </table:table-cell>
          <table:table-cell table:formula="of:=[.$AE19]*201*[.S$33]" office:value-type="float" office:value="201" calcext:value-type="float">
            <text:p>201</text:p>
          </table:table-cell>
          <table:table-cell table:formula="of:=[.$AE19]*0*[.T$33]" office:value-type="float" office:value="0" calcext:value-type="float">
            <text:p>0</text:p>
          </table:table-cell>
          <table:table-cell table:formula="of:=[.$AE19]*0*[.U$33]" office:value-type="float" office:value="0" calcext:value-type="float">
            <text:p>0</text:p>
          </table:table-cell>
          <table:table-cell table:formula="of:=[.$AE19]*20*[.V$33]" office:value-type="float" office:value="20" calcext:value-type="float">
            <text:p>20</text:p>
          </table:table-cell>
          <table:table-cell table:formula="of:=[.$AE19]*0*[.W$33]" office:value-type="float" office:value="0" calcext:value-type="float">
            <text:p>0</text:p>
          </table:table-cell>
          <table:table-cell table:formula="of:=[.$AE19]*203*[.X$33]" office:value-type="float" office:value="203" calcext:value-type="float">
            <text:p>203</text:p>
          </table:table-cell>
          <table:table-cell table:formula="of:=[.$AE19]*276*[.Y$33]" office:value-type="float" office:value="276" calcext:value-type="float">
            <text:p>276</text:p>
          </table:table-cell>
          <table:table-cell table:formula="of:=[.$AE19]*0*[.Z$33]" office:value-type="float" office:value="0" calcext:value-type="float">
            <text:p>0</text:p>
          </table:table-cell>
          <table:table-cell table:formula="of:=ROUND([.$AE19]*249*[.AA$33])" office:value-type="float" office:value="398" calcext:value-type="float">
            <text:p>398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6]" office:value-type="float" office:value="13" calcext:value-type="float">
            <text:p>13</text:p>
          </table:table-cell>
          <table:table-cell table:formula="of:=[Distance.B16]" office:value-type="string" office:string-value="LKRM-Westforge" calcext:value-type="string">
            <text:p>LKRM-Westforge</text:p>
          </table:table-cell>
          <table:table-cell table:formula="of:=[Distance.C16]" office:value-type="float" office:value="0" calcext:value-type="float">
            <text:p>0</text:p>
          </table:table-cell>
          <table:table-cell table:formula="of:=[.$AE20]*0*[.D$33]" office:value-type="float" office:value="0" calcext:value-type="float">
            <text:p>0</text:p>
          </table:table-cell>
          <table:table-cell table:formula="of:=[.$AE20]*0*[.E$33]" office:value-type="float" office:value="0" calcext:value-type="float">
            <text:p>0</text:p>
          </table:table-cell>
          <table:table-cell table:formula="of:=[.$AE20]*200*[.F$33]" office:value-type="float" office:value="280" calcext:value-type="float">
            <text:p>280</text:p>
          </table:table-cell>
          <table:table-cell table:formula="of:=[.$AE20]*12*[.G$33]" office:value-type="float" office:value="60" calcext:value-type="float">
            <text:p>60</text:p>
          </table:table-cell>
          <table:table-cell table:formula="of:=[.$AE20]*0*[.H$33]" office:value-type="float" office:value="0" calcext:value-type="float">
            <text:p>0</text:p>
          </table:table-cell>
          <table:table-cell table:formula="of:=ROUND([.$AE20]*42*[.I$33])" office:value-type="float" office:value="50" calcext:value-type="float">
            <text:p>50</text:p>
          </table:table-cell>
          <table:table-cell table:formula="of:=[.$AE20]*10*[.J$33]" office:value-type="float" office:value="15" calcext:value-type="float">
            <text:p>15</text:p>
          </table:table-cell>
          <table:table-cell table:formula="of:=[.$AE20]*0*[.K$33]" office:value-type="float" office:value="0" calcext:value-type="float">
            <text:p>0</text:p>
          </table:table-cell>
          <table:table-cell table:formula="of:=[.$AE20]*39*[.L$33]" office:value-type="float" office:value="39" calcext:value-type="float">
            <text:p>39</text:p>
          </table:table-cell>
          <table:table-cell table:formula="of:=[.$AE20]*47*[.M$33]" office:value-type="float" office:value="47" calcext:value-type="float">
            <text:p>47</text:p>
          </table:table-cell>
          <table:table-cell table:formula="of:=[.$AE20]*0*[.N$33]" office:value-type="float" office:value="0" calcext:value-type="float">
            <text:p>0</text:p>
          </table:table-cell>
          <table:table-cell table:formula="of:=[.$AE20]*0*[.O$33]" office:value-type="float" office:value="0" calcext:value-type="float">
            <text:p>0</text:p>
          </table:table-cell>
          <table:table-cell table:formula="of:=[.$AE20]*0*[.P$33]" office:value-type="float" office:value="0" calcext:value-type="float">
            <text:p>0</text:p>
          </table:table-cell>
          <table:table-cell table:formula="of:=[.$AE20]*0*[.Q$33]" office:value-type="float" office:value="0" calcext:value-type="float">
            <text:p>0</text:p>
          </table:table-cell>
          <table:table-cell table:formula="of:=[.$AE20]*0*[.R$33]" office:value-type="float" office:value="0" calcext:value-type="float">
            <text:p>0</text:p>
          </table:table-cell>
          <table:table-cell table:formula="of:=[.$AE20]*201*[.S$33]" office:value-type="float" office:value="201" calcext:value-type="float">
            <text:p>201</text:p>
          </table:table-cell>
          <table:table-cell table:formula="of:=[.$AE20]*14*[.T$33]" office:value-type="float" office:value="14" calcext:value-type="float">
            <text:p>14</text:p>
          </table:table-cell>
          <table:table-cell table:formula="of:=[.$AE20]*0*[.U$33]" office:value-type="float" office:value="0" calcext:value-type="float">
            <text:p>0</text:p>
          </table:table-cell>
          <table:table-cell table:formula="of:=[.$AE20]*0*[.V$33]" office:value-type="float" office:value="0" calcext:value-type="float">
            <text:p>0</text:p>
          </table:table-cell>
          <table:table-cell table:formula="of:=[.$AE20]*0*[.W$33]" office:value-type="float" office:value="0" calcext:value-type="float">
            <text:p>0</text:p>
          </table:table-cell>
          <table:table-cell table:formula="of:=[.$AE20]*0*[.X$33]" office:value-type="float" office:value="0" calcext:value-type="float">
            <text:p>0</text:p>
          </table:table-cell>
          <table:table-cell table:formula="of:=[.$AE20]*0*[.Y$33]" office:value-type="float" office:value="0" calcext:value-type="float">
            <text:p>0</text:p>
          </table:table-cell>
          <table:table-cell table:formula="of:=[.$AE20]*1*[.Z$33]" office:value-type="float" office:value="1" calcext:value-type="float">
            <text:p>1</text:p>
          </table:table-cell>
          <table:table-cell table:formula="of:=ROUND([.$AE20]*249*[.AA$33])" office:value-type="float" office:value="398" calcext:value-type="float">
            <text:p>398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7]" office:value-type="float" office:value="14" calcext:value-type="float">
            <text:p>14</text:p>
          </table:table-cell>
          <table:table-cell table:formula="of:=[Distance.B17]" office:value-type="string" office:string-value="LKRM-Sandy" calcext:value-type="string">
            <text:p>LKRM-Sandy</text:p>
          </table:table-cell>
          <table:table-cell table:formula="of:=[Distance.C17]" office:value-type="float" office:value="0" calcext:value-type="float">
            <text:p>0</text:p>
          </table:table-cell>
          <table:table-cell table:formula="of:=[.$AE21]*0*[.D$33]" office:value-type="float" office:value="0" calcext:value-type="float">
            <text:p>0</text:p>
          </table:table-cell>
          <table:table-cell table:formula="of:=[.$AE21]*24*[.E$33]" office:value-type="float" office:value="24" calcext:value-type="float">
            <text:p>24</text:p>
          </table:table-cell>
          <table:table-cell table:formula="of:=[.$AE21]*200*[.F$33]" office:value-type="float" office:value="280" calcext:value-type="float">
            <text:p>280</text:p>
          </table:table-cell>
          <table:table-cell table:formula="of:=[.$AE21]*12*[.G$33]" office:value-type="float" office:value="60" calcext:value-type="float">
            <text:p>60</text:p>
          </table:table-cell>
          <table:table-cell table:formula="of:=[.$AE21]*0*[.H$33]" office:value-type="float" office:value="0" calcext:value-type="float">
            <text:p>0</text:p>
          </table:table-cell>
          <table:table-cell table:formula="of:=[.$AE21]*0*[.I$33]" office:value-type="float" office:value="0" calcext:value-type="float">
            <text:p>0</text:p>
          </table:table-cell>
          <table:table-cell table:formula="of:=[.$AE21]*0*[.J$33]" office:value-type="float" office:value="0" calcext:value-type="float">
            <text:p>0</text:p>
          </table:table-cell>
          <table:table-cell table:formula="of:=[.$AE21]*0*[.K$33]" office:value-type="float" office:value="0" calcext:value-type="float">
            <text:p>0</text:p>
          </table:table-cell>
          <table:table-cell table:formula="of:=[.$AE21]*0*[.L$33]" office:value-type="float" office:value="0" calcext:value-type="float">
            <text:p>0</text:p>
          </table:table-cell>
          <table:table-cell table:formula="of:=[.$AE21]*47*[.M$33]" office:value-type="float" office:value="47" calcext:value-type="float">
            <text:p>47</text:p>
          </table:table-cell>
          <table:table-cell table:formula="of:=[.$AE21]*0*[.N$33]" office:value-type="float" office:value="0" calcext:value-type="float">
            <text:p>0</text:p>
          </table:table-cell>
          <table:table-cell table:formula="of:=[.$AE21]*168*[.O$33]" office:value-type="float" office:value="168" calcext:value-type="float">
            <text:p>168</text:p>
          </table:table-cell>
          <table:table-cell table:formula="of:=[.$AE21]*0*[.P$33]" office:value-type="float" office:value="0" calcext:value-type="float">
            <text:p>0</text:p>
          </table:table-cell>
          <table:table-cell table:formula="of:=[.$AE21]*0*[.Q$33]" office:value-type="float" office:value="0" calcext:value-type="float">
            <text:p>0</text:p>
          </table:table-cell>
          <table:table-cell table:formula="of:=[.$AE21]*0*[.R$33]" office:value-type="float" office:value="0" calcext:value-type="float">
            <text:p>0</text:p>
          </table:table-cell>
          <table:table-cell table:formula="of:=[.$AE21]*201*[.S$33]" office:value-type="float" office:value="201" calcext:value-type="float">
            <text:p>201</text:p>
          </table:table-cell>
          <table:table-cell table:formula="of:=[.$AE21]*14*[.T$33]" office:value-type="float" office:value="14" calcext:value-type="float">
            <text:p>14</text:p>
          </table:table-cell>
          <table:table-cell table:formula="of:=[.$AE21]*0*[.U$33]" office:value-type="float" office:value="0" calcext:value-type="float">
            <text:p>0</text:p>
          </table:table-cell>
          <table:table-cell table:formula="of:=[.$AE21]*0*[.V$33]" office:value-type="float" office:value="0" calcext:value-type="float">
            <text:p>0</text:p>
          </table:table-cell>
          <table:table-cell table:formula="of:=[.$AE21]*0*[.W$33]" office:value-type="float" office:value="0" calcext:value-type="float">
            <text:p>0</text:p>
          </table:table-cell>
          <table:table-cell table:formula="of:=[.$AE21]*0*[.X$33]" office:value-type="float" office:value="0" calcext:value-type="float">
            <text:p>0</text:p>
          </table:table-cell>
          <table:table-cell table:formula="of:=[.$AE21]*0*[.Y$33]" office:value-type="float" office:value="0" calcext:value-type="float">
            <text:p>0</text:p>
          </table:table-cell>
          <table:table-cell table:formula="of:=[.$AE21]*1*[.Z$33]" office:value-type="float" office:value="1" calcext:value-type="float">
            <text:p>1</text:p>
          </table:table-cell>
          <table:table-cell table:formula="of:=ROUND([.$AE21]*249*[.AA$33])" office:value-type="float" office:value="398" calcext:value-type="float">
            <text:p>398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8]" office:value-type="float" office:value="15" calcext:value-type="float">
            <text:p>15</text:p>
          </table:table-cell>
          <table:table-cell table:formula="of:=[Distance.B18]" office:value-type="string" office:string-value="Cloud City" calcext:value-type="string">
            <text:p>Cloud City</text:p>
          </table:table-cell>
          <table:table-cell table:formula="of:=[Distance.C18]" office:value-type="float" office:value="0" calcext:value-type="float">
            <text:p>0</text:p>
          </table:table-cell>
          <table:table-cell table:formula="of:=[.$AE22]*0*[.D$33]" office:value-type="float" office:value="0" calcext:value-type="float">
            <text:p>0</text:p>
          </table:table-cell>
          <table:table-cell table:formula="of:=[.$AE22]*55*[.E$33]" office:value-type="float" office:value="55" calcext:value-type="float">
            <text:p>55</text:p>
          </table:table-cell>
          <table:table-cell table:formula="of:=[.$AE22]*0*[.F$33]" office:value-type="float" office:value="0" calcext:value-type="float">
            <text:p>0</text:p>
          </table:table-cell>
          <table:table-cell table:formula="of:=[.$AE22]*0*[.G$33]" office:value-type="float" office:value="0" calcext:value-type="float">
            <text:p>0</text:p>
          </table:table-cell>
          <table:table-cell table:formula="of:=[.$AE22]*0*[.H$33]" office:value-type="float" office:value="0" calcext:value-type="float">
            <text:p>0</text:p>
          </table:table-cell>
          <table:table-cell table:formula="of:=[.$AE22]*0*[.I$33]" office:value-type="float" office:value="0" calcext:value-type="float">
            <text:p>0</text:p>
          </table:table-cell>
          <table:table-cell table:formula="of:=[.$AE22]*10*[.J$33]" office:value-type="float" office:value="15" calcext:value-type="float">
            <text:p>15</text:p>
          </table:table-cell>
          <table:table-cell table:formula="of:=ROUND([.$AE22]*19*[.K$33])" office:value-type="float" office:value="25" calcext:value-type="float">
            <text:p>25</text:p>
          </table:table-cell>
          <table:table-cell table:formula="of:=[.$AE22]*0*[.L$33]" office:value-type="float" office:value="0" calcext:value-type="float">
            <text:p>0</text:p>
          </table:table-cell>
          <table:table-cell table:formula="of:=[.$AE22]*0*[.M$33]" office:value-type="float" office:value="0" calcext:value-type="float">
            <text:p>0</text:p>
          </table:table-cell>
          <table:table-cell table:formula="of:=ROUND([.$AE22]*32*[.N$33])" office:value-type="float" office:value="35" calcext:value-type="float">
            <text:p>35</text:p>
          </table:table-cell>
          <table:table-cell table:formula="of:=[.$AE22]*168*[.O$33]" office:value-type="float" office:value="168" calcext:value-type="float">
            <text:p>168</text:p>
          </table:table-cell>
          <table:table-cell table:formula="of:=[.$AE22]*11*[.P$33]" office:value-type="float" office:value="11" calcext:value-type="float">
            <text:p>11</text:p>
          </table:table-cell>
          <table:table-cell table:formula="of:=[.$AE22]*40*[.Q$33]" office:value-type="float" office:value="40" calcext:value-type="float">
            <text:p>40</text:p>
          </table:table-cell>
          <table:table-cell table:formula="of:=[.$AE22]*377*[.R$33]" office:value-type="float" office:value="377" calcext:value-type="float">
            <text:p>377</text:p>
          </table:table-cell>
          <table:table-cell table:formula="of:=[.$AE22]*0*[.S$33]" office:value-type="float" office:value="0" calcext:value-type="float">
            <text:p>0</text:p>
          </table:table-cell>
          <table:table-cell table:formula="of:=[.$AE22]*14*[.T$33]" office:value-type="float" office:value="14" calcext:value-type="float">
            <text:p>14</text:p>
          </table:table-cell>
          <table:table-cell table:formula="of:=[.$AE22]*33*[.U$33]" office:value-type="float" office:value="33" calcext:value-type="float">
            <text:p>33</text:p>
          </table:table-cell>
          <table:table-cell table:formula="of:=[.$AE22]*0*[.V$33]" office:value-type="float" office:value="0" calcext:value-type="float">
            <text:p>0</text:p>
          </table:table-cell>
          <table:table-cell table:formula="of:=[.$AE22]*0*[.W$33]" office:value-type="float" office:value="0" calcext:value-type="float">
            <text:p>0</text:p>
          </table:table-cell>
          <table:table-cell table:formula="of:=[.$AE22]*89*[.X$33]" office:value-type="float" office:value="89" calcext:value-type="float">
            <text:p>89</text:p>
          </table:table-cell>
          <table:table-cell table:formula="of:=[.$AE22]*0*[.Y$33]" office:value-type="float" office:value="0" calcext:value-type="float">
            <text:p>0</text:p>
          </table:table-cell>
          <table:table-cell table:formula="of:=[.$AE22]*0*[.Z$33]" office:value-type="float" office:value="0" calcext:value-type="float">
            <text:p>0</text:p>
          </table:table-cell>
          <table:table-cell table:formula="of:=[.$AE22]*240*[.AA$33]" office:value-type="float" office:value="384" calcext:value-type="float">
            <text:p>384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19]" office:value-type="float" office:value="16" calcext:value-type="float">
            <text:p>16</text:p>
          </table:table-cell>
          <table:table-cell table:formula="of:=[Distance.B19]" office:value-type="string" office:string-value="Area 64" calcext:value-type="string">
            <text:p>Area 64</text:p>
          </table:table-cell>
          <table:table-cell table:formula="of:=[Distance.C19]" office:value-type="float" office:value="0" calcext:value-type="float">
            <text:p>0</text:p>
          </table:table-cell>
          <table:table-cell table:formula="of:=[.$AE23]*0*[.D$33]" office:value-type="float" office:value="0" calcext:value-type="float">
            <text:p>0</text:p>
          </table:table-cell>
          <table:table-cell table:formula="of:=[.$AE23]*0*[.E$33]" office:value-type="float" office:value="0" calcext:value-type="float">
            <text:p>0</text:p>
          </table:table-cell>
          <table:table-cell table:formula="of:=[.$AE23]*0*[.F$33]" office:value-type="float" office:value="0" calcext:value-type="float">
            <text:p>0</text:p>
          </table:table-cell>
          <table:table-cell table:formula="of:=[.$AE23]*22*[.G$33]" office:value-type="float" office:value="110" calcext:value-type="float">
            <text:p>110</text:p>
          </table:table-cell>
          <table:table-cell table:formula="of:=[.$AE23]*0*[.H$33]" office:value-type="float" office:value="0" calcext:value-type="float">
            <text:p>0</text:p>
          </table:table-cell>
          <table:table-cell table:formula="of:=[.$AE23]*0*[.I$33]" office:value-type="float" office:value="0" calcext:value-type="float">
            <text:p>0</text:p>
          </table:table-cell>
          <table:table-cell table:formula="of:=ROUND([.$AE23]*25*[.J$33])" office:value-type="float" office:value="38" calcext:value-type="float">
            <text:p>38</text:p>
          </table:table-cell>
          <table:table-cell table:formula="of:=ROUND([.$AE23]*38*[.K$33])" office:value-type="float" office:value="49" calcext:value-type="float">
            <text:p>49</text:p>
          </table:table-cell>
          <table:table-cell table:formula="of:=[.$AE23]*0*[.L$33]" office:value-type="float" office:value="0" calcext:value-type="float">
            <text:p>0</text:p>
          </table:table-cell>
          <table:table-cell table:formula="of:=[.$AE23]*40*[.M$33]" office:value-type="float" office:value="40" calcext:value-type="float">
            <text:p>40</text:p>
          </table:table-cell>
          <table:table-cell table:formula="of:=ROUND([.$AE23]*24*[.N$33])" office:value-type="float" office:value="26" calcext:value-type="float">
            <text:p>26</text:p>
          </table:table-cell>
          <table:table-cell table:formula="of:=[.$AE23]*0*[.O$33]" office:value-type="float" office:value="0" calcext:value-type="float">
            <text:p>0</text:p>
          </table:table-cell>
          <table:table-cell table:formula="of:=[.$AE23]*12*[.P$33]" office:value-type="float" office:value="12" calcext:value-type="float">
            <text:p>12</text:p>
          </table:table-cell>
          <table:table-cell table:formula="of:=[.$AE23]*15*[.Q$33]" office:value-type="float" office:value="15" calcext:value-type="float">
            <text:p>15</text:p>
          </table:table-cell>
          <table:table-cell table:formula="of:=[.$AE23]*300*[.R$33]" office:value-type="float" office:value="300" calcext:value-type="float">
            <text:p>300</text:p>
          </table:table-cell>
          <table:table-cell table:formula="of:=[.$AE23]*175*[.S$33]" office:value-type="float" office:value="175" calcext:value-type="float">
            <text:p>175</text:p>
          </table:table-cell>
          <table:table-cell table:formula="of:=[.$AE23]*16*[.T$33]" office:value-type="float" office:value="16" calcext:value-type="float">
            <text:p>16</text:p>
          </table:table-cell>
          <table:table-cell table:formula="of:=[.$AE23]*0*[.U$33]" office:value-type="float" office:value="0" calcext:value-type="float">
            <text:p>0</text:p>
          </table:table-cell>
          <table:table-cell table:formula="of:=[.$AE23]*0*[.V$33]" office:value-type="float" office:value="0" calcext:value-type="float">
            <text:p>0</text:p>
          </table:table-cell>
          <table:table-cell table:formula="of:=[.$AE23]*56*[.W$33]" office:value-type="float" office:value="56" calcext:value-type="float">
            <text:p>56</text:p>
          </table:table-cell>
          <table:table-cell table:formula="of:=[.$AE23]*99*[.X$33]" office:value-type="float" office:value="99" calcext:value-type="float">
            <text:p>99</text:p>
          </table:table-cell>
          <table:table-cell table:formula="of:=[.$AE23]*0*[.Y$33]" office:value-type="float" office:value="0" calcext:value-type="float">
            <text:p>0</text:p>
          </table:table-cell>
          <table:table-cell table:formula="of:=[.$AE23]*0*[.Z$33]" office:value-type="float" office:value="0" calcext:value-type="float">
            <text:p>0</text:p>
          </table:table-cell>
          <table:table-cell table:formula="of:=[.$AE23]*0*[.AA$33]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0]" office:value-type="float" office:value="17" calcext:value-type="float">
            <text:p>17</text:p>
          </table:table-cell>
          <table:table-cell table:formula="of:=[Distance.B20]" office:value-type="string" office:string-value="Cargo Depot" calcext:value-type="string">
            <text:p>Cargo Depot</text:p>
          </table:table-cell>
          <table:table-cell table:style-name="Default" table:formula="of:=[Distance.C20]" office:value-type="float" office:value="0" calcext:value-type="float">
            <text:p>0</text:p>
          </table:table-cell>
          <table:table-cell table:formula="of:=[.$AE24]*140*[.D$33]" office:value-type="float" office:value="350" calcext:value-type="float">
            <text:p>350</text:p>
          </table:table-cell>
          <table:table-cell table:formula="of:=[.$AE24]*0*[.E$33]" office:value-type="float" office:value="0" calcext:value-type="float">
            <text:p>0</text:p>
          </table:table-cell>
          <table:table-cell table:formula="of:=[.$AE24]*0*[.F$33]" office:value-type="float" office:value="0" calcext:value-type="float">
            <text:p>0</text:p>
          </table:table-cell>
          <table:table-cell table:formula="of:=[.$AE24]*20*[.G$33]" office:value-type="float" office:value="100" calcext:value-type="float">
            <text:p>100</text:p>
          </table:table-cell>
          <table:table-cell table:formula="of:=[.$AE24]*160*[.H$33]" office:value-type="float" office:value="160" calcext:value-type="float">
            <text:p>160</text:p>
          </table:table-cell>
          <table:table-cell table:formula="of:=ROUND([.$AE24]*27*[.I$33])" office:value-type="float" office:value="32" calcext:value-type="float">
            <text:p>32</text:p>
          </table:table-cell>
          <table:table-cell table:formula="of:=[.$AE24]*0*[.J$33]" office:value-type="float" office:value="0" calcext:value-type="float">
            <text:p>0</text:p>
          </table:table-cell>
          <table:table-cell table:formula="of:=ROUND([.$AE24]*21*[.K$33])" office:value-type="float" office:value="27" calcext:value-type="float">
            <text:p>27</text:p>
          </table:table-cell>
          <table:table-cell table:formula="of:=[.$AE24]*0*[.L$33]" office:value-type="float" office:value="0" calcext:value-type="float">
            <text:p>0</text:p>
          </table:table-cell>
          <table:table-cell table:formula="of:=[.$AE24]*0*[.M$33]" office:value-type="float" office:value="0" calcext:value-type="float">
            <text:p>0</text:p>
          </table:table-cell>
          <table:table-cell table:formula="of:=[.$AE24]*0*[.N$33]" office:value-type="float" office:value="0" calcext:value-type="float">
            <text:p>0</text:p>
          </table:table-cell>
          <table:table-cell table:formula="of:=[.$AE24]*0*[.O$33]" office:value-type="float" office:value="0" calcext:value-type="float">
            <text:p>0</text:p>
          </table:table-cell>
          <table:table-cell table:formula="of:=[.$AE24]*44*[.P$33]" office:value-type="float" office:value="44" calcext:value-type="float">
            <text:p>44</text:p>
          </table:table-cell>
          <table:table-cell table:formula="of:=[.$AE24]*0*[.Q$33]" office:value-type="float" office:value="0" calcext:value-type="float">
            <text:p>0</text:p>
          </table:table-cell>
          <table:table-cell table:formula="of:=[.$AE24]*250*[.R$33]" office:value-type="float" office:value="250" calcext:value-type="float">
            <text:p>250</text:p>
          </table:table-cell>
          <table:table-cell table:formula="of:=[.$AE24]*0*[.S$33]" office:value-type="float" office:value="0" calcext:value-type="float">
            <text:p>0</text:p>
          </table:table-cell>
          <table:table-cell table:formula="of:=[.$AE24]*0*[.T$33]" office:value-type="float" office:value="0" calcext:value-type="float">
            <text:p>0</text:p>
          </table:table-cell>
          <table:table-cell table:formula="of:=[.$AE24]*10*[.U$33]" office:value-type="float" office:value="10" calcext:value-type="float">
            <text:p>10</text:p>
          </table:table-cell>
          <table:table-cell table:formula="of:=[.$AE24]*5*[.V$33]" office:value-type="float" office:value="5" calcext:value-type="float">
            <text:p>5</text:p>
          </table:table-cell>
          <table:table-cell table:formula="of:=[.$AE24]*0*[.W$33]" office:value-type="float" office:value="0" calcext:value-type="float">
            <text:p>0</text:p>
          </table:table-cell>
          <table:table-cell table:formula="of:=[.$AE24]*89*[.X$33]" office:value-type="float" office:value="89" calcext:value-type="float">
            <text:p>89</text:p>
          </table:table-cell>
          <table:table-cell table:formula="of:=[.$AE24]*125*[.Y$33]" office:value-type="float" office:value="125" calcext:value-type="float">
            <text:p>125</text:p>
          </table:table-cell>
          <table:table-cell table:formula="of:=[.$AE24]*0*[.Z$33]" office:value-type="float" office:value="0" calcext:value-type="float">
            <text:p>0</text:p>
          </table:table-cell>
          <table:table-cell table:formula="of:=[.$AE24]*0*[.AA$33]"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1]" office:value-type="float" office:value="18" calcext:value-type="float">
            <text:p>18</text:p>
          </table:table-cell>
          <table:table-cell table:formula="of:=[Distance.B21]" office:value-type="string" office:string-value="CyberTech" calcext:value-type="string">
            <text:p>CyberTech</text:p>
          </table:table-cell>
          <table:table-cell table:style-name="Default" table:formula="of:=[Distance.C21]" office:value-type="float" office:value="0" calcext:value-type="float">
            <text:p>0</text:p>
          </table:table-cell>
          <table:table-cell table:formula="of:=[.$AE25]*0*[.D$33]" office:value-type="float" office:value="0" calcext:value-type="float">
            <text:p>0</text:p>
          </table:table-cell>
          <table:table-cell table:formula="of:=[.$AE25]*0*[.E$33]" office:value-type="float" office:value="0" calcext:value-type="float">
            <text:p>0</text:p>
          </table:table-cell>
          <table:table-cell table:formula="of:=[.$AE25]*0*[.F$33]" office:value-type="float" office:value="0" calcext:value-type="float">
            <text:p>0</text:p>
          </table:table-cell>
          <table:table-cell table:formula="of:=[.$AE25]*0*[.G$33]" office:value-type="float" office:value="0" calcext:value-type="float">
            <text:p>0</text:p>
          </table:table-cell>
          <table:table-cell table:formula="of:=[.$AE25]*0*[.H$33]" office:value-type="float" office:value="0" calcext:value-type="float">
            <text:p>0</text:p>
          </table:table-cell>
          <table:table-cell table:formula="of:=[.$AE25]*0*[.I$33]" office:value-type="float" office:value="0" calcext:value-type="float">
            <text:p>0</text:p>
          </table:table-cell>
          <table:table-cell table:formula="of:=[.$AE25]*0*[.J$33]" office:value-type="float" office:value="0" calcext:value-type="float">
            <text:p>0</text:p>
          </table:table-cell>
          <table:table-cell table:formula="of:=[.$AE25]*0*[.K$33]" office:value-type="float" office:value="0" calcext:value-type="float">
            <text:p>0</text:p>
          </table:table-cell>
          <table:table-cell table:formula="of:=[.$AE25]*0*[.L$33]" office:value-type="float" office:value="0" calcext:value-type="float">
            <text:p>0</text:p>
          </table:table-cell>
          <table:table-cell table:formula="of:=[.$AE25]*0*[.M$33]" office:value-type="float" office:value="0" calcext:value-type="float">
            <text:p>0</text:p>
          </table:table-cell>
          <table:table-cell table:formula="of:=[.$AE25]*0*[.N$33]" office:value-type="float" office:value="0" calcext:value-type="float">
            <text:p>0</text:p>
          </table:table-cell>
          <table:table-cell table:formula="of:=[.$AE25]*0*[.O$33]" office:value-type="float" office:value="0" calcext:value-type="float">
            <text:p>0</text:p>
          </table:table-cell>
          <table:table-cell table:formula="of:=[.$AE25]*0*[.P$33]" office:value-type="float" office:value="0" calcext:value-type="float">
            <text:p>0</text:p>
          </table:table-cell>
          <table:table-cell table:formula="of:=[.$AE25]*0*[.Q$33]" office:value-type="float" office:value="0" calcext:value-type="float">
            <text:p>0</text:p>
          </table:table-cell>
          <table:table-cell table:formula="of:=[.$AE25]*0*[.R$33]" office:value-type="float" office:value="0" calcext:value-type="float">
            <text:p>0</text:p>
          </table:table-cell>
          <table:table-cell table:formula="of:=[.$AE25]*0*[.S$33]" office:value-type="float" office:value="0" calcext:value-type="float">
            <text:p>0</text:p>
          </table:table-cell>
          <table:table-cell table:formula="of:=[.$AE25]*0*[.T$33]" office:value-type="float" office:value="0" calcext:value-type="float">
            <text:p>0</text:p>
          </table:table-cell>
          <table:table-cell table:formula="of:=[.$AE25]*0*[.U$33]" office:value-type="float" office:value="0" calcext:value-type="float">
            <text:p>0</text:p>
          </table:table-cell>
          <table:table-cell table:formula="of:=[.$AE25]*0*[.V$33]" office:value-type="float" office:value="0" calcext:value-type="float">
            <text:p>0</text:p>
          </table:table-cell>
          <table:table-cell table:formula="of:=[.$AE25]*0*[.W$33]" office:value-type="float" office:value="0" calcext:value-type="float">
            <text:p>0</text:p>
          </table:table-cell>
          <table:table-cell table:formula="of:=[.$AE25]*0*[.X$33]" office:value-type="float" office:value="0" calcext:value-type="float">
            <text:p>0</text:p>
          </table:table-cell>
          <table:table-cell table:formula="of:=[.$AE25]*0*[.Y$33]" office:value-type="float" office:value="0" calcext:value-type="float">
            <text:p>0</text:p>
          </table:table-cell>
          <table:table-cell table:formula="of:=[.$AE25]*0*[.Z$33]" office:value-type="float" office:value="0" calcext:value-type="float">
            <text:p>0</text:p>
          </table:table-cell>
          <table:table-cell table:formula="of:=[.$AE25]*0*[.AA$33]"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2]" office:value-type="float" office:value="19" calcext:value-type="float">
            <text:p>19</text:p>
          </table:table-cell>
          <table:table-cell table:formula="of:=[Distance.B22]" office:value-type="string" office:string-value="Fobos" calcext:value-type="string">
            <text:p>Fobos</text:p>
          </table:table-cell>
          <table:table-cell table:style-name="Default" table:formula="of:=[Distance.C22]" office:value-type="float" office:value="0" calcext:value-type="float">
            <text:p>0</text:p>
          </table:table-cell>
          <table:table-cell table:formula="of:=[.$AE26]*0*[.D$33]" office:value-type="float" office:value="0" calcext:value-type="float">
            <text:p>0</text:p>
          </table:table-cell>
          <table:table-cell table:formula="of:=[.$AE26]*0*[.E$33]" office:value-type="float" office:value="0" calcext:value-type="float">
            <text:p>0</text:p>
          </table:table-cell>
          <table:table-cell table:formula="of:=[.$AE26]*0*[.F$33]" office:value-type="float" office:value="0" calcext:value-type="float">
            <text:p>0</text:p>
          </table:table-cell>
          <table:table-cell table:formula="of:=[.$AE26]*0*[.G$33]" office:value-type="float" office:value="0" calcext:value-type="float">
            <text:p>0</text:p>
          </table:table-cell>
          <table:table-cell table:formula="of:=[.$AE26]*0*[.H$33]" office:value-type="float" office:value="0" calcext:value-type="float">
            <text:p>0</text:p>
          </table:table-cell>
          <table:table-cell table:formula="of:=[.$AE26]*0*[.I$33]" office:value-type="float" office:value="0" calcext:value-type="float">
            <text:p>0</text:p>
          </table:table-cell>
          <table:table-cell table:formula="of:=[.$AE26]*0*[.J$33]" office:value-type="float" office:value="0" calcext:value-type="float">
            <text:p>0</text:p>
          </table:table-cell>
          <table:table-cell table:formula="of:=[.$AE26]*0*[.K$33]" office:value-type="float" office:value="0" calcext:value-type="float">
            <text:p>0</text:p>
          </table:table-cell>
          <table:table-cell table:formula="of:=[.$AE26]*0*[.L$33]" office:value-type="float" office:value="0" calcext:value-type="float">
            <text:p>0</text:p>
          </table:table-cell>
          <table:table-cell table:formula="of:=[.$AE26]*0*[.M$33]" office:value-type="float" office:value="0" calcext:value-type="float">
            <text:p>0</text:p>
          </table:table-cell>
          <table:table-cell table:formula="of:=[.$AE26]*0*[.N$33]" office:value-type="float" office:value="0" calcext:value-type="float">
            <text:p>0</text:p>
          </table:table-cell>
          <table:table-cell table:formula="of:=[.$AE26]*0*[.O$33]" office:value-type="float" office:value="0" calcext:value-type="float">
            <text:p>0</text:p>
          </table:table-cell>
          <table:table-cell table:formula="of:=[.$AE26]*0*[.P$33]" office:value-type="float" office:value="0" calcext:value-type="float">
            <text:p>0</text:p>
          </table:table-cell>
          <table:table-cell table:formula="of:=[.$AE26]*0*[.Q$33]" office:value-type="float" office:value="0" calcext:value-type="float">
            <text:p>0</text:p>
          </table:table-cell>
          <table:table-cell table:formula="of:=[.$AE26]*0*[.R$33]" office:value-type="float" office:value="0" calcext:value-type="float">
            <text:p>0</text:p>
          </table:table-cell>
          <table:table-cell table:formula="of:=[.$AE26]*0*[.S$33]" office:value-type="float" office:value="0" calcext:value-type="float">
            <text:p>0</text:p>
          </table:table-cell>
          <table:table-cell table:formula="of:=[.$AE26]*0*[.T$33]" office:value-type="float" office:value="0" calcext:value-type="float">
            <text:p>0</text:p>
          </table:table-cell>
          <table:table-cell table:formula="of:=[.$AE26]*0*[.U$33]" office:value-type="float" office:value="0" calcext:value-type="float">
            <text:p>0</text:p>
          </table:table-cell>
          <table:table-cell table:formula="of:=[.$AE26]*0*[.V$33]" office:value-type="float" office:value="0" calcext:value-type="float">
            <text:p>0</text:p>
          </table:table-cell>
          <table:table-cell table:formula="of:=[.$AE26]*0*[.W$33]" office:value-type="float" office:value="0" calcext:value-type="float">
            <text:p>0</text:p>
          </table:table-cell>
          <table:table-cell table:formula="of:=[.$AE26]*0*[.X$33]" office:value-type="float" office:value="0" calcext:value-type="float">
            <text:p>0</text:p>
          </table:table-cell>
          <table:table-cell table:formula="of:=[.$AE26]*0*[.Y$33]" office:value-type="float" office:value="0" calcext:value-type="float">
            <text:p>0</text:p>
          </table:table-cell>
          <table:table-cell table:formula="of:=[.$AE26]*0*[.Z$33]" office:value-type="float" office:value="0" calcext:value-type="float">
            <text:p>0</text:p>
          </table:table-cell>
          <table:table-cell table:formula="of:=[.$AE26]*0*[.AA$33]" office:value-type="float" office:value="0" calcext:value-type="float">
            <text:p>0</text:p>
          </table:table-cell>
          <table:table-cell/>
          <table:table-cell table:formula="of:=COUNTIF([.D26:.AA26];&quot;&gt;0&quot;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3]" office:value-type="float" office:value="20" calcext:value-type="float">
            <text:p>20</text:p>
          </table:table-cell>
          <table:table-cell table:formula="of:=[Distance.B23]" office:value-type="string" office:string-value="Sakigake" calcext:value-type="string">
            <text:p>Sakigake</text:p>
          </table:table-cell>
          <table:table-cell table:style-name="Default" table:formula="of:=[Distance.C23]" office:value-type="float" office:value="0" calcext:value-type="float">
            <text:p>0</text:p>
          </table:table-cell>
          <table:table-cell table:formula="of:=[.$AE27]*200*[.D$33]" office:value-type="float" office:value="500" calcext:value-type="float">
            <text:p>500</text:p>
          </table:table-cell>
          <table:table-cell table:formula="of:=[.$AE27]*0*[.E$33]" office:value-type="float" office:value="0" calcext:value-type="float">
            <text:p>0</text:p>
          </table:table-cell>
          <table:table-cell table:formula="of:=[.$AE27]*0*[.F$33]" office:value-type="float" office:value="0" calcext:value-type="float">
            <text:p>0</text:p>
          </table:table-cell>
          <table:table-cell table:formula="of:=[.$AE27]*25*[.G$33]" office:value-type="float" office:value="125" calcext:value-type="float">
            <text:p>125</text:p>
          </table:table-cell>
          <table:table-cell table:formula="of:=[.$AE27]*0*[.H$33]" office:value-type="float" office:value="0" calcext:value-type="float">
            <text:p>0</text:p>
          </table:table-cell>
          <table:table-cell table:formula="of:=ROUND([.$AE27]*37*[.I$33])" office:value-type="float" office:value="44" calcext:value-type="float">
            <text:p>44</text:p>
          </table:table-cell>
          <table:table-cell table:formula="of:=[.$AE27]*0*[.J$33]" office:value-type="float" office:value="0" calcext:value-type="float">
            <text:p>0</text:p>
          </table:table-cell>
          <table:table-cell table:formula="of:=ROUND([.$AE27]*25*[.K$33])" office:value-type="float" office:value="33" calcext:value-type="float">
            <text:p>33</text:p>
          </table:table-cell>
          <table:table-cell table:formula="of:=[.$AE27]*0*[.L$33]" office:value-type="float" office:value="0" calcext:value-type="float">
            <text:p>0</text:p>
          </table:table-cell>
          <table:table-cell table:formula="of:=[.$AE27]*16*[.M$33]" office:value-type="float" office:value="16" calcext:value-type="float">
            <text:p>16</text:p>
          </table:table-cell>
          <table:table-cell table:formula="of:=[.$AE27]*0*[.N$33]" office:value-type="float" office:value="0" calcext:value-type="float">
            <text:p>0</text:p>
          </table:table-cell>
          <table:table-cell table:formula="of:=[.$AE27]*0*[.O$33]" office:value-type="float" office:value="0" calcext:value-type="float">
            <text:p>0</text:p>
          </table:table-cell>
          <table:table-cell table:formula="of:=[.$AE27]*0*[.P$33]" office:value-type="float" office:value="0" calcext:value-type="float">
            <text:p>0</text:p>
          </table:table-cell>
          <table:table-cell table:formula="of:=[.$AE27]*0*[.Q$33]" office:value-type="float" office:value="0" calcext:value-type="float">
            <text:p>0</text:p>
          </table:table-cell>
          <table:table-cell table:formula="of:=[.$AE27]*0*[.R$33]" office:value-type="float" office:value="0" calcext:value-type="float">
            <text:p>0</text:p>
          </table:table-cell>
          <table:table-cell table:formula="of:=[.$AE27]*150*[.S$33]" office:value-type="float" office:value="150" calcext:value-type="float">
            <text:p>150</text:p>
          </table:table-cell>
          <table:table-cell table:formula="of:=[.$AE27]*0*[.T$33]" office:value-type="float" office:value="0" calcext:value-type="float">
            <text:p>0</text:p>
          </table:table-cell>
          <table:table-cell table:formula="of:=[.$AE27]*0*[.U$33]" office:value-type="float" office:value="0" calcext:value-type="float">
            <text:p>0</text:p>
          </table:table-cell>
          <table:table-cell table:formula="of:=[.$AE27]*0*[.V$33]" office:value-type="float" office:value="0" calcext:value-type="float">
            <text:p>0</text:p>
          </table:table-cell>
          <table:table-cell table:formula="of:=[.$AE27]*0*[.W$33]" office:value-type="float" office:value="0" calcext:value-type="float">
            <text:p>0</text:p>
          </table:table-cell>
          <table:table-cell table:formula="of:=[.$AE27]*389*[.X$33]" office:value-type="float" office:value="389" calcext:value-type="float">
            <text:p>389</text:p>
          </table:table-cell>
          <table:table-cell table:formula="of:=[.$AE27]*0*[.Y$33]" office:value-type="float" office:value="0" calcext:value-type="float">
            <text:p>0</text:p>
          </table:table-cell>
          <table:table-cell table:formula="of:=[.$AE27]*0*[.Z$33]" office:value-type="float" office:value="0" calcext:value-type="float">
            <text:p>0</text:p>
          </table:table-cell>
          <table:table-cell table:formula="of:=[.$AE27]*0*[.AA$33]" office:value-type="float" office:value="0" calcext:value-type="float">
            <text:p>0</text:p>
          </table:table-cell>
          <table:table-cell/>
          <table:table-cell table:formula="of:=COUNTIF([.D27:.AA27];&quot;&gt;0&quot;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4]" office:value-type="float" office:value="21" calcext:value-type="float">
            <text:p>21</text:p>
          </table:table-cell>
          <table:table-cell table:formula="of:=[Distance.B24]" office:value-type="string" office:string-value="Nozomi" calcext:value-type="string">
            <text:p>Nozomi</text:p>
          </table:table-cell>
          <table:table-cell table:style-name="Default" table:formula="of:=[Distance.C24]" office:value-type="float" office:value="0" calcext:value-type="float">
            <text:p>0</text:p>
          </table:table-cell>
          <table:table-cell table:formula="of:=[.$AE28]*0*[.D$33]" office:value-type="float" office:value="0" calcext:value-type="float">
            <text:p>0</text:p>
          </table:table-cell>
          <table:table-cell table:formula="of:=[.$AE28]*40*[.E$33]" office:value-type="float" office:value="40" calcext:value-type="float">
            <text:p>40</text:p>
          </table:table-cell>
          <table:table-cell table:formula="of:=[.$AE28]*0*[.F$33]" office:value-type="float" office:value="0" calcext:value-type="float">
            <text:p>0</text:p>
          </table:table-cell>
          <table:table-cell table:formula="of:=[.$AE28]*0*[.G$33]" office:value-type="float" office:value="0" calcext:value-type="float">
            <text:p>0</text:p>
          </table:table-cell>
          <table:table-cell table:formula="of:=[.$AE28]*0*[.H$33]" office:value-type="float" office:value="0" calcext:value-type="float">
            <text:p>0</text:p>
          </table:table-cell>
          <table:table-cell table:formula="of:=[.$AE28]*0*[.I$33]" office:value-type="float" office:value="0" calcext:value-type="float">
            <text:p>0</text:p>
          </table:table-cell>
          <table:table-cell table:formula="of:=ROUND([.$AE28]*21*[.J$33])" office:value-type="float" office:value="32" calcext:value-type="float">
            <text:p>32</text:p>
          </table:table-cell>
          <table:table-cell table:formula="of:=ROUND([.$AE28]*32*[.K$33])" office:value-type="float" office:value="42" calcext:value-type="float">
            <text:p>42</text:p>
          </table:table-cell>
          <table:table-cell table:formula="of:=[.$AE28]*0*[.L$33]" office:value-type="float" office:value="0" calcext:value-type="float">
            <text:p>0</text:p>
          </table:table-cell>
          <table:table-cell table:formula="of:=[.$AE28]*0*[.M$33]" office:value-type="float" office:value="0" calcext:value-type="float">
            <text:p>0</text:p>
          </table:table-cell>
          <table:table-cell table:formula="of:=ROUND([.$AE28]*28*[.N$33])" office:value-type="float" office:value="31" calcext:value-type="float">
            <text:p>31</text:p>
          </table:table-cell>
          <table:table-cell table:formula="of:=[.$AE28]*0*[.O$33]" office:value-type="float" office:value="0" calcext:value-type="float">
            <text:p>0</text:p>
          </table:table-cell>
          <table:table-cell table:formula="of:=[.$AE28]*32*[.P$33]" office:value-type="float" office:value="32" calcext:value-type="float">
            <text:p>32</text:p>
          </table:table-cell>
          <table:table-cell table:formula="of:=[.$AE28]*25*[.Q$33]" office:value-type="float" office:value="25" calcext:value-type="float">
            <text:p>25</text:p>
          </table:table-cell>
          <table:table-cell table:formula="of:=[.$AE28]*0*[.R$33]" office:value-type="float" office:value="0" calcext:value-type="float">
            <text:p>0</text:p>
          </table:table-cell>
          <table:table-cell table:formula="of:=[.$AE28]*0*[.S$33]" office:value-type="float" office:value="0" calcext:value-type="float">
            <text:p>0</text:p>
          </table:table-cell>
          <table:table-cell table:formula="of:=COM.MICROSOFT.MINIFS([.T6:.T27];[.T6:.T27];&quot;&gt;0&quot;)" office:value-type="float" office:value="10" calcext:value-type="float">
            <text:p>10</text:p>
          </table:table-cell>
          <table:table-cell table:formula="of:=[.$AE28]*0*[.U$33]" office:value-type="float" office:value="0" calcext:value-type="float">
            <text:p>0</text:p>
          </table:table-cell>
          <table:table-cell table:formula="of:=[.$AE28]*0*[.V$33]" office:value-type="float" office:value="0" calcext:value-type="float">
            <text:p>0</text:p>
          </table:table-cell>
          <table:table-cell table:formula="of:=[.$AE28]*0*[.W$33]" office:value-type="float" office:value="0" calcext:value-type="float">
            <text:p>0</text:p>
          </table:table-cell>
          <table:table-cell table:formula="of:=[.$AE28]*0*[.X$33]" office:value-type="float" office:value="0" calcext:value-type="float">
            <text:p>0</text:p>
          </table:table-cell>
          <table:table-cell table:formula="of:=[.$AE28]*0*[.Y$33]" office:value-type="float" office:value="0" calcext:value-type="float">
            <text:p>0</text:p>
          </table:table-cell>
          <table:table-cell table:formula="of:=[.$AE28]*1*[.Z$33]" office:value-type="float" office:value="1" calcext:value-type="float">
            <text:p>1</text:p>
          </table:table-cell>
          <table:table-cell table:formula="of:=[.$AE28]*0*[.AA$33]" office:value-type="float" office:value="0" calcext:value-type="float">
            <text:p>0</text:p>
          </table:table-cell>
          <table:table-cell/>
          <table:table-cell table:formula="of:=COUNTIF([.D28:.AA28];&quot;&gt;0&quot;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Distance.A25]" office:value-type="float" office:value="22" calcext:value-type="float">
            <text:p>22</text:p>
          </table:table-cell>
          <table:table-cell table:formula="of:=[Distance.B25]" office:value-type="string" office:string-value="Akatsuki" calcext:value-type="string">
            <text:p>Akatsuki</text:p>
          </table:table-cell>
          <table:table-cell table:style-name="Default" table:formula="of:=[Distance.C25]" office:value-type="float" office:value="0" calcext:value-type="float">
            <text:p>0</text:p>
          </table:table-cell>
          <table:table-cell table:formula="of:=[.$AE29]*0*[.D$33]" office:value-type="float" office:value="0" calcext:value-type="float">
            <text:p>0</text:p>
          </table:table-cell>
          <table:table-cell table:formula="of:=[.$AE29]*0*[.E$33]" office:value-type="float" office:value="0" calcext:value-type="float">
            <text:p>0</text:p>
          </table:table-cell>
          <table:table-cell table:formula="of:=[.$AE29]*450*[.F$33]" office:value-type="float" office:value="630" calcext:value-type="float">
            <text:p>630</text:p>
          </table:table-cell>
          <table:table-cell table:formula="of:=[.$AE29]*25*[.G$33]" office:value-type="float" office:value="125" calcext:value-type="float">
            <text:p>125</text:p>
          </table:table-cell>
          <table:table-cell table:formula="of:=[.$AE29]*0*[.H$33]" office:value-type="float" office:value="0" calcext:value-type="float">
            <text:p>0</text:p>
          </table:table-cell>
          <table:table-cell table:formula="of:=[.$AE29]*0*[.I$33]" office:value-type="float" office:value="0" calcext:value-type="float">
            <text:p>0</text:p>
          </table:table-cell>
          <table:table-cell table:formula="of:=[.$AE29]*0*[.J$33]" office:value-type="float" office:value="0" calcext:value-type="float">
            <text:p>0</text:p>
          </table:table-cell>
          <table:table-cell table:formula="of:=[.$AE29]*0*[.K$33]" office:value-type="float" office:value="0" calcext:value-type="float">
            <text:p>0</text:p>
          </table:table-cell>
          <table:table-cell table:formula="of:=COM.MICROSOFT.MAXIFS([.L7:.L28];[.L7:.L28];&quot;&gt;0&quot;)" office:value-type="float" office:value="176" calcext:value-type="float">
            <text:p>176</text:p>
          </table:table-cell>
          <table:table-cell table:formula="of:=COM.MICROSOFT.MAXIFS([.M7:.M28];[.M7:.M28];&quot;&gt;0&quot;)" office:value-type="float" office:value="98" calcext:value-type="float">
            <text:p>98</text:p>
          </table:table-cell>
          <table:table-cell table:formula="of:=[.$AE29]*0*[.N$33]" office:value-type="float" office:value="0" calcext:value-type="float">
            <text:p>0</text:p>
          </table:table-cell>
          <table:table-cell table:formula="of:=COM.MICROSOFT.MAXIFS([.O7:.O28];[.O7:.O28];&quot;&gt;0&quot;)" office:value-type="float" office:value="258" calcext:value-type="float">
            <text:p>258</text:p>
          </table:table-cell>
          <table:table-cell table:formula="of:=[.$AE29]*40*[.P$33]" office:value-type="float" office:value="40" calcext:value-type="float">
            <text:p>40</text:p>
          </table:table-cell>
          <table:table-cell table:formula="of:=[.$AE29]*0*[.Q$33]" office:value-type="float" office:value="0" calcext:value-type="float">
            <text:p>0</text:p>
          </table:table-cell>
          <table:table-cell table:formula="of:=[.$AE29]*0*[.R$33]" office:value-type="float" office:value="0" calcext:value-type="float">
            <text:p>0</text:p>
          </table:table-cell>
          <table:table-cell table:formula="of:=[.$AE29]*195*[.S$33]" office:value-type="float" office:value="195" calcext:value-type="float">
            <text:p>195</text:p>
          </table:table-cell>
          <table:table-cell table:formula="of:=[.$AE29]*20*[.T$33]" office:value-type="float" office:value="20" calcext:value-type="float">
            <text:p>20</text:p>
          </table:table-cell>
          <table:table-cell table:formula="of:=[.$AE29]*0*[.U$33]" office:value-type="float" office:value="0" calcext:value-type="float">
            <text:p>0</text:p>
          </table:table-cell>
          <table:table-cell table:formula="of:=[.$AE29]*0*[.V$33]" office:value-type="float" office:value="0" calcext:value-type="float">
            <text:p>0</text:p>
          </table:table-cell>
          <table:table-cell table:formula="of:=COM.MICROSOFT.MAXIFS([.W7:.W28];[.W7:.W28];&quot;&gt;0&quot;)" office:value-type="float" office:value="88" calcext:value-type="float">
            <text:p>88</text:p>
          </table:table-cell>
          <table:table-cell table:formula="of:=COM.MICROSOFT.MAXIFS([.X7:.X28];[.X7:.X28];&quot;&gt;0&quot;)" office:value-type="float" office:value="389" calcext:value-type="float">
            <text:p>389</text:p>
          </table:table-cell>
          <table:table-cell table:formula="of:=[.$AE29]*0*[.Y$33]" office:value-type="float" office:value="0" calcext:value-type="float">
            <text:p>0</text:p>
          </table:table-cell>
          <table:table-cell table:formula="of:=[.$AE29]*1*[.Z$33]" office:value-type="float" office:value="1" calcext:value-type="float">
            <text:p>1</text:p>
          </table:table-cell>
          <table:table-cell table:formula="of:=[.$AE29]*480*[.AA$33]" office:value-type="float" office:value="768" calcext:value-type="float">
            <text:p>768</text:p>
          </table:table-cell>
          <table:table-cell/>
          <table:table-cell table:formula="of:=COUNTIF([.D29:.AA29];&quot;&gt;0&quot;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2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em multiplayer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2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6"/>
        <table:table-column table:style-name="co9" table:default-cell-style-name="ce29"/>
        <table:table-column table:style-name="co1" table:default-cell-style-name="ce28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16"/>
        <table:table-row table:style-name="ro1">
          <table:table-cell table:style-name="Default" table:number-columns-repeated="2"/>
          <table:table-cell table:style-name="ce16"/>
          <table:table-cell table:style-name="ce16" table:formula="of:=[Prices.D1]" office:value-type="float" office:value="0" calcext:value-type="float">
            <text:p>0</text:p>
          </table:table-cell>
          <table:table-cell table:style-name="ce16" table:formula="of:=[Prices.E1]" office:value-type="float" office:value="1" calcext:value-type="float">
            <text:p>1</text:p>
          </table:table-cell>
          <table:table-cell table:style-name="ce16" table:formula="of:=[Prices.F1]" office:value-type="float" office:value="2" calcext:value-type="float">
            <text:p>2</text:p>
          </table:table-cell>
          <table:table-cell table:style-name="ce16" table:formula="of:=[Prices.G1]" office:value-type="float" office:value="3" calcext:value-type="float">
            <text:p>3</text:p>
          </table:table-cell>
          <table:table-cell table:style-name="ce16" table:formula="of:=[Prices.H1]" office:value-type="float" office:value="4" calcext:value-type="float">
            <text:p>4</text:p>
          </table:table-cell>
          <table:table-cell table:style-name="ce16" table:formula="of:=[Prices.I1]" office:value-type="float" office:value="5" calcext:value-type="float">
            <text:p>5</text:p>
          </table:table-cell>
          <table:table-cell table:style-name="ce16" table:formula="of:=[Prices.J1]" office:value-type="float" office:value="6" calcext:value-type="float">
            <text:p>6</text:p>
          </table:table-cell>
          <table:table-cell table:style-name="ce16" table:formula="of:=[Prices.K1]" office:value-type="float" office:value="7" calcext:value-type="float">
            <text:p>7</text:p>
          </table:table-cell>
          <table:table-cell table:style-name="ce16" table:formula="of:=[Prices.L1]" office:value-type="float" office:value="8" calcext:value-type="float">
            <text:p>8</text:p>
          </table:table-cell>
          <table:table-cell table:style-name="ce16" table:formula="of:=[Prices.M1]" office:value-type="float" office:value="9" calcext:value-type="float">
            <text:p>9</text:p>
          </table:table-cell>
          <table:table-cell table:style-name="ce16" table:formula="of:=[Prices.N1]" office:value-type="float" office:value="10" calcext:value-type="float">
            <text:p>10</text:p>
          </table:table-cell>
          <table:table-cell table:style-name="ce16" table:formula="of:=[Prices.O1]" office:value-type="float" office:value="11" calcext:value-type="float">
            <text:p>11</text:p>
          </table:table-cell>
          <table:table-cell table:style-name="ce16" table:formula="of:=[Prices.P1]" office:value-type="float" office:value="12" calcext:value-type="float">
            <text:p>12</text:p>
          </table:table-cell>
          <table:table-cell table:style-name="ce16" table:formula="of:=[Prices.Q1]" office:value-type="float" office:value="13" calcext:value-type="float">
            <text:p>13</text:p>
          </table:table-cell>
          <table:table-cell table:style-name="ce16" table:formula="of:=[Prices.R1]" office:value-type="float" office:value="14" calcext:value-type="float">
            <text:p>14</text:p>
          </table:table-cell>
          <table:table-cell table:style-name="ce16" table:formula="of:=[Prices.S1]" office:value-type="float" office:value="15" calcext:value-type="float">
            <text:p>15</text:p>
          </table:table-cell>
          <table:table-cell table:style-name="ce16" table:formula="of:=[Prices.T1]" office:value-type="float" office:value="16" calcext:value-type="float">
            <text:p>16</text:p>
          </table:table-cell>
          <table:table-cell table:style-name="ce16" table:formula="of:=[Prices.U1]" office:value-type="float" office:value="17" calcext:value-type="float">
            <text:p>17</text:p>
          </table:table-cell>
          <table:table-cell table:style-name="ce16" table:formula="of:=[Prices.V1]" office:value-type="float" office:value="18" calcext:value-type="float">
            <text:p>18</text:p>
          </table:table-cell>
          <table:table-cell table:style-name="ce16" table:formula="of:=[Prices.W1]" office:value-type="float" office:value="19" calcext:value-type="float">
            <text:p>19</text:p>
          </table:table-cell>
          <table:table-cell table:style-name="ce16" table:formula="of:=[Prices.X1]" office:value-type="float" office:value="20" calcext:value-type="float">
            <text:p>20</text:p>
          </table:table-cell>
          <table:table-cell table:style-name="ce16" table:formula="of:=[Prices.Y1]" office:value-type="float" office:value="21" calcext:value-type="float">
            <text:p>21</text:p>
          </table:table-cell>
          <table:table-cell table:style-name="ce16" table:formula="of:=[Prices.Z1]" office:value-type="float" office:value="22" calcext:value-type="float">
            <text:p>22</text:p>
          </table:table-cell>
          <table:table-cell table:style-name="ce16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 table:formula="of:=[Prices.D2]" office:value-type="string" office:string-value="Graphene" calcext:value-type="string">
            <text:p>Graphene</text:p>
          </table:table-cell>
          <table:table-cell table:formula="of:=[Prices.E2]" office:value-type="string" office:string-value="Agricult Sup." calcext:value-type="string">
            <text:p>Agricult Sup.</text:p>
          </table:table-cell>
          <table:table-cell table:formula="of:=[Prices.F2]" office:value-type="string" office:string-value="Synth Comp" calcext:value-type="string">
            <text:p>Synth Comp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lium" calcext:value-type="string">
            <text:p>Beryllium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Tennessine" calcext:value-type="string">
            <text:p>Tennessin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Black Lace" calcext:value-type="string">
            <text:p>Black Lace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Alistair" calcext:value-type="string">
            <text:p>Port Alistair</text:p>
          </table:table-cell>
          <table:table-cell table:formula="of:=[Prices.C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lum Hex" calcext:value-type="string">
            <text:p>Glum Hex</text:p>
          </table:table-cell>
          <table:table-cell table:formula="of:=[Prices.C8]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Gas Mine 158" calcext:value-type="string">
            <text:p>Gas Mine 158</text:p>
          </table:table-cell>
          <table:table-cell table:formula="of:=[Prices.C9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Ambiguous Lab" calcext:value-type="string">
            <text:p>Ambiguous Lab</text:p>
          </table:table-cell>
          <table:table-cell table:formula="of:=[Prices.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ow Ore" calcext:value-type="string">
            <text:p>Kudrow Ore</text:p>
          </table:table-cell>
          <table:table-cell table:formula="of:=[Prices.C11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7" calcext:value-type="string">
            <text:p>Mining Area 147</text:p>
          </table:table-cell>
          <table:table-cell table:formula="of:=[Prices.C12]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ydro Harvest" calcext:value-type="string">
            <text:p>Hydro Harvest</text:p>
          </table:table-cell>
          <table:table-cell table:formula="of:=[Prices.C13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kers Research" calcext:value-type="string">
            <text:p>Hikers Research</text:p>
          </table:table-cell>
          <table:table-cell table:formula="of:=[Prices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Oasis Depot" calcext:value-type="string">
            <text:p>Oasis Depot</text:p>
          </table:table-cell>
          <table:table-cell table:formula="of:=[Prices.C1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LKRM-Highdust" calcext:value-type="string">
            <text:p>LKRM-Highdust</text:p>
          </table:table-cell>
          <table:table-cell table:formula="of:=[Prices.C16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Yantar-4K2M" calcext:value-type="string">
            <text:p>Yantar-4K2M</text:p>
          </table:table-cell>
          <table:table-cell table:formula="of:=[Prices.C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Tycho Station" calcext:value-type="string">
            <text:p>Tycho Station</text:p>
          </table:table-cell>
          <table:table-cell table:formula="of:=[Prices.C18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urvil" calcext:value-type="string">
            <text:p>Lourvil</text:p>
          </table:table-cell>
          <table:table-cell table:formula="of:=[Prices.C1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LKRM-Westforge" calcext:value-type="string">
            <text:p>LKRM-Westforge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LKRM-Sandy" calcext:value-type="string">
            <text:p>LKRM-Sandy</text:p>
          </table:table-cell>
          <table:table-cell table:formula="of:=[Prices.C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Cloud City" calcext:value-type="string">
            <text:p>Cloud City</text:p>
          </table:table-cell>
          <table:table-cell table:formula="of:=[Prices.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 64" calcext:value-type="string">
            <text:p>Area 64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17" calcext:value-type="float">
            <text:p>17</text:p>
          </table:table-cell>
          <table:table-cell table:formula="of:=[Prices.B24]" office:value-type="string" office:string-value="Cargo Depot" calcext:value-type="string">
            <text:p>Cargo Depot</text:p>
          </table:table-cell>
          <table:table-cell table:style-name="Default" table:formula="of:=[Prices.C2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20:.AA20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Prices.A25]" office:value-type="float" office:value="18" calcext:value-type="float">
            <text:p>18</text:p>
          </table:table-cell>
          <table:table-cell table:formula="of:=[Prices.B25]" office:value-type="string" office:string-value="CyberTech" calcext:value-type="string">
            <text:p>CyberTech</text:p>
          </table:table-cell>
          <table:table-cell table:style-name="Default" table:formula="of:=[Prices.C25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1:.AA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6]" office:value-type="float" office:value="19" calcext:value-type="float">
            <text:p>19</text:p>
          </table:table-cell>
          <table:table-cell table:formula="of:=[Prices.B26]" office:value-type="string" office:string-value="Fobos" calcext:value-type="string">
            <text:p>Fobos</text:p>
          </table:table-cell>
          <table:table-cell table:style-name="Default" table:formula="of:=[Prices.C26]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22:.AA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7]" office:value-type="float" office:value="20" calcext:value-type="float">
            <text:p>20</text:p>
          </table:table-cell>
          <table:table-cell table:formula="of:=[Prices.B27]" office:value-type="string" office:string-value="Sakigake" calcext:value-type="string">
            <text:p>Sakigake</text:p>
          </table:table-cell>
          <table:table-cell table:style-name="Default" table:formula="of:=[Prices.C27]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28]" office:value-type="float" office:value="21" calcext:value-type="float">
            <text:p>21</text:p>
          </table:table-cell>
          <table:table-cell table:formula="of:=[Prices.B28]" office:value-type="string" office:string-value="Nozomi" calcext:value-type="string">
            <text:p>Nozomi</text:p>
          </table:table-cell>
          <table:table-cell table:style-name="Default" table:formula="of:=[Prices.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4:.AA24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29]" office:value-type="float" office:value="22" calcext:value-type="float">
            <text:p>22</text:p>
          </table:table-cell>
          <table:table-cell table:formula="of:=[Prices.B29]" office:value-type="string" office:string-value="Akatsuki" calcext:value-type="string">
            <text:p>Akatsuki</text:p>
          </table:table-cell>
          <table:table-cell table:style-name="Default" table:formula="of:=[Prices.C2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AA25];&quot;&gt;0&quot;)" office:value-type="float" office:value="6" calcext:value-type="float">
            <text:p>6</text:p>
          </table:table-cell>
        </table:table-row>
      </table:table>
      <table:table table:name="Array Price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0,0,31,69,0,0,198,16,0,280,170,0,0,0,34,145,199,1,0," calcext:value-type="string">
            <text:p>0,0,0,0,83,40,0,31,69,0,0,198,16,0,280,170,0,0,0,34,145,19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640,0,252,0,83,52,0,0,69,32,0,198,20,0,0,180,0,0,10,0,0,179,0,240," calcext:value-type="string">
            <text:p>640,0,252,0,83,52,0,0,69,32,0,198,20,0,0,180,0,0,10,0,0,179,0,24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280,0,0,0,23,0,0,32,21,0,13,15,0,221,14,0,0,34,0,0,0,256," calcext:value-type="string">
            <text:p>0,0,280,0,0,0,23,0,0,32,21,0,13,15,0,221,14,0,0,34,0,0,0,256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139,0,0,0,26,0,0,32,0,0,0,0,0,180,14,0,0,34,0,0,1,234," calcext:value-type="string">
            <text:p>0,12,139,0,0,0,26,0,0,32,0,0,0,0,0,180,14,0,0,34,0,0,1,234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450,0,280,0,0,66,0,0,0,32,0,98,0,0,0,221,14,15,0,34,0,123,1,0," calcext:value-type="string">
            <text:p>450,0,280,0,0,66,0,0,0,32,0,98,0,0,0,221,14,15,0,34,0,123,1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475,0,280,0,0,25,0,21,0,32,0,0,0,0,0,221,14,8,0,34,0,101,0,384," calcext:value-type="string">
            <text:p>475,0,280,0,0,25,0,21,0,32,0,0,0,0,0,221,14,8,0,34,0,101,0,384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45,0,0,0,0,26,0,0,16,0,0,15,0,0,0,10,0,0,23,0,0,20,0," calcext:value-type="string">
            <text:p>0,45,0,0,0,0,26,0,0,16,0,0,15,0,0,0,10,0,0,23,0,0,2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65,0,110,0,74,0,0,0,0,0,258,0,0,0,276,0,0,8,0,0,0,0,0," calcext:value-type="string">
            <text:p>0,65,0,110,0,74,0,0,0,0,0,258,0,0,0,2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52,12,0,8,23,0,0,10,0,0,88,0,0,18,0," calcext:value-type="string">
            <text:p>0,0,0,0,0,0,0,0,0,52,12,0,8,23,0,0,10,0,0,88,0,0,18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562.5,0,0,0,0,0,0,47,39,0,0,0,0,15,0,0,14,21,16,0,0,0,2,0," calcext:value-type="string">
            <text:p>562.5,0,0,0,0,0,0,47,39,0,0,0,0,15,0,0,14,21,16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562.5,22,0,0,0,0,0,36,0,92,75,0,14,45,0,0,0,24,20,0,0,0,1,398," calcext:value-type="string">
            <text:p>562.5,22,0,0,0,0,0,36,0,92,75,0,14,45,0,0,0,24,20,0,0,0,1,398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512.5,0,175,0,178,107,0,0,176,98,0,198,10,0,560,0,0,0,0,0,43,333,0,448," calcext:value-type="string">
            <text:p>512.5,0,175,0,178,107,0,0,176,98,0,198,10,0,560,0,0,0,0,0,43,333,0,448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110,173,46,0,0,46,0,0,198,16,0,292,201,0,0,20,0,203,276,0,398," calcext:value-type="string">
            <text:p>0,0,0,110,173,46,0,0,46,0,0,198,16,0,292,201,0,0,20,0,203,276,0,398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280,60,0,50,15,0,39,47,0,0,0,0,0,201,14,0,0,0,0,0,1,398," calcext:value-type="string">
            <text:p>0,0,280,60,0,50,15,0,39,47,0,0,0,0,0,201,14,0,0,0,0,0,1,398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4,280,60,0,0,0,0,0,47,0,168,0,0,0,201,14,0,0,0,0,0,1,398," calcext:value-type="string">
            <text:p>0,24,280,60,0,0,0,0,0,47,0,168,0,0,0,201,14,0,0,0,0,0,1,398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55,0,0,0,0,15,25,0,0,35,168,11,40,377,0,14,33,0,0,89,0,0,384," calcext:value-type="string">
            <text:p>0,55,0,0,0,0,15,25,0,0,35,168,11,40,377,0,14,33,0,0,89,0,0,384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;&quot;,&quot;)" office:value-type="string" office:string-value="0,0,0,110,0,0,38,49,0,40,26,0,12,15,300,175,16,0,0,56,99,0,0,0," calcext:value-type="string">
            <text:p>0,0,0,110,0,0,38,49,0,40,26,0,12,15,300,175,16,0,0,56,99,0,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;[Prices.P24];&quot;,&quot;;[Prices.Q24];&quot;,&quot;;[Prices.R24];&quot;,&quot;;[Prices.S24];&quot;,&quot;;[Prices.T24];&quot;,&quot;;[Prices.U24];&quot;,&quot;;[Prices.V24];&quot;,&quot;;[Prices.W24];&quot;,&quot;;[Prices.X24];&quot;,&quot;;[Prices.Y24];&quot;,&quot;;[Prices.Z24];&quot;,&quot;;[Prices.AA24];&quot;,&quot;)" office:value-type="string" office:string-value="350,0,0,100,160,32,0,27,0,0,0,0,44,0,250,0,0,10,5,0,89,125,0,0," calcext:value-type="string">
            <text:p>350,0,0,100,160,32,0,27,0,0,0,0,44,0,250,0,0,10,5,0,89,125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;[Prices.P25];&quot;,&quot;;[Prices.Q25];&quot;,&quot;;[Prices.R25];&quot;,&quot;;[Prices.S25];&quot;,&quot;;[Prices.T25];&quot;,&quot;;[Prices.U25];&quot;,&quot;;[Prices.V25];&quot;,&quot;;[Prices.W25];&quot;,&quot;;[Prices.X25];&quot;,&quot;;[Prices.Y25];&quot;,&quot;;[Prices.Z25];&quot;,&quot;;[Prices.AA2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;[Prices.P26];&quot;,&quot;;[Prices.Q26];&quot;,&quot;;[Prices.R26];&quot;,&quot;;[Prices.S26];&quot;,&quot;;[Prices.T26];&quot;,&quot;;[Prices.U26];&quot;,&quot;;[Prices.V26];&quot;,&quot;;[Prices.W26];&quot;,&quot;;[Prices.X26];&quot;,&quot;;[Prices.Y26];&quot;,&quot;;[Prices.Z26];&quot;,&quot;;[Prices.AA2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;[Prices.P27];&quot;,&quot;;[Prices.Q27];&quot;,&quot;;[Prices.R27];&quot;,&quot;;[Prices.S27];&quot;,&quot;;[Prices.T27];&quot;,&quot;;[Prices.U27];&quot;,&quot;;[Prices.V27];&quot;,&quot;;[Prices.W27];&quot;,&quot;;[Prices.X27];&quot;,&quot;;[Prices.Y27];&quot;,&quot;;[Prices.Z27];&quot;,&quot;;[Prices.AA27];&quot;,&quot;)" office:value-type="string" office:string-value="500,0,0,125,0,44,0,33,0,16,0,0,0,0,0,150,0,0,0,0,389,0,0,0," calcext:value-type="string">
            <text:p>500,0,0,125,0,44,0,33,0,16,0,0,0,0,0,150,0,0,0,0,389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;[Prices.P28];&quot;,&quot;;[Prices.Q28];&quot;,&quot;;[Prices.R28];&quot;,&quot;;[Prices.S28];&quot;,&quot;;[Prices.T28];&quot;,&quot;;[Prices.U28];&quot;,&quot;;[Prices.V28];&quot;,&quot;;[Prices.W28];&quot;,&quot;;[Prices.X28];&quot;,&quot;;[Prices.Y28];&quot;,&quot;;[Prices.Z28];&quot;,&quot;;[Prices.AA28];&quot;,&quot;)" office:value-type="string" office:string-value="0,40,0,0,0,0,32,42,0,0,31,0,32,25,0,0,10,0,0,0,0,0,1,0," calcext:value-type="string">
            <text:p>0,40,0,0,0,0,32,42,0,0,31,0,32,25,0,0,10,0,0,0,0,0,1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;[Prices.P29];&quot;,&quot;;[Prices.Q29];&quot;,&quot;;[Prices.R29];&quot;,&quot;;[Prices.S29];&quot;,&quot;;[Prices.T29];&quot;,&quot;;[Prices.U29];&quot;,&quot;;[Prices.V29];&quot;,&quot;;[Prices.W29];&quot;,&quot;;[Prices.X29];&quot;,&quot;;[Prices.Y29];&quot;,&quot;;[Prices.Z29];&quot;,&quot;;[Prices.AA29])" office:value-type="string" office:string-value="0,0,630,125,0,0,0,0,176,98,0,258,40,0,0,195,20,0,0,88,389,0,1,768" calcext:value-type="string">
            <text:p>0,0,630,125,0,0,0,0,176,98,0,258,40,0,0,195,20,0,0,88,389,0,1,768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0,0,0,65000,0,0,5000,0,0,0,5000,2000,0,10000,0," calcext:value-type="string">
            <text:p>0,0,0,0,5000,5000,0,5000,0,0,0,0,6500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65000,0,0,0,0,0,0,0,0,0,0,0," calcext:value-type="string">
            <text:p>0,0,0,0,0,0,0,0,0,0,0,0,65000,0,0,0,0,0,0,0,0,0,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65000,0,0,0,0,0,2500,0,0,0,10000,0," calcext:value-type="string">
            <text:p>0,2500,0,0,0,0,0,0,0,0,0,0,6500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65000,0,5000,0,0,0,0,0,5000,2000,0,0," calcext:value-type="string">
            <text:p>5000,0,0,0,5000,5000,0,0,5000,100,0,500,65000,0,5000,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0,0,1000,65000,0,1000,1000,0,0,0,0,1000,1000,0,0," calcext:value-type="string">
            <text:p>1000,0,0,0,1000,1000,0,0,1000,0,0,1000,6500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;&quot;,&quot;)" office:value-type="string" office:string-value="0,0,0,500,0,0,500,500,0,500,500,0,5000,500,500,500,500,0,0,500,500,0,0,0," calcext:value-type="string">
            <text:p>0,0,0,500,0,0,500,500,0,500,500,0,5000,500,500,500,500,0,0,500,500,0,0,0,</text:p>
          </table:table-cell>
        </table:table-row>
        <table:table-row table:style-name="ro1">
          <table:table-cell table:formula="of:=COM.MICROSOFT.CONCAT([Quantity.D20];&quot;,&quot;;[Quantity.E20];&quot;,&quot;;[Quantity.F20];&quot;,&quot;;[Quantity.G20];&quot;,&quot;;[Quantity.H20];&quot;,&quot;;[Quantity.I20];&quot;,&quot;;[Quantity.J20];&quot;,&quot;;[Quantity.K20];&quot;,&quot;;[Quantity.L20];&quot;,&quot;;[Quantity.M20];&quot;,&quot;;[Quantity.N20];&quot;,&quot;;[Quantity.O20];&quot;,&quot;;[Quantity.P20];&quot;,&quot;;[Quantity.Q20];&quot;,&quot;;[Quantity.R20];&quot;,&quot;;[Quantity.S20];&quot;,&quot;;[Quantity.T20];&quot;,&quot;;[Quantity.U20];&quot;,&quot;;[Quantity.V20];&quot;,&quot;;[Quantity.W20];&quot;,&quot;;[Quantity.X20];&quot;,&quot;;[Quantity.Y20];&quot;,&quot;;[Quantity.Z20];&quot;,&quot;;[Quantity.AA20];&quot;,&quot;)" office:value-type="string" office:string-value="10000,0,0,10000,10000,10000,0,10000,0,0,0,0,65000,0,10000,0,0,10000,65000,0,10000,10000,0,0," calcext:value-type="string">
            <text:p>10000,0,0,10000,10000,10000,0,10000,0,0,0,0,65000,0,10000,0,0,10000,65000,0,10000,10000,0,0,</text:p>
          </table:table-cell>
        </table:table-row>
        <table:table-row table:style-name="ro1">
          <table:table-cell table:formula="of:=COM.MICROSOFT.CONCAT([Quantity.D21];&quot;,&quot;;[Quantity.E21];&quot;,&quot;;[Quantity.F21];&quot;,&quot;;[Quantity.G21];&quot;,&quot;;[Quantity.H21];&quot;,&quot;;[Quantity.I21];&quot;,&quot;;[Quantity.J21];&quot;,&quot;;[Quantity.K21];&quot;,&quot;;[Quantity.L21];&quot;,&quot;;[Quantity.M21];&quot;,&quot;;[Quantity.N21];&quot;,&quot;;[Quantity.O21];&quot;,&quot;;[Quantity.P21];&quot;,&quot;;[Quantity.Q21];&quot;,&quot;;[Quantity.R21];&quot;,&quot;;[Quantity.S21];&quot;,&quot;;[Quantity.T21];&quot;,&quot;;[Quantity.U21];&quot;,&quot;;[Quantity.V21];&quot;,&quot;;[Quantity.W21];&quot;,&quot;;[Quantity.X21];&quot;,&quot;;[Quantity.Y21];&quot;,&quot;;[Quantity.Z21];&quot;,&quot;;[Quantity.AA2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2];&quot;,&quot;;[Quantity.E22];&quot;,&quot;;[Quantity.F22];&quot;,&quot;;[Quantity.G22];&quot;,&quot;;[Quantity.H22];&quot;,&quot;;[Quantity.I22];&quot;,&quot;;[Quantity.J22];&quot;,&quot;;[Quantity.K22];&quot;,&quot;;[Quantity.L22];&quot;,&quot;;[Quantity.M22];&quot;,&quot;;[Quantity.N22];&quot;,&quot;;[Quantity.O22];&quot;,&quot;;[Quantity.P22];&quot;,&quot;;[Quantity.Q22];&quot;,&quot;;[Quantity.R22];&quot;,&quot;;[Quantity.S22];&quot;,&quot;;[Quantity.T22];&quot;,&quot;;[Quantity.U22];&quot;,&quot;;[Quantity.V22];&quot;,&quot;;[Quantity.W22];&quot;,&quot;;[Quantity.X22];&quot;,&quot;;[Quantity.Y22];&quot;,&quot;;[Quantity.Z22];&quot;,&quot;;[Quantity.AA2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23];&quot;,&quot;;[Quantity.E23];&quot;,&quot;;[Quantity.F23];&quot;,&quot;;[Quantity.G23];&quot;,&quot;;[Quantity.H23];&quot;,&quot;;[Quantity.I23];&quot;,&quot;;[Quantity.J23];&quot;,&quot;;[Quantity.K23];&quot;,&quot;;[Quantity.L23];&quot;,&quot;;[Quantity.M23];&quot;,&quot;;[Quantity.N23];&quot;,&quot;;[Quantity.O23];&quot;,&quot;;[Quantity.P23];&quot;,&quot;;[Quantity.Q23];&quot;,&quot;;[Quantity.R23];&quot;,&quot;;[Quantity.S23];&quot;,&quot;;[Quantity.T23];&quot;,&quot;;[Quantity.U23];&quot;,&quot;;[Quantity.V23];&quot;,&quot;;[Quantity.W23];&quot;,&quot;;[Quantity.X23];&quot;,&quot;;[Quantity.Y23];&quot;,&quot;;[Quantity.Z23];&quot;,&quot;;[Quantity.AA23];&quot;,&quot;)" office:value-type="string" office:string-value="5000,0,0,5000,0,5000,0,5000,0,5000,0,0,0,0,0,5000,0,0,0,0,5000,0,0,0," calcext:value-type="string">
            <text:p>5000,0,0,5000,0,5000,0,5000,0,5000,0,0,0,0,0,5000,0,0,0,0,5000,0,0,0,</text:p>
          </table:table-cell>
        </table:table-row>
        <table:table-row table:style-name="ro1">
          <table:table-cell table:formula="of:=COM.MICROSOFT.CONCAT([Quantity.D24];&quot;,&quot;;[Quantity.E24];&quot;,&quot;;[Quantity.F24];&quot;,&quot;;[Quantity.G24];&quot;,&quot;;[Quantity.H24];&quot;,&quot;;[Quantity.I24];&quot;,&quot;;[Quantity.J24];&quot;,&quot;;[Quantity.K24];&quot;,&quot;;[Quantity.L24];&quot;,&quot;;[Quantity.M24];&quot;,&quot;;[Quantity.N24];&quot;,&quot;;[Quantity.O24];&quot;,&quot;;[Quantity.P24];&quot;,&quot;;[Quantity.Q24];&quot;,&quot;;[Quantity.R24];&quot;,&quot;;[Quantity.S24];&quot;,&quot;;[Quantity.T24];&quot;,&quot;;[Quantity.U24];&quot;,&quot;;[Quantity.V24];&quot;,&quot;;[Quantity.W24];&quot;,&quot;;[Quantity.X24];&quot;,&quot;;[Quantity.Y24];&quot;,&quot;;[Quantity.Z24];&quot;,&quot;;[Quantity.AA24];&quot;,&quot;)" office:value-type="string" office:string-value="0,10000,0,0,0,0,10000,10000,0,0,10000,0,65000,10000,0,0,65000,0,0,0,0,0,65000,0," calcext:value-type="string">
            <text:p>0,10000,0,0,0,0,10000,10000,0,0,10000,0,65000,10000,0,0,65000,0,0,0,0,0,65000,0,</text:p>
          </table:table-cell>
        </table:table-row>
        <table:table-row table:style-name="ro1">
          <table:table-cell table:formula="of:=COM.MICROSOFT.CONCAT([Quantity.D25];&quot;,&quot;;[Quantity.E25];&quot;,&quot;;[Quantity.F25];&quot;,&quot;;[Quantity.G25];&quot;,&quot;;[Quantity.H25];&quot;,&quot;;[Quantity.I25];&quot;,&quot;;[Quantity.J25];&quot;,&quot;;[Quantity.K25];&quot;,&quot;;[Quantity.L25];&quot;,&quot;;[Quantity.M25];&quot;,&quot;;[Quantity.N25];&quot;,&quot;;[Quantity.O25];&quot;,&quot;;[Quantity.P25];&quot;,&quot;;[Quantity.Q25];&quot;,&quot;;[Quantity.R25];&quot;,&quot;;[Quantity.S25];&quot;,&quot;;[Quantity.T25];&quot;,&quot;;[Quantity.U25];&quot;,&quot;;[Quantity.V25];&quot;,&quot;;[Quantity.W25];&quot;,&quot;;[Quantity.X25];&quot;,&quot;;[Quantity.Y25];&quot;,&quot;;[Quantity.Z25];&quot;,&quot;;[Quantity.AA25])" office:value-type="string" office:string-value="0,0,0,5000,0,0,0,0,5000,5000,0,5000,0,0,0,0,0,0,0,0,10000,0,65000,0" calcext:value-type="string">
            <text:p>0,0,0,5000,0,0,0,0,5000,5000,0,5000,0,0,0,0,0,0,0,0,10000,0,65000,0</text:p>
          </table:table-cell>
        </table:table-row>
      </table:table>
      <table:table table:name="Array Locations" table:style-name="ta1">
        <table:table-column table:style-name="co14" table:default-cell-style-name="Default"/>
        <table:table-row table:style-name="ro1">
          <table:table-cell table:formula="of:=COM.MICROSOFT.CONCAT([Distance.D3];&quot;,&quot;;[Distance.E3];&quot;,&quot;;[Distance.F3];&quot;,&quot;;[Distance.G3];&quot;,&quot;;[Distance.H3];&quot;,&quot;;[Distance.I3];&quot;,&quot;;[Distance.J3];&quot;,&quot;;[Distance.K3];&quot;,&quot;;[Distance.L3];&quot;,&quot;;[Distance.M3];&quot;,&quot;;[Distance.N3];&quot;,&quot;;[Distance.O3];&quot;,&quot;;[Distance.P3];&quot;,&quot;;[Distance.Q3];&quot;,&quot;;[Distance.R3];&quot;,&quot;;[Distance.S3];&quot;,&quot;;[Distance.T3];&quot;,&quot;;[Distance.U3];&quot;,&quot;;[Distance.V3];&quot;,&quot;;[Distance.W3];&quot;,&quot;;[Distance.X3];;&quot;,&quot;;[Distance.Y3];&quot;,&quot;;[Distance.Z3];&quot;,&quot;)" office:value-type="string" office:string-value="0,50,0,0,0,0,0,0,60,0,0,365,120,0,0,50,50,0,0,0,0,0,0," calcext:value-type="string">
            <text:p>0,50,0,0,0,0,0,0,60,0,0,365,120,0,0,50,50,0,0,0,0,0,0,</text:p>
          </table:table-cell>
        </table:table-row>
        <table:table-row table:style-name="ro1">
          <table:table-cell table:formula="of:=COM.MICROSOFT.CONCAT([Distance.D4];&quot;,&quot;;[Distance.E4];&quot;,&quot;;[Distance.F4];&quot;,&quot;;[Distance.G4];&quot;,&quot;;[Distance.H4];&quot;,&quot;;[Distance.I4];&quot;,&quot;;[Distance.J4];&quot;,&quot;;[Distance.K4];&quot;,&quot;;[Distance.L4];&quot;,&quot;;[Distance.M4];&quot;,&quot;;[Distance.N4];&quot;,&quot;;[Distance.O4];&quot;,&quot;;[Distance.P4];&quot;,&quot;;[Distance.Q4];&quot;,&quot;;[Distance.R4];&quot;,&quot;;[Distance.S4];&quot;,&quot;;[Distance.T4];&quot;,&quot;;[Distance.U4];&quot;,&quot;;[Distance.V4];&quot;,&quot;;[Distance.W4];&quot;,&quot;;[Distance.X4];;&quot;,&quot;;[Distance.Y4];&quot;,&quot;;[Distance.Z4];&quot;,&quot;)" office:value-type="string" office:string-value="50,0,20,30,0,0,0,0,0,0,0,0,0,0,0,0,0,0,0,0,0,0,0," calcext:value-type="string">
            <text:p>50,0,20,30,0,0,0,0,0,0,0,0,0,0,0,0,0,0,0,0,0,0,0,</text:p>
          </table:table-cell>
        </table:table-row>
        <table:table-row table:style-name="ro1">
          <table:table-cell table:formula="of:=COM.MICROSOFT.CONCAT([Distance.D5];&quot;,&quot;;[Distance.E5];&quot;,&quot;;[Distance.F5];&quot;,&quot;;[Distance.G5];&quot;,&quot;;[Distance.H5];&quot;,&quot;;[Distance.I5];&quot;,&quot;;[Distance.J5];&quot;,&quot;;[Distance.K5];&quot;,&quot;;[Distance.L5];&quot;,&quot;;[Distance.M5];&quot;,&quot;;[Distance.N5];&quot;,&quot;;[Distance.O5];&quot;,&quot;;[Distance.P5];&quot;,&quot;;[Distance.Q5];&quot;,&quot;;[Distance.R5];&quot;,&quot;;[Distance.S5];&quot;,&quot;;[Distance.T5];&quot;,&quot;;[Distance.U5];&quot;,&quot;;[Distance.V5];&quot;,&quot;;[Distance.W5];&quot;,&quot;;[Distance.X5];;&quot;,&quot;;[Distance.Y5];&quot;,&quot;;[Distance.Z5];&quot;,&quot;)" office:value-type="string" office:string-value="0,20,0,0,0,0,0,0,0,0,0,0,0,0,0,0,0,0,0,0,0,0,0," calcext:value-type="string">
            <text:p>0,20,0,0,0,0,0,0,0,0,0,0,0,0,0,0,0,0,0,0,0,0,0,</text:p>
          </table:table-cell>
        </table:table-row>
        <table:table-row table:style-name="ro1">
          <table:table-cell table:formula="of:=COM.MICROSOFT.CONCAT([Distance.D6];&quot;,&quot;;[Distance.E6];&quot;,&quot;;[Distance.F6];&quot;,&quot;;[Distance.G6];&quot;,&quot;;[Distance.H6];&quot;,&quot;;[Distance.I6];&quot;,&quot;;[Distance.J6];&quot;,&quot;;[Distance.K6];&quot;,&quot;;[Distance.L6];&quot;,&quot;;[Distance.M6];&quot;,&quot;;[Distance.N6];&quot;,&quot;;[Distance.O6];&quot;,&quot;;[Distance.P6];&quot;,&quot;;[Distance.Q6];&quot;,&quot;;[Distance.R6];&quot;,&quot;;[Distance.S6];&quot;,&quot;;[Distance.T6];&quot;,&quot;;[Distance.U6];&quot;,&quot;;[Distance.V6];&quot;,&quot;;[Distance.W6];&quot;,&quot;;[Distance.X6];;&quot;,&quot;;[Distance.Y6];&quot;,&quot;;[Distance.Z6];&quot;,&quot;)" office:value-type="string" office:string-value="0,30,0,0,0,0,0,0,0,0,0,0,0,0,0,0,0,0,0,0,0,0,0," calcext:value-type="string">
            <text:p>0,30,0,0,0,0,0,0,0,0,0,0,0,0,0,0,0,0,0,0,0,0,0,</text:p>
          </table:table-cell>
        </table:table-row>
        <table:table-row table:style-name="ro1">
          <table:table-cell table:formula="of:=COM.MICROSOFT.CONCAT([Distance.D7];&quot;,&quot;;[Distance.E7];&quot;,&quot;;[Distance.F7];&quot;,&quot;;[Distance.G7];&quot;,&quot;;[Distance.H7];&quot;,&quot;;[Distance.I7];&quot;,&quot;;[Distance.J7];&quot;,&quot;;[Distance.K7];&quot;,&quot;;[Distance.L7];&quot;,&quot;;[Distance.M7];&quot;,&quot;;[Distance.N7];&quot;,&quot;;[Distance.O7];&quot;,&quot;;[Distance.P7];&quot;,&quot;;[Distance.Q7];&quot;,&quot;;[Distance.R7];&quot;,&quot;;[Distance.S7];&quot;,&quot;;[Distance.T7];&quot;,&quot;;[Distance.U7];&quot;,&quot;;[Distance.V7];&quot;,&quot;;[Distance.W7];&quot;,&quot;;[Distance.X7];;&quot;,&quot;;[Distance.Y7];&quot;,&quot;;[Distance.Z7];&quot;,&quot;)" office:value-type="string" office:string-value="0,0,0,0,0,0,20,0,0,0,0,0,0,0,0,0,20,0,0,0,0,0,0," calcext:value-type="string">
            <text:p>0,0,0,0,0,0,20,0,0,0,0,0,0,0,0,0,20,0,0,0,0,0,0,</text:p>
          </table:table-cell>
        </table:table-row>
        <table:table-row table:style-name="ro1">
          <table:table-cell table:formula="of:=COM.MICROSOFT.CONCAT([Distance.D8];&quot;,&quot;;[Distance.E8];&quot;,&quot;;[Distance.F8];&quot;,&quot;;[Distance.G8];&quot;,&quot;;[Distance.H8];&quot;,&quot;;[Distance.I8];&quot;,&quot;;[Distance.J8];&quot;,&quot;;[Distance.K8];&quot;,&quot;;[Distance.L8];&quot;,&quot;;[Distance.M8];&quot;,&quot;;[Distance.N8];&quot;,&quot;;[Distance.O8];&quot;,&quot;;[Distance.P8];&quot;,&quot;;[Distance.Q8];&quot;,&quot;;[Distance.R8];&quot;,&quot;;[Distance.S8];&quot;,&quot;;[Distance.T8];&quot;,&quot;;[Distance.U8];&quot;,&quot;;[Distance.V8];&quot;,&quot;;[Distance.W8];&quot;,&quot;;[Distance.X8];;&quot;,&quot;;[Distance.Y8];&quot;,&quot;;[Distance.Z8];&quot;,&quot;)" office:value-type="string" office:string-value="0,0,0,0,0,0,0,0,0,0,0,0,0,0,0,0,30,0,0,0,0,0,0," calcext:value-type="string">
            <text:p>0,0,0,0,0,0,0,0,0,0,0,0,0,0,0,0,30,0,0,0,0,0,0,</text:p>
          </table:table-cell>
        </table:table-row>
        <table:table-row table:style-name="ro1">
          <table:table-cell table:formula="of:=COM.MICROSOFT.CONCAT([Distance.D9];&quot;,&quot;;[Distance.E9];&quot;,&quot;;[Distance.F9];&quot;,&quot;;[Distance.G9];&quot;,&quot;;[Distance.H9];&quot;,&quot;;[Distance.I9];&quot;,&quot;;[Distance.J9];&quot;,&quot;;[Distance.K9];&quot;,&quot;;[Distance.L9];&quot;,&quot;;[Distance.M9];&quot;,&quot;;[Distance.N9];&quot;,&quot;;[Distance.O9];&quot;,&quot;;[Distance.P9];&quot;,&quot;;[Distance.Q9];&quot;,&quot;;[Distance.R9];&quot;,&quot;;[Distance.S9];&quot;,&quot;;[Distance.T9];&quot;,&quot;;[Distance.U9];&quot;,&quot;;[Distance.V9];&quot;,&quot;;[Distance.W9];&quot;,&quot;;[Distance.X9];;&quot;,&quot;;[Distance.Y9];&quot;,&quot;;[Distance.Z9];&quot;,&quot;)" office:value-type="string" office:string-value="0,0,0,0,20,0,0,0,0,0,0,0,0,0,0,0,0,0,0,0,0,0,0," calcext:value-type="string">
            <text:p>0,0,0,0,20,0,0,0,0,0,0,0,0,0,0,0,0,0,0,0,0,0,0,</text:p>
          </table:table-cell>
        </table:table-row>
        <table:table-row table:style-name="ro1">
          <table:table-cell table:formula="of:=COM.MICROSOFT.CONCAT([Distance.D10];&quot;,&quot;;[Distance.E10];&quot;,&quot;;[Distance.F10];&quot;,&quot;;[Distance.G10];&quot;,&quot;;[Distance.H10];&quot;,&quot;;[Distance.I10];&quot;,&quot;;[Distance.J10];&quot;,&quot;;[Distance.K10];&quot;,&quot;;[Distance.L10];&quot;,&quot;;[Distance.M10];&quot;,&quot;;[Distance.N10];&quot;,&quot;;[Distance.O10];&quot;,&quot;;[Distance.P10];&quot;,&quot;;[Distance.Q10];&quot;,&quot;;[Distance.R10];&quot;,&quot;;[Distance.S10];&quot;,&quot;;[Distance.T10];&quot;,&quot;;[Distance.U10];&quot;,&quot;;[Distance.V10];&quot;,&quot;;[Distance.W10];&quot;,&quot;;[Distance.X10];;&quot;,&quot;;[Distance.Y10];&quot;,&quot;;[Distance.Z10];&quot;,&quot;)" office:value-type="string" office:string-value="0,0,0,0,0,0,0,0,30,0,0,0,0,0,0,0,0,0,0,0,0,0,0," calcext:value-type="string">
            <text:p>0,0,0,0,0,0,0,0,30,0,0,0,0,0,0,0,0,0,0,0,0,0,0,</text:p>
          </table:table-cell>
        </table:table-row>
        <table:table-row table:style-name="ro1">
          <table:table-cell table:formula="of:=COM.MICROSOFT.CONCAT([Distance.D11];&quot;,&quot;;[Distance.E11];&quot;,&quot;;[Distance.F11];&quot;,&quot;;[Distance.G11];&quot;,&quot;;[Distance.H11];&quot;,&quot;;[Distance.I11];&quot;,&quot;;[Distance.J11];&quot;,&quot;;[Distance.K11];&quot;,&quot;;[Distance.L11];&quot;,&quot;;[Distance.M11];&quot;,&quot;;[Distance.N11];&quot;,&quot;;[Distance.O11];&quot;,&quot;;[Distance.P11];&quot;,&quot;;[Distance.Q11];&quot;,&quot;;[Distance.R11];&quot;,&quot;;[Distance.S11];&quot;,&quot;;[Distance.T11];&quot;,&quot;;[Distance.U11];&quot;,&quot;;[Distance.V11];&quot;,&quot;;[Distance.W11];&quot;,&quot;;[Distance.X11];;&quot;,&quot;;[Distance.Y11];&quot;,&quot;;[Distance.Z11];&quot;,&quot;)" office:value-type="string" office:string-value="60,0,0,0,0,0,0,30,0,0,0,0,0,0,0,0,0,0,0,0,0,0,0," calcext:value-type="string">
            <text:p>60,0,0,0,0,0,0,30,0,0,0,0,0,0,0,0,0,0,0,0,0,0,0,</text:p>
          </table:table-cell>
        </table:table-row>
        <table:table-row table:style-name="ro1">
          <table:table-cell table:formula="of:=COM.MICROSOFT.CONCAT([Distance.D12];&quot;,&quot;;[Distance.E12];&quot;,&quot;;[Distance.F12];&quot;,&quot;;[Distance.G12];&quot;,&quot;;[Distance.H12];&quot;,&quot;;[Distance.I12];&quot;,&quot;;[Distance.J12];&quot;,&quot;;[Distance.K12];&quot;,&quot;;[Distance.L12];&quot;,&quot;;[Distance.M12];&quot;,&quot;;[Distance.N12];&quot;,&quot;;[Distance.O12];&quot;,&quot;;[Distance.P12];&quot;,&quot;;[Distance.Q12];&quot;,&quot;;[Distance.R12];&quot;,&quot;;[Distance.S12];&quot;,&quot;;[Distance.T12];&quot;,&quot;;[Distance.U12];&quot;,&quot;;[Distance.V12];&quot;,&quot;;[Distance.W12];&quot;,&quot;;[Distance.X12];;&quot;,&quot;;[Distance.Y12];&quot;,&quot;;[Distance.Z12];&quot;,&quot;)" office:value-type="string" office:string-value="0,0,0,0,0,0,0,0,0,0,50,0,60,0,0,0,0,0,0,0,0,0,0," calcext:value-type="string">
            <text:p>0,0,0,0,0,0,0,0,0,0,50,0,60,0,0,0,0,0,0,0,0,0,0,</text:p>
          </table:table-cell>
        </table:table-row>
        <table:table-row table:style-name="ro1">
          <table:table-cell table:formula="of:=COM.MICROSOFT.CONCAT([Distance.D13];&quot;,&quot;;[Distance.E13];&quot;,&quot;;[Distance.F13];&quot;,&quot;;[Distance.G13];&quot;,&quot;;[Distance.H13];&quot;,&quot;;[Distance.I13];&quot;,&quot;;[Distance.J13];&quot;,&quot;;[Distance.K13];&quot;,&quot;;[Distance.L13];&quot;,&quot;;[Distance.M13];&quot;,&quot;;[Distance.N13];&quot;,&quot;;[Distance.O13];&quot;,&quot;;[Distance.P13];&quot;,&quot;;[Distance.Q13];&quot;,&quot;;[Distance.R13];&quot;,&quot;;[Distance.S13];&quot;,&quot;;[Distance.T13];&quot;,&quot;;[Distance.U13];&quot;,&quot;;[Distance.V13];&quot;,&quot;;[Distance.W13];&quot;,&quot;;[Distance.X13];;&quot;,&quot;;[Distance.Y13];&quot;,&quot;;[Distance.Z13];&quot;,&quot;)" office:value-type="string" office:string-value="0,0,0,0,0,0,0,0,0,50,0,0,0,0,0,0,0,500,0,0,0,0,0," calcext:value-type="string">
            <text:p>0,0,0,0,0,0,0,0,0,50,0,0,0,0,0,0,0,500,0,0,0,0,0,</text:p>
          </table:table-cell>
        </table:table-row>
        <table:table-row table:style-name="ro1">
          <table:table-cell table:formula="of:=COM.MICROSOFT.CONCAT([Distance.D14];&quot;,&quot;;[Distance.E14];&quot;,&quot;;[Distance.F14];&quot;,&quot;;[Distance.G14];&quot;,&quot;;[Distance.H14];&quot;,&quot;;[Distance.I14];&quot;,&quot;;[Distance.J14];&quot;,&quot;;[Distance.K14];&quot;,&quot;;[Distance.L14];&quot;,&quot;;[Distance.M14];&quot;,&quot;;[Distance.N14];&quot;,&quot;;[Distance.O14];&quot;,&quot;;[Distance.P14];&quot;,&quot;;[Distance.Q14];&quot;,&quot;;[Distance.R14];&quot;,&quot;;[Distance.S14];&quot;,&quot;;[Distance.T14];&quot;,&quot;;[Distance.U14];&quot;,&quot;;[Distance.V14];&quot;,&quot;;[Distance.W14];&quot;,&quot;;[Distance.X14];;&quot;,&quot;;[Distance.Y14];&quot;,&quot;;[Distance.Z14];&quot;,&quot;)" office:value-type="string" office:string-value="365,0,0,0,0,0,0,0,0,0,0,0,0,0,0,0,0,0,0,0,0,0,0," calcext:value-type="string">
            <text:p>365,0,0,0,0,0,0,0,0,0,0,0,0,0,0,0,0,0,0,0,0,0,0,</text:p>
          </table:table-cell>
        </table:table-row>
        <table:table-row table:style-name="ro1">
          <table:table-cell table:formula="of:=COM.MICROSOFT.CONCAT([Distance.D15];&quot;,&quot;;[Distance.E15];&quot;,&quot;;[Distance.F15];&quot;,&quot;;[Distance.G15];&quot;,&quot;;[Distance.H15];&quot;,&quot;;[Distance.I15];&quot;,&quot;;[Distance.J15];&quot;,&quot;;[Distance.K15];&quot;,&quot;;[Distance.L15];&quot;,&quot;;[Distance.M15];&quot;,&quot;;[Distance.N15];&quot;,&quot;;[Distance.O15];&quot;,&quot;;[Distance.P15];&quot;,&quot;;[Distance.Q15];&quot;,&quot;;[Distance.R15];&quot;,&quot;;[Distance.S15];&quot;,&quot;;[Distance.T15];&quot;,&quot;;[Distance.U15];&quot;,&quot;;[Distance.V15];&quot;,&quot;;[Distance.W15];&quot;,&quot;;[Distance.X15];;&quot;,&quot;;[Distance.Y15];&quot;,&quot;;[Distance.Z15];&quot;,&quot;)" office:value-type="string" office:string-value="120,0,0,0,0,0,0,0,0,60,0,0,0,10,70,0,0,0,0,0,0,0,0," calcext:value-type="string">
            <text:p>120,0,0,0,0,0,0,0,0,60,0,0,0,10,70,0,0,0,0,0,0,0,0,</text:p>
          </table:table-cell>
        </table:table-row>
        <table:table-row table:style-name="ro1">
          <table:table-cell table:formula="of:=COM.MICROSOFT.CONCAT([Distance.D16];&quot;,&quot;;[Distance.E16];&quot;,&quot;;[Distance.F16];&quot;,&quot;;[Distance.G16];&quot;,&quot;;[Distance.H16];&quot;,&quot;;[Distance.I16];&quot;,&quot;;[Distance.J16];&quot;,&quot;;[Distance.K16];&quot;,&quot;;[Distance.L16];&quot;,&quot;;[Distance.M16];&quot;,&quot;;[Distance.N16];&quot;,&quot;;[Distance.O16];&quot;,&quot;;[Distance.P16];&quot;,&quot;;[Distance.Q16];&quot;,&quot;;[Distance.R16];&quot;,&quot;;[Distance.S16];&quot;,&quot;;[Distance.T16];&quot;,&quot;;[Distance.U16];&quot;,&quot;;[Distance.V16];&quot;,&quot;;[Distance.W16];&quot;,&quot;;[Distance.X16];;&quot;,&quot;;[Distance.Y16];&quot;,&quot;;[Distance.Z16];&quot;,&quot;)" office:value-type="string" office:string-value="0,0,0,0,0,0,0,0,0,0,0,0,10,0,0,0,0,0,0,0,0,0,0," calcext:value-type="string">
            <text:p>0,0,0,0,0,0,0,0,0,0,0,0,10,0,0,0,0,0,0,0,0,0,0,</text:p>
          </table:table-cell>
        </table:table-row>
        <table:table-row table:style-name="ro1">
          <table:table-cell table:formula="of:=COM.MICROSOFT.CONCAT([Distance.D17];&quot;,&quot;;[Distance.E17];&quot;,&quot;;[Distance.F17];&quot;,&quot;;[Distance.G17];&quot;,&quot;;[Distance.H17];&quot;,&quot;;[Distance.I17];&quot;,&quot;;[Distance.J17];&quot;,&quot;;[Distance.K17];&quot;,&quot;;[Distance.L17];&quot;,&quot;;[Distance.M17];&quot;,&quot;;[Distance.N17];&quot;,&quot;;[Distance.O17];&quot;,&quot;;[Distance.P17];&quot;,&quot;;[Distance.Q17];&quot;,&quot;;[Distance.R17];&quot;,&quot;;[Distance.S17];&quot;,&quot;;[Distance.T17];&quot;,&quot;;[Distance.U17];&quot;,&quot;;[Distance.V17];&quot;,&quot;;[Distance.W17];&quot;,&quot;;[Distance.X17];;&quot;,&quot;;[Distance.Y17];&quot;,&quot;;[Distance.Z17];&quot;,&quot;)" office:value-type="string" office:string-value="0,0,0,0,0,0,0,0,0,0,0,0,70,0,0,0,0,0,0,0,0,0,0," calcext:value-type="string">
            <text:p>0,0,0,0,0,0,0,0,0,0,0,0,70,0,0,0,0,0,0,0,0,0,0,</text:p>
          </table:table-cell>
        </table:table-row>
        <table:table-row table:style-name="ro1">
          <table:table-cell table:formula="of:=COM.MICROSOFT.CONCAT([Distance.D18];&quot;,&quot;;[Distance.E18];&quot;,&quot;;[Distance.F18];&quot;,&quot;;[Distance.G18];&quot;,&quot;;[Distance.H18];&quot;,&quot;;[Distance.I18];&quot;,&quot;;[Distance.J18];&quot;,&quot;;[Distance.K18];&quot;,&quot;;[Distance.L18];&quot;,&quot;;[Distance.M18];&quot;,&quot;;[Distance.N18];&quot;,&quot;;[Distance.O18];&quot;,&quot;;[Distance.P18];&quot;,&quot;;[Distance.Q18];&quot;,&quot;;[Distance.R18];&quot;,&quot;;[Distance.S18];&quot;,&quot;;[Distance.T18];&quot;,&quot;;[Distance.U18];&quot;,&quot;;[Distance.V18];&quot;,&quot;;[Distance.W18];&quot;,&quot;;[Distance.X18];;&quot;,&quot;;[Distance.Y18];&quot;,&quot;;[Distance.Z18];&quot;,&quot;)" office:value-type="string" office:string-value="50,0,0,0,0,0,0,0,0,0,0,0,0,0,0,0,0,0,0,0,0,0,0," calcext:value-type="string">
            <text:p>50,0,0,0,0,0,0,0,0,0,0,0,0,0,0,0,0,0,0,0,0,0,0,</text:p>
          </table:table-cell>
        </table:table-row>
        <table:table-row table:style-name="ro1">
          <table:table-cell table:formula="of:=COM.MICROSOFT.CONCAT([Distance.D19];&quot;,&quot;;[Distance.E19];&quot;,&quot;;[Distance.F19];&quot;,&quot;;[Distance.G19];&quot;,&quot;;[Distance.H19];&quot;,&quot;;[Distance.I19];&quot;,&quot;;[Distance.J19];&quot;,&quot;;[Distance.K19];&quot;,&quot;;[Distance.L19];&quot;,&quot;;[Distance.M19];&quot;,&quot;;[Distance.N19];&quot;,&quot;;[Distance.O19];&quot;,&quot;;[Distance.P19];&quot;,&quot;;[Distance.Q19];&quot;,&quot;;[Distance.R19];&quot;,&quot;;[Distance.S19];&quot;,&quot;;[Distance.T19];&quot;,&quot;;[Distance.U19];&quot;,&quot;;[Distance.V19];&quot;,&quot;;[Distance.W19];&quot;,&quot;;[Distance.X19];;&quot;,&quot;;[Distance.Y19];&quot;,&quot;;[Distance.Z19];&quot;,&quot;)" office:value-type="string" office:string-value="50,0,0,0,20,30,0,0,0,0,0,0,0,0,0,0,0,0,0,0,0,0,0," calcext:value-type="string">
            <text:p>50,0,0,0,20,30,0,0,0,0,0,0,0,0,0,0,0,0,0,0,0,0,0,</text:p>
          </table:table-cell>
        </table:table-row>
        <table:table-row table:style-name="ro1">
          <table:table-cell table:formula="of:=COM.MICROSOFT.CONCAT([Distance.D20];&quot;,&quot;;[Distance.E20];&quot;,&quot;;[Distance.F20];&quot;,&quot;;[Distance.G20];&quot;,&quot;;[Distance.H20];&quot;,&quot;;[Distance.I20];&quot;,&quot;;[Distance.J20];&quot;,&quot;;[Distance.K20];&quot;,&quot;;[Distance.L20];&quot;,&quot;;[Distance.M20];&quot;,&quot;;[Distance.N20];&quot;,&quot;;[Distance.O20];&quot;,&quot;;[Distance.P20];&quot;,&quot;;[Distance.Q20];&quot;,&quot;;[Distance.R20];&quot;,&quot;;[Distance.S20];&quot;,&quot;;[Distance.T20];&quot;,&quot;;[Distance.U20];&quot;,&quot;;[Distance.V20];&quot;,&quot;;[Distance.W20];&quot;,&quot;;[Distance.X20];;&quot;,&quot;;[Distance.Y20];&quot;,&quot;;[Distance.Z20];&quot;,&quot;)" office:value-type="string" office:string-value="0,0,0,0,0,0,0,0,0,0,500,0,0,0,0,0,0,0,150,0,95,0,0," calcext:value-type="string">
            <text:p>0,0,0,0,0,0,0,0,0,0,500,0,0,0,0,0,0,0,150,0,95,0,0,</text:p>
          </table:table-cell>
        </table:table-row>
        <table:table-row table:style-name="ro1">
          <table:table-cell table:formula="of:=COM.MICROSOFT.CONCAT([Distance.D21];&quot;,&quot;;[Distance.E21];&quot;,&quot;;[Distance.F21];&quot;,&quot;;[Distance.G21];&quot;,&quot;;[Distance.H21];&quot;,&quot;;[Distance.I21];&quot;,&quot;;[Distance.J21];&quot;,&quot;;[Distance.K21];&quot;,&quot;;[Distance.L21];&quot;,&quot;;[Distance.M21];&quot;,&quot;;[Distance.N21];&quot;,&quot;;[Distance.O21];&quot;,&quot;;[Distance.P21];&quot;,&quot;;[Distance.Q21];&quot;,&quot;;[Distance.R21];&quot;,&quot;;[Distance.S21];&quot;,&quot;;[Distance.T21];&quot;,&quot;;[Distance.U21];&quot;,&quot;;[Distance.V21];&quot;,&quot;;[Distance.W21];&quot;,&quot;;[Distance.X21];;&quot;,&quot;;[Distance.Y21];&quot;,&quot;;[Distance.Z21];&quot;,&quot;)" office:value-type="string" office:string-value="0,0,0,0,0,0,0,0,0,0,0,0,0,0,0,0,0,150,0,80,180,0,0," calcext:value-type="string">
            <text:p>0,0,0,0,0,0,0,0,0,0,0,0,0,0,0,0,0,150,0,80,180,0,0,</text:p>
          </table:table-cell>
        </table:table-row>
        <table:table-row table:style-name="ro1">
          <table:table-cell table:formula="of:=COM.MICROSOFT.CONCAT([Distance.D22];&quot;,&quot;;[Distance.E22];&quot;,&quot;;[Distance.F22];&quot;,&quot;;[Distance.G22];&quot;,&quot;;[Distance.H22];&quot;,&quot;;[Distance.I22];&quot;,&quot;;[Distance.J22];&quot;,&quot;;[Distance.K22];&quot;,&quot;;[Distance.L22];&quot;,&quot;;[Distance.M22];&quot;,&quot;;[Distance.N22];&quot;,&quot;;[Distance.O22];&quot;,&quot;;[Distance.P22];&quot;,&quot;;[Distance.Q22];&quot;,&quot;;[Distance.R22];&quot;,&quot;;[Distance.S22];&quot;,&quot;;[Distance.T22];&quot;,&quot;;[Distance.U22];&quot;,&quot;;[Distance.V22];&quot;,&quot;;[Distance.W22];&quot;,&quot;;[Distance.X22];;&quot;,&quot;;[Distance.Y22];&quot;,&quot;;[Distance.Z22];&quot;,&quot;)" office:value-type="string" office:string-value="0,0,0,0,0,0,0,0,0,0,0,0,0,0,0,0,0,0,80,0,0,0,0," calcext:value-type="string">
            <text:p>0,0,0,0,0,0,0,0,0,0,0,0,0,0,0,0,0,0,80,0,0,0,0,</text:p>
          </table:table-cell>
        </table:table-row>
        <table:table-row table:style-name="ro1">
          <table:table-cell table:formula="of:=COM.MICROSOFT.CONCAT([Distance.D23];&quot;,&quot;;[Distance.E23];&quot;,&quot;;[Distance.F23];&quot;,&quot;;[Distance.G23];&quot;,&quot;;[Distance.H23];&quot;,&quot;;[Distance.I23];&quot;,&quot;;[Distance.J23];&quot;,&quot;;[Distance.K23];&quot;,&quot;;[Distance.L23];&quot;,&quot;;[Distance.M23];&quot;,&quot;;[Distance.N23];&quot;,&quot;;[Distance.O23];&quot;,&quot;;[Distance.P23];&quot;,&quot;;[Distance.Q23];&quot;,&quot;;[Distance.R23];&quot;,&quot;;[Distance.S23];&quot;,&quot;;[Distance.T23];&quot;,&quot;;[Distance.U23];&quot;,&quot;;[Distance.V23];&quot;,&quot;;[Distance.W23];&quot;,&quot;;[Distance.X23];;&quot;,&quot;;[Distance.Y23];&quot;,&quot;;[Distance.Z23];&quot;,&quot;)" office:value-type="string" office:string-value="0,0,0,0,0,0,0,0,0,0,0,0,0,0,0,0,0,95,180,0,0,220,300," calcext:value-type="string">
            <text:p>0,0,0,0,0,0,0,0,0,0,0,0,0,0,0,0,0,95,180,0,0,220,300,</text:p>
          </table:table-cell>
        </table:table-row>
        <table:table-row table:style-name="ro1">
          <table:table-cell table:formula="of:=COM.MICROSOFT.CONCAT([Distance.D24];&quot;,&quot;;[Distance.E24];&quot;,&quot;;[Distance.F24];&quot;,&quot;;[Distance.G24];&quot;,&quot;;[Distance.H24];&quot;,&quot;;[Distance.I24];&quot;,&quot;;[Distance.J24];&quot;,&quot;;[Distance.K24];&quot;,&quot;;[Distance.L24];&quot;,&quot;;[Distance.M24];&quot;,&quot;;[Distance.N24];&quot;,&quot;;[Distance.O24];&quot;,&quot;;[Distance.P24];&quot;,&quot;;[Distance.Q24];&quot;,&quot;;[Distance.R24];&quot;,&quot;;[Distance.S24];&quot;,&quot;;[Distance.T24];&quot;,&quot;;[Distance.U24];&quot;,&quot;;[Distance.V24];&quot;,&quot;;[Distance.W24];&quot;,&quot;;[Distance.X24];;&quot;,&quot;;[Distance.Y24];&quot;,&quot;;[Distance.Z24];&quot;,&quot;)" office:value-type="string" office:string-value="0,0,0,0,0,0,0,0,0,0,0,0,0,0,0,0,0,0,0,0,220,0,0," calcext:value-type="string">
            <text:p>0,0,0,0,0,0,0,0,0,0,0,0,0,0,0,0,0,0,0,0,220,0,0,</text:p>
          </table:table-cell>
        </table:table-row>
        <table:table-row table:style-name="ro1">
          <table:table-cell table:formula="of:=COM.MICROSOFT.CONCAT([Distance.D25];&quot;,&quot;;[Distance.E25];&quot;,&quot;;[Distance.F25];&quot;,&quot;;[Distance.G25];&quot;,&quot;;[Distance.H25];&quot;,&quot;;[Distance.I25];&quot;,&quot;;[Distance.J25];&quot;,&quot;;[Distance.K25];&quot;,&quot;;[Distance.L25];&quot;,&quot;;[Distance.M25];&quot;,&quot;;[Distance.N25];&quot;,&quot;;[Distance.O25];&quot;,&quot;;[Distance.P25];&quot;,&quot;;[Distance.Q25];&quot;,&quot;;[Distance.R25];&quot;,&quot;;[Distance.S25];&quot;,&quot;;[Distance.T25];&quot;,&quot;;[Distance.U25];&quot;,&quot;;[Distance.V25];&quot;,&quot;;[Distance.W25];&quot;,&quot;;[Distance.X25];;&quot;,&quot;;[Distance.Y25];&quot;,&quot;;[Distance.Z25])" office:value-type="string" office:string-value="0,0,0,0,0,0,0,0,0,0,0,0,0,0,0,0,0,0,0,0,300,0,0" calcext:value-type="string">
            <text:p>0,0,0,0,0,0,0,0,0,0,0,0,0,0,0,0,0,0,0,0,300,0,0</text:p>
          </table:table-cell>
        </table:table-row>
      </table:table>
      <table:named-expressions/>
      <table:database-ranges>
        <table:database-range table:name="__Anonymous_Sheet_DB__4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6:16:44.622697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21T21:42:28.120172459</dc:date>
    <meta:editing-duration>P10DT2H32M36S</meta:editing-duration>
    <meta:editing-cycles>106</meta:editing-cycles>
    <meta:generator>LibreOffice/6.2.4.2$MacOSX_X86_64 LibreOffice_project/2412653d852ce75f65fbfa83fb7e7b669a126d64</meta:generator>
    <meta:document-statistic meta:table-count="8" meta:cell-count="2390" meta:object-count="0"/>
  </office:meta>
</office:document-meta>
</file>